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right="0.494cm"/>
    </style:style>
    <style:style style:name="P37"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38" style:family="paragraph" style:parent-style-name="Heading_20_1">
      <style:paragraph-properties fo:margin-top="0cm" fo:margin-bottom="0cm" style:contextual-spacing="false" fo:break-before="page"/>
    </style:style>
    <style:style style:name="P39" style:family="paragraph" style:parent-style-name="Standard">
      <style:paragraph-properties fo:margin-top="0.002cm" fo:margin-bottom="0cm" style:contextual-spacing="false"/>
    </style:style>
    <style:style style:name="P40" style:family="paragraph" style:parent-style-name="Text_20_body">
      <style:paragraph-properties fo:margin-top="0.018cm" fo:margin-bottom="0cm" style:contextual-spacing="false"/>
      <style:text-properties fo:font-size="9pt" style:font-size-asian="9pt"/>
    </style:style>
    <style:style style:name="P41" style:family="paragraph" style:parent-style-name="Standard">
      <style:paragraph-properties fo:margin-left="0.079cm" fo:margin-top="0.332cm" fo:margin-bottom="0cm" style:contextual-spacing="false"/>
    </style:style>
    <style:style style:name="P42"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43" style:family="paragraph" style:parent-style-name="Text_20_body">
      <style:paragraph-properties fo:margin-right="0.661cm" fo:margin-top="0.63cm" fo:margin-bottom="0cm" style:contextual-spacing="false" fo:line-height="104%"/>
    </style:style>
    <style:style style:name="P44"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45"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46"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47" style:family="paragraph" style:parent-style-name="Text_20_body">
      <style:paragraph-properties fo:margin-right="0.667cm" fo:margin-top="0.233cm" fo:margin-bottom="0cm" style:contextual-spacing="false" fo:line-height="104%"/>
    </style:style>
    <style:style style:name="P48" style:family="paragraph" style:parent-style-name="Text_20_body">
      <style:paragraph-properties fo:margin-left="0.15cm" fo:margin-right="0.667cm" fo:margin-top="0.233cm" fo:margin-bottom="0cm" style:contextual-spacing="false" fo:line-height="104%"/>
    </style:style>
    <style:style style:name="P49" style:family="paragraph" style:parent-style-name="Text_20_body">
      <style:paragraph-properties fo:margin-right="0.644cm" fo:margin-top="0.448cm" fo:margin-bottom="0cm" style:contextual-spacing="false"/>
    </style:style>
    <style:style style:name="P50" style:family="paragraph" style:parent-style-name="Text_20_body" style:master-page-name="Converted2">
      <style:paragraph-properties fo:margin-top="0.092cm" fo:margin-bottom="0cm" style:contextual-spacing="false" style:page-number="auto"/>
    </style:style>
    <style:style style:name="P51" style:family="paragraph" style:parent-style-name="Heading_20_2" style:master-page-name="Converted3">
      <style:paragraph-properties fo:margin-left="0cm" style:page-number="auto"/>
    </style:style>
    <style:style style:name="P52" style:family="paragraph" style:parent-style-name="Text_20_body">
      <style:paragraph-properties fo:margin-right="0.014cm" fo:margin-top="0.205cm" fo:margin-bottom="0cm" style:contextual-spacing="false" fo:line-height="95%"/>
    </style:style>
    <style:style style:name="P53" style:family="paragraph" style:parent-style-name="Standard">
      <style:paragraph-properties fo:margin-right="1.138cm" fo:margin-top="0.104cm" fo:margin-bottom="0cm" style:contextual-spacing="false"/>
    </style:style>
    <style:style style:name="P54" style:family="paragraph" style:parent-style-name="Text_20_body">
      <style:paragraph-properties fo:margin-top="0.176cm" fo:margin-bottom="0cm" style:contextual-spacing="false"/>
      <style:text-properties fo:font-size="10pt" style:font-size-asian="10pt"/>
    </style:style>
    <style:style style:name="P55" style:family="paragraph">
      <loext:graphic-properties draw:fill="solid" draw:fill-color="#000000"/>
      <style:paragraph-properties fo:text-align="start"/>
      <style:text-properties fo:font-size="18pt"/>
    </style:style>
    <style:style style:name="P56" style:family="paragraph" style:parent-style-name="Standard">
      <style:paragraph-properties fo:margin-right="3.896cm" fo:margin-top="0.122cm" fo:margin-bottom="0cm" style:contextual-spacing="false"/>
    </style:style>
    <style:style style:name="P57" style:family="paragraph" style:parent-style-name="Standard">
      <style:text-properties fo:font-size="10pt" fo:font-weight="bold" style:font-size-asian="10pt" style:font-weight-asian="bold"/>
    </style:style>
    <style:style style:name="P58" style:family="paragraph" style:parent-style-name="Standard">
      <style:paragraph-properties fo:margin-top="0.189cm" fo:margin-bottom="0cm" style:contextual-spacing="false" fo:break-before="page"/>
    </style:style>
    <style:style style:name="P59" style:family="paragraph" style:parent-style-name="Standard">
      <style:paragraph-properties fo:margin-right="1.48cm" fo:margin-top="0.199cm" fo:margin-bottom="0cm" style:contextual-spacing="false" fo:line-height="95%" fo:text-align="justify" style:justify-single-word="false"/>
    </style:style>
    <style:style style:name="P60" style:family="paragraph" style:parent-style-name="Text_20_body">
      <style:text-properties fo:font-size="9pt" style:font-size-asian="9pt"/>
    </style:style>
    <style:style style:name="P61" style:family="paragraph" style:parent-style-name="Standard">
      <style:paragraph-properties fo:margin-right="1.397cm" fo:margin-top="0.254cm" fo:margin-bottom="0cm" style:contextual-spacing="false" fo:line-height="104%"/>
    </style:style>
    <style:style style:name="P62" style:family="paragraph" style:parent-style-name="Standard">
      <style:paragraph-properties fo:margin-right="0.57cm" fo:margin-top="0.171cm" fo:margin-bottom="0cm" style:contextual-spacing="false" fo:line-height="104%"/>
    </style:style>
    <style:style style:name="P63" style:family="paragraph" style:parent-style-name="Text_20_body">
      <style:paragraph-properties fo:margin-top="0.034cm" fo:margin-bottom="0cm" style:contextual-spacing="false"/>
    </style:style>
    <style:style style:name="P64" style:family="paragraph" style:parent-style-name="List_20_Paragraph" style:list-style-name="WWNum14"/>
    <style:style style:name="P65" style:family="paragraph" style:parent-style-name="Standard">
      <style:paragraph-properties fo:text-align="center" style:justify-single-word="false"/>
      <style:text-properties fo:font-size="9pt" fo:font-style="italic" style:font-size-asian="9pt" style:font-style-asian="italic"/>
    </style:style>
    <style:style style:name="P66" style:family="paragraph" style:parent-style-name="Standard">
      <style:text-properties fo:font-size="9pt" fo:font-style="italic" style:font-size-asian="9pt" style:font-style-asian="italic"/>
    </style:style>
    <style:style style:name="P67" style:family="paragraph" style:parent-style-name="Heading_20_1" style:master-page-name="Converted4">
      <style:paragraph-properties style:page-number="auto"/>
    </style:style>
    <style:style style:name="P68" style:family="paragraph" style:parent-style-name="Heading_20_1" style:master-page-name="Converted5">
      <style:paragraph-properties style:page-number="auto"/>
    </style:style>
    <style:style style:name="P69" style:family="paragraph" style:parent-style-name="Text_20_body">
      <style:paragraph-properties fo:margin-top="0.019cm" fo:margin-bottom="0cm" style:contextual-spacing="false"/>
    </style:style>
    <style:style style:name="P70" style:family="paragraph" style:parent-style-name="Standard">
      <style:text-properties fo:letter-spacing="0.141cm"/>
    </style:style>
    <style:style style:name="P7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72" style:family="paragraph" style:parent-style-name="Heading_20_1" style:master-page-name="Converted6">
      <style:paragraph-properties fo:margin-top="0cm" fo:margin-bottom="0cm" style:contextual-spacing="false" style:page-number="auto" fo:break-before="page"/>
    </style:style>
    <style:style style:name="P73" style:family="paragraph" style:parent-style-name="Standard">
      <style:paragraph-properties fo:margin-top="0.178cm" fo:margin-bottom="0cm" style:contextual-spacing="false" fo:line-height="104%"/>
      <style:text-properties fo:language="es" fo:country="ES"/>
    </style:style>
    <style:style style:name="P74" style:family="paragraph" style:parent-style-name="Standard">
      <style:paragraph-properties fo:margin-right="0.787cm" fo:line-height="104%"/>
    </style:style>
    <style:style style:name="P75" style:family="paragraph" style:parent-style-name="Heading_20_1" style:master-page-name="Converted7">
      <style:paragraph-properties style:page-number="auto"/>
    </style:style>
    <style:style style:name="P76" style:family="paragraph" style:parent-style-name="Heading_20_1" style:master-page-name="Converted8">
      <style:paragraph-properties style:page-number="77"/>
    </style:style>
    <style:style style:name="P7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78" style:family="paragraph" style:parent-style-name="Text_20_body">
      <style:paragraph-properties fo:margin-top="0.067cm" fo:margin-bottom="0cm" style:contextual-spacing="false"/>
    </style:style>
    <style:style style:name="P79" style:family="paragraph" style:parent-style-name="Standard">
      <style:paragraph-properties fo:margin-left="0.15cm" fo:text-align="justify" style:justify-single-word="false"/>
    </style:style>
    <style:style style:name="P80" style:family="paragraph" style:parent-style-name="Table_20_Paragraph">
      <style:paragraph-properties fo:margin-left="0.141cm" fo:margin-top="0.236cm" fo:margin-bottom="0cm" style:contextual-spacing="false"/>
    </style:style>
    <style:style style:name="P81" style:family="paragraph" style:parent-style-name="Table_20_Paragraph">
      <style:paragraph-properties fo:margin-left="0.088cm" fo:margin-top="0.236cm" fo:margin-bottom="0cm" style:contextual-spacing="false"/>
    </style:style>
    <style:style style:name="P82" style:family="paragraph" style:parent-style-name="Table_20_Paragraph">
      <style:paragraph-properties fo:line-height="0.42cm"/>
    </style:style>
    <style:style style:name="P83" style:family="paragraph" style:parent-style-name="Table_20_Paragraph">
      <style:paragraph-properties fo:margin-left="0.141cm" fo:margin-top="0.071cm" fo:margin-bottom="0cm" style:contextual-spacing="false" fo:line-height="0.415cm"/>
    </style:style>
    <style:style style:name="P84" style:family="paragraph" style:parent-style-name="Table_20_Paragraph">
      <style:paragraph-properties fo:margin-right="0.785cm" fo:margin-top="0.293cm" fo:margin-bottom="0cm" style:contextual-spacing="false" fo:line-height="95%"/>
    </style:style>
    <style:style style:name="P85" style:family="paragraph" style:parent-style-name="Table_20_Paragraph">
      <style:paragraph-properties fo:margin-left="0.141cm" fo:margin-top="0.053cm" fo:margin-bottom="0cm" style:contextual-spacing="false" fo:line-height="0.423cm"/>
    </style:style>
    <style:style style:name="P86" style:family="paragraph" style:parent-style-name="Table_20_Paragraph">
      <style:paragraph-properties fo:margin-top="0cm" fo:margin-bottom="0cm" style:contextual-spacing="false"/>
    </style:style>
    <style:style style:name="P87" style:family="paragraph" style:parent-style-name="Table_20_Paragraph">
      <style:paragraph-properties fo:margin-left="0.141cm" fo:margin-right="0.235cm" fo:margin-top="0.053cm" fo:margin-bottom="0cm" style:contextual-spacing="false" fo:line-height="0.423cm"/>
    </style:style>
    <style:style style:name="P88" style:family="paragraph" style:parent-style-name="Table_20_Paragraph">
      <style:paragraph-properties fo:margin-right="0.785cm" fo:margin-top="0cm" fo:margin-bottom="0cm" style:contextual-spacing="false" fo:line-height="95%"/>
    </style:style>
    <style:style style:name="P89" style:family="paragraph" style:parent-style-name="Table_20_Paragraph">
      <style:paragraph-properties fo:margin-left="0.141cm" fo:margin-right="0.524cm" fo:margin-top="0.071cm" fo:margin-bottom="0cm" style:contextual-spacing="false"/>
    </style:style>
    <style:style style:name="P90" style:family="paragraph" style:parent-style-name="Table_20_Paragraph">
      <style:paragraph-properties fo:margin-left="0.141cm" fo:margin-right="0.235cm" fo:margin-top="0.009cm" fo:margin-bottom="0cm" style:contextual-spacing="false" fo:line-height="95%"/>
    </style:style>
    <style:style style:name="P91" style:family="paragraph" style:parent-style-name="Table_20_Paragraph">
      <style:paragraph-properties fo:margin-right="0.136cm" fo:margin-top="0.053cm" fo:margin-bottom="0cm" style:contextual-spacing="false" fo:line-height="0.423cm"/>
    </style:style>
    <style:style style:name="P92" style:family="paragraph" style:parent-style-name="Table_20_Paragraph">
      <style:paragraph-properties fo:margin-left="0.141cm" fo:margin-right="0.235cm" fo:margin-top="0.282cm" fo:margin-bottom="0cm" style:contextual-spacing="false"/>
    </style:style>
    <style:style style:name="P93" style:family="paragraph" style:parent-style-name="Table_20_Paragraph">
      <style:paragraph-properties fo:margin-right="0.785cm" fo:margin-top="0.053cm" fo:margin-bottom="0cm" style:contextual-spacing="false" fo:line-height="0.423cm"/>
    </style:style>
    <style:style style:name="P94" style:family="paragraph" style:parent-style-name="Table_20_Paragraph">
      <style:paragraph-properties fo:margin-top="0.289cm" fo:margin-bottom="0cm" style:contextual-spacing="false"/>
      <style:text-properties fo:font-size="10pt" style:font-size-asian="10pt"/>
    </style:style>
    <style:style style:name="P95" style:family="paragraph" style:parent-style-name="Table_20_Paragraph">
      <style:paragraph-properties fo:margin-left="0.141cm" fo:margin-top="0cm" fo:margin-bottom="0cm" style:contextual-spacing="false"/>
    </style:style>
    <style:style style:name="P96" style:family="paragraph" style:parent-style-name="Table_20_Paragraph">
      <style:paragraph-properties fo:margin-top="0.293cm" fo:margin-bottom="0cm" style:contextual-spacing="false" fo:line-height="95%"/>
    </style:style>
    <style:style style:name="P97" style:family="paragraph" style:parent-style-name="Table_20_Paragraph">
      <style:paragraph-properties fo:margin-right="1.332cm" fo:margin-top="0.293cm" fo:margin-bottom="0cm" style:contextual-spacing="false" fo:line-height="95%"/>
    </style:style>
    <style:style style:name="P98" style:family="paragraph" style:parent-style-name="Table_20_Paragraph">
      <style:paragraph-properties fo:margin-left="0.141cm" fo:margin-top="0.076cm" fo:margin-bottom="0cm" style:contextual-spacing="false" fo:line-height="95%"/>
    </style:style>
    <style:style style:name="P99" style:family="paragraph" style:parent-style-name="Table_20_Paragraph">
      <style:paragraph-properties fo:margin-top="0.277cm" fo:margin-bottom="0cm" style:contextual-spacing="false"/>
    </style:style>
    <style:style style:name="P100" style:family="paragraph" style:parent-style-name="Table_20_Paragraph">
      <style:paragraph-properties fo:margin-left="0.141cm" fo:margin-top="0.078cm" fo:margin-bottom="0cm" style:contextual-spacing="false" fo:line-height="95%"/>
    </style:style>
    <style:style style:name="P10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02" style:family="paragraph" style:parent-style-name="Text_20_body">
      <style:paragraph-properties fo:margin-right="1.575cm"/>
    </style:style>
    <style:style style:name="P103" style:family="paragraph" style:parent-style-name="Text_20_body">
      <style:paragraph-properties fo:margin-top="0.064cm" fo:margin-bottom="0cm" style:contextual-spacing="false"/>
    </style:style>
    <style:style style:name="P104" style:family="paragraph" style:parent-style-name="Text_20_body">
      <style:paragraph-properties fo:margin-top="0.044cm" fo:margin-bottom="0cm" style:contextual-spacing="false"/>
      <style:text-properties fo:font-size="10pt" style:font-size-asian="10pt"/>
    </style:style>
    <style:style style:name="P105" style:family="paragraph" style:parent-style-name="Text_20_body">
      <style:paragraph-properties fo:margin-top="0.018cm" fo:margin-bottom="0cm" style:contextual-spacing="false"/>
      <style:text-properties fo:font-style="italic" style:font-style-asian="italic"/>
    </style:style>
    <style:style style:name="P106" style:family="paragraph" style:parent-style-name="Text_20_body">
      <style:paragraph-properties fo:margin-right="0.644cm"/>
    </style:style>
    <style:style style:name="P107" style:family="paragraph" style:parent-style-name="Text_20_body">
      <style:paragraph-properties fo:margin-top="0.002cm" fo:margin-bottom="0cm" style:contextual-spacing="false"/>
    </style:style>
    <style:style style:name="P10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09" style:family="paragraph" style:parent-style-name="Heading_20_2" style:master-page-name="Converted10">
      <style:paragraph-properties fo:margin-left="0cm" fo:margin-top="0cm" fo:margin-bottom="0cm" style:contextual-spacing="false" style:page-number="auto" fo:break-before="page"/>
    </style:style>
    <style:style style:name="P110" style:family="paragraph" style:parent-style-name="Text_20_body">
      <style:paragraph-properties fo:margin-top="0.413cm" fo:margin-bottom="0cm" style:contextual-spacing="false"/>
    </style:style>
    <style:style style:name="P111" style:family="paragraph" style:parent-style-name="Standard">
      <style:paragraph-properties fo:margin-top="0.409cm" fo:margin-bottom="0cm" style:contextual-spacing="false"/>
    </style:style>
    <style:style style:name="P112" style:family="paragraph" style:parent-style-name="Standard">
      <style:paragraph-properties fo:margin-left="7.675cm" fo:text-align="center" style:justify-single-word="false"/>
    </style:style>
    <style:style style:name="P113" style:family="paragraph" style:parent-style-name="Text_20_body">
      <style:paragraph-properties fo:margin-top="0.046cm" fo:margin-bottom="0cm" style:contextual-spacing="false"/>
      <style:text-properties fo:font-style="italic" style:font-style-asian="italic"/>
    </style:style>
    <style:style style:name="P114"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15" style:family="paragraph" style:parent-style-name="Text_20_body">
      <style:paragraph-properties fo:line-height="95%"/>
    </style:style>
    <style:style style:name="P116" style:family="paragraph" style:parent-style-name="Standard">
      <style:paragraph-properties fo:margin-right="0.75cm" fo:margin-top="0.296cm" fo:margin-bottom="0cm" style:contextual-spacing="false"/>
    </style:style>
    <style:style style:name="P117"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18" style:family="paragraph" style:parent-style-name="Standard">
      <style:paragraph-properties fo:margin-right="0.282cm" fo:margin-top="0.176cm" fo:margin-bottom="0cm" style:contextual-spacing="false" fo:line-height="102%"/>
    </style:style>
    <style:style style:name="P119" style:family="paragraph" style:parent-style-name="Text_20_body">
      <style:paragraph-properties fo:margin-top="0.032cm" fo:margin-bottom="0cm" style:contextual-spacing="false"/>
      <style:text-properties fo:font-size="10pt" style:font-size-asian="10pt"/>
    </style:style>
    <style:style style:name="P120" style:family="paragraph" style:parent-style-name="Standard">
      <style:paragraph-properties fo:margin-top="0cm" fo:margin-bottom="0cm" style:contextual-spacing="false" fo:break-before="column"/>
    </style:style>
    <style:style style:name="P121" style:family="paragraph" style:parent-style-name="Standard">
      <style:text-properties fo:font-size="10pt" fo:letter-spacing="-0.004cm" style:font-size-asian="10pt"/>
    </style:style>
    <style:style style:name="P122" style:family="paragraph" style:parent-style-name="Heading_20_5" style:master-page-name="Converted11">
      <style:paragraph-properties fo:margin-left="0cm" fo:margin-top="0.265cm" fo:margin-bottom="0cm" style:contextual-spacing="false" style:page-number="auto"/>
    </style:style>
    <style:style style:name="P123" style:family="paragraph" style:parent-style-name="List_20_Paragraph" style:list-style-name="WWNum15"/>
    <style:style style:name="P124" style:family="paragraph" style:parent-style-name="Standard">
      <style:paragraph-properties fo:margin-top="0.286cm" fo:margin-bottom="0cm" style:contextual-spacing="false"/>
    </style:style>
    <style:style style:name="P125"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26"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27" style:family="paragraph" style:parent-style-name="Heading_20_2" style:master-page-name="Converted12">
      <style:paragraph-properties fo:margin-left="0cm" style:page-number="auto"/>
    </style:style>
    <style:style style:name="P128" style:family="paragraph" style:parent-style-name="Standard">
      <style:paragraph-properties fo:margin-top="0.212cm" fo:margin-bottom="0cm" style:contextual-spacing="false"/>
    </style:style>
    <style:style style:name="P129" style:family="paragraph" style:parent-style-name="Text_20_body">
      <style:paragraph-properties fo:margin-top="0.453cm" fo:margin-bottom="0cm" style:contextual-spacing="false" fo:line-height="103%"/>
    </style:style>
    <style:style style:name="P130" style:family="paragraph" style:parent-style-name="Text_20_body">
      <style:paragraph-properties fo:margin-right="0.3cm" fo:margin-top="0.512cm" fo:margin-bottom="0cm" style:contextual-spacing="false" fo:line-height="104%"/>
    </style:style>
    <style:style style:name="P131" style:family="paragraph" style:parent-style-name="Heading_20_4">
      <style:paragraph-properties fo:margin-left="0cm" fo:text-indent="0cm" style:auto-text-indent="false"/>
    </style:style>
    <style:style style:name="P132" style:family="paragraph" style:parent-style-name="Text_20_body">
      <style:paragraph-properties fo:margin-top="0.035cm" fo:margin-bottom="0cm" style:contextual-spacing="false"/>
    </style:style>
    <style:style style:name="P133" style:family="paragraph" style:parent-style-name="Text_20_body">
      <style:paragraph-properties fo:margin-right="0.072cm" fo:line-height="104%"/>
    </style:style>
    <style:style style:name="P134" style:family="paragraph" style:parent-style-name="Text_20_body">
      <style:paragraph-properties fo:line-height="104%"/>
    </style:style>
    <style:style style:name="P135" style:family="paragraph" style:parent-style-name="Text_20_body">
      <style:paragraph-properties fo:margin-right="0.806cm" fo:line-height="104%"/>
    </style:style>
    <style:style style:name="P136" style:family="paragraph" style:parent-style-name="Standard">
      <style:paragraph-properties fo:margin-right="0.942cm" fo:margin-top="0.002cm" fo:margin-bottom="0cm" style:contextual-spacing="false" fo:line-height="104%"/>
    </style:style>
    <style:style style:name="P137" style:family="paragraph" style:parent-style-name="Text_20_body">
      <style:paragraph-properties fo:margin-right="0.556cm" fo:margin-top="0.002cm" fo:margin-bottom="0cm" style:contextual-spacing="false" fo:line-height="104%"/>
    </style:style>
    <style:style style:name="P138" style:family="paragraph" style:parent-style-name="Text_20_body">
      <style:paragraph-properties fo:margin-top="0.032cm" fo:margin-bottom="0cm" style:contextual-spacing="false"/>
    </style:style>
    <style:style style:name="P139" style:family="paragraph" style:parent-style-name="Heading_20_4">
      <style:paragraph-properties fo:margin-left="0.15cm" fo:text-indent="0cm" style:auto-text-indent="false"/>
    </style:style>
    <style:style style:name="P140" style:family="paragraph" style:parent-style-name="Text_20_body">
      <style:paragraph-properties fo:margin-top="0.037cm" fo:margin-bottom="0cm" style:contextual-spacing="false"/>
    </style:style>
    <style:style style:name="P141" style:family="paragraph" style:parent-style-name="Text_20_body">
      <style:paragraph-properties fo:margin-right="0.787cm" fo:line-height="104%"/>
    </style:style>
    <style:style style:name="P142" style:family="paragraph" style:parent-style-name="Text_20_body">
      <style:paragraph-properties fo:margin-right="0.737cm" fo:line-height="104%"/>
    </style:style>
    <style:style style:name="P143" style:family="paragraph" style:parent-style-name="Text_20_body">
      <style:paragraph-properties fo:margin-right="0.667cm" fo:margin-top="0.452cm" fo:margin-bottom="0cm" style:contextual-spacing="false" fo:line-height="102%"/>
    </style:style>
    <style:style style:name="P144"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45"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46" style:family="paragraph">
      <loext:graphic-properties draw:fill="solid" draw:fill-color="#25295b"/>
      <style:paragraph-properties fo:text-align="start"/>
      <style:text-properties fo:font-size="18pt"/>
    </style:style>
    <style:style style:name="P147" style:family="paragraph" style:parent-style-name="Text_20_body">
      <style:paragraph-properties fo:margin-top="0.016cm" fo:margin-bottom="0cm" style:contextual-spacing="false"/>
      <style:text-properties fo:font-size="5pt" style:font-size-asian="5pt"/>
    </style:style>
    <style:style style:name="P148" style:family="paragraph" style:parent-style-name="Text_20_body">
      <style:paragraph-properties fo:margin-top="0.018cm" fo:margin-bottom="0cm" style:contextual-spacing="false"/>
      <style:text-properties fo:font-size="1pt" style:font-size-asian="1pt"/>
    </style:style>
    <style:style style:name="P149" style:family="paragraph" style:parent-style-name="Text_20_body">
      <style:paragraph-properties fo:margin-left="0.176cm" fo:line-height="0.071cm"/>
    </style:style>
    <style:style style:name="P150" style:family="paragraph">
      <loext:graphic-properties draw:fill="solid" draw:fill-color="#25295b"/>
      <style:paragraph-properties fo:text-align="start"/>
      <style:text-properties fo:font-size="11pt"/>
    </style:style>
    <style:style style:name="P151" style:family="paragraph">
      <loext:graphic-properties draw:fill="none"/>
      <style:paragraph-properties fo:text-align="start"/>
      <style:text-properties fo:font-size="11pt"/>
    </style:style>
    <style:style style:name="P152" style:family="paragraph">
      <loext:graphic-properties draw:fill="solid" draw:fill-color="#000000"/>
      <style:paragraph-properties fo:text-align="start"/>
      <style:text-properties fo:font-size="11pt"/>
    </style:style>
    <style:style style:name="P153" style:family="paragraph" style:parent-style-name="Standard">
      <style:paragraph-properties fo:margin-left="3.401cm" fo:margin-right="3.896cm" fo:margin-top="0.219cm" fo:margin-bottom="0cm" style:contextual-spacing="false" fo:text-align="center" style:justify-single-word="false"/>
    </style:style>
    <style:style style:name="P154" style:family="paragraph" style:parent-style-name="Heading_20_3" style:master-page-name="Converted14">
      <style:paragraph-properties style:page-number="auto"/>
    </style:style>
    <style:style style:name="P155" style:family="paragraph" style:parent-style-name="Text_20_body">
      <style:paragraph-properties fo:margin-right="0.025cm" fo:margin-top="0.512cm" fo:margin-bottom="0cm" style:contextual-spacing="false" fo:line-height="104%"/>
    </style:style>
    <style:style style:name="P156" style:family="paragraph" style:parent-style-name="Text_20_body">
      <style:paragraph-properties fo:margin-right="1.048cm" fo:line-height="103%"/>
    </style:style>
    <style:style style:name="P157" style:family="paragraph" style:parent-style-name="Text_20_body">
      <style:paragraph-properties fo:margin-top="0.002cm" fo:margin-bottom="0cm" style:contextual-spacing="false" fo:line-height="104%"/>
    </style:style>
    <style:style style:name="P158" style:family="paragraph" style:parent-style-name="Text_20_body">
      <style:paragraph-properties fo:margin-top="0.028cm" fo:margin-bottom="0cm" style:contextual-spacing="false"/>
    </style:style>
    <style:style style:name="P159" style:family="paragraph" style:parent-style-name="Text_20_body">
      <style:paragraph-properties fo:margin-right="0.131cm" fo:line-height="103%"/>
    </style:style>
    <style:style style:name="P160" style:family="paragraph" style:parent-style-name="Text_20_body">
      <style:paragraph-properties fo:margin-right="0.28cm" fo:margin-top="0.002cm" fo:margin-bottom="0cm" style:contextual-spacing="false" fo:line-height="104%"/>
    </style:style>
    <style:style style:name="P161" style:family="paragraph" style:parent-style-name="List_20_Paragraph" style:list-style-name="WWNum16"/>
    <style:style style:name="P162" style:family="paragraph" style:parent-style-name="Text_20_body">
      <style:paragraph-properties fo:margin-top="0.332cm" fo:margin-bottom="0cm" style:contextual-spacing="false"/>
    </style:style>
    <style:style style:name="P163" style:family="paragraph" style:parent-style-name="Text_20_body">
      <style:paragraph-properties fo:margin-left="0.15cm" fo:line-height="104%"/>
    </style:style>
    <style:style style:name="P164" style:family="paragraph" style:parent-style-name="Text_20_body">
      <style:paragraph-properties fo:margin-top="0.457cm" fo:margin-bottom="0cm" style:contextual-spacing="false"/>
    </style:style>
    <style:style style:name="P165" style:family="paragraph" style:parent-style-name="List_20_Paragraph" style:list-style-name="WWNum17"/>
    <style:style style:name="P166" style:family="paragraph" style:parent-style-name="List_20_Paragraph">
      <style:paragraph-properties fo:margin-left="1.27cm"/>
    </style:style>
    <style:style style:name="P167" style:family="paragraph" style:parent-style-name="Text_20_body">
      <style:paragraph-properties fo:margin-top="0.072cm" fo:margin-bottom="0cm" style:contextual-spacing="false"/>
    </style:style>
    <style:style style:name="P168" style:family="paragraph" style:parent-style-name="Heading_20_1" style:master-page-name="Converted15">
      <style:paragraph-properties style:page-number="auto"/>
    </style:style>
    <style:style style:name="P169" style:family="paragraph" style:parent-style-name="Text_20_body">
      <style:paragraph-properties fo:margin-top="0.415cm" fo:margin-bottom="0cm" style:contextual-spacing="false"/>
      <style:text-properties fo:font-size="10pt" style:font-size-asian="10pt"/>
    </style:style>
    <style:style style:name="P170"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fo:letter-spacing="0.071cm" style:font-size-asian="6.5pt"/>
    </style:style>
    <style:style style:name="T49" style:family="text">
      <style:text-properties fo:color="#4d5ba9" loext:opacity="100%" fo:letter-spacing="-0.002cm"/>
    </style:style>
    <style:style style:name="T50" style:family="text">
      <style:text-properties style:text-position="54% 100%" fo:font-size="6.5pt" fo:letter-spacing="-0.004cm" style:font-size-asian="6.5pt"/>
    </style:style>
    <style:style style:name="T51" style:family="text">
      <style:text-properties fo:letter-spacing="-0.026cm" fo:font-weight="bold" style:font-weight-asian="bold"/>
    </style:style>
    <style:style style:name="T52" style:family="text">
      <style:text-properties fo:color="#4d5ba9" loext:opacity="100%" fo:letter-spacing="-0.019cm"/>
    </style:style>
    <style:style style:name="T53" style:family="text">
      <style:text-properties fo:letter-spacing="-0.011cm" fo:font-weight="bold" style:font-weight-asian="bold"/>
    </style:style>
    <style:style style:name="T54" style:family="text">
      <style:text-properties fo:font-size="9pt" fo:font-style="italic" style:font-size-asian="9pt" style:font-style-asian="italic"/>
    </style:style>
    <style:style style:name="T55" style:family="text">
      <style:text-properties fo:font-size="9pt" fo:letter-spacing="-0.023cm" fo:font-style="italic" style:font-size-asian="9pt" style:font-style-asian="italic"/>
    </style:style>
    <style:style style:name="T56" style:family="text">
      <style:text-properties fo:font-size="9pt" fo:letter-spacing="-0.021cm" fo:font-style="italic" style:font-size-asian="9pt" style:font-style-asian="italic"/>
    </style:style>
    <style:style style:name="T57" style:family="text">
      <style:text-properties fo:color="#4d5ba9" loext:opacity="100%" fo:font-size="9pt" fo:font-style="italic" style:text-underline-style="solid" style:text-underline-width="auto" style:text-underline-color="#4d5ba9" style:font-size-asian="9pt" style:font-style-asian="italic"/>
    </style:style>
    <style:style style:name="T58" style:family="text">
      <style:text-properties fo:color="#4d5ba9" loext:opacity="100%" fo:font-size="9pt" fo:font-style="italic" style:font-size-asian="9pt" style:font-style-asian="italic"/>
    </style:style>
    <style:style style:name="T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color="#25295b" loext:opacity="100%" fo:font-style="italic" fo:font-weight="bold" style:font-style-asian="italic" style:font-weight-asian="bold"/>
    </style:style>
    <style:style style:name="T77" style:family="text">
      <style:text-properties fo:letter-spacing="-0.007cm" fo:font-weight="bold" style:font-weight-asian="bold"/>
    </style:style>
    <style:style style:name="T78" style:family="text">
      <style:text-properties fo:letter-spacing="-0.005cm" fo:font-weight="bold" style:font-weight-asian="bold"/>
    </style:style>
    <style:style style:name="T79" style:family="text">
      <style:text-properties fo:color="#25295b" loext:opacity="100%" fo:font-style="italic" style:font-style-asian="italic"/>
    </style:style>
    <style:style style:name="T80" style:family="text">
      <style:text-properties fo:letter-spacing="-0.012cm" fo:font-weight="bold" style:font-weight-asian="bold"/>
    </style:style>
    <style:style style:name="T81" style:family="text">
      <style:text-properties fo:letter-spacing="-0.004cm" fo:font-style="italic" style:font-style-asian="italic"/>
    </style:style>
    <style:style style:name="T82" style:family="text">
      <style:text-properties fo:font-size="30pt" fo:language="es" fo:country="ES" style:font-size-asian="30pt" style:font-size-complex="30pt"/>
    </style:style>
    <style:style style:name="T83" style:family="text">
      <style:text-properties fo:language="es" fo:country="ES"/>
    </style:style>
    <style:style style:name="T84" style:family="text">
      <style:text-properties fo:font-size="10pt" fo:letter-spacing="-0.007cm" style:font-size-asian="10pt"/>
    </style:style>
    <style:style style:name="T85" style:family="text">
      <style:text-properties fo:font-size="10pt" fo:letter-spacing="-0.005cm" fo:font-weight="bold" style:font-size-asian="10pt" style:font-weight-asian="bold"/>
    </style:style>
    <style:style style:name="T86" style:family="text">
      <style:text-properties fo:color="#ffffff" loext:opacity="100%" fo:font-size="10pt" fo:letter-spacing="-0.004cm" fo:font-weight="bold" style:font-size-asian="10pt" style:font-weight-asian="bold"/>
    </style:style>
    <style:style style:name="T87" style:family="text">
      <style:text-properties fo:color="#ffffff" loext:opacity="100%" fo:font-size="10pt" fo:font-weight="bold" style:font-size-asian="10pt" style:font-weight-asian="bold"/>
    </style:style>
    <style:style style:name="T88" style:family="text">
      <style:text-properties fo:color="#25295b" loext:opacity="100%" fo:font-size="10pt" fo:letter-spacing="-0.004cm" fo:font-weight="bold" style:font-size-asian="10pt" style:font-weight-asian="bold"/>
    </style:style>
    <style:style style:name="T89" style:family="text">
      <style:text-properties fo:color="#25295b" loext:opacity="100%" fo:font-size="10pt" fo:letter-spacing="-0.007cm" fo:font-weight="bold" style:font-size-asian="10pt" style:font-weight-asian="bold"/>
    </style:style>
    <style:style style:name="T90" style:family="text">
      <style:text-properties fo:color="#25295b" loext:opacity="100%" fo:font-size="10pt" fo:font-weight="bold" style:font-size-asian="10pt" style:font-weight-asian="bold"/>
    </style:style>
    <style:style style:name="T91" style:family="text">
      <style:text-properties fo:letter-spacing="-0.016cm" fo:font-weight="bold" style:font-weight-asian="bold"/>
    </style:style>
    <style:style style:name="T92" style:family="text">
      <style:text-properties style:text-line-through-style="solid" style:text-line-through-type="single" fo:font-weight="bold" style:font-weight-asian="bold"/>
    </style:style>
    <style:style style:name="T93" style:family="text">
      <style:text-properties style:text-underline-style="solid" style:text-underline-width="auto" style:text-underline-color="font-color" fo:font-weight="bold" style:font-weight-asian="bold"/>
    </style:style>
    <style:style style:name="T94" style:family="text">
      <style:text-properties fo:color="#2d96d3" loext:opacity="100%" fo:font-weight="bold" style:font-weight-asian="bold"/>
    </style:style>
    <style:style style:name="T95" style:family="text">
      <style:text-properties fo:font-size="10pt" fo:letter-spacing="-0.009cm" fo:font-weight="bold" style:font-size-asian="10pt" style:font-weight-asian="bold"/>
    </style:style>
    <style:style style:name="T96" style:family="text">
      <style:text-properties fo:font-size="10pt" fo:letter-spacing="-0.009cm" style:font-size-asian="10pt"/>
    </style:style>
    <style:style style:name="T97" style:family="text">
      <style:text-properties style:text-line-through-style="solid" style:text-line-through-type="single" fo:font-size="10pt" fo:font-weight="bold" style:font-size-asian="10pt" style:font-weight-asian="bold"/>
    </style:style>
    <style:style style:name="T98" style:family="text">
      <style:text-properties fo:font-size="10pt" fo:letter-spacing="-0.005cm" style:font-size-asian="10pt"/>
    </style:style>
    <style:style style:name="T99" style:family="text">
      <style:text-properties fo:font-size="10pt" style:text-underline-style="solid" style:text-underline-width="auto" style:text-underline-color="font-color" fo:font-weight="bold" style:font-size-asian="10pt" style:font-weight-asian="bold"/>
    </style:style>
    <style:style style:name="T100" style:family="text">
      <style:text-properties fo:color="#2d96d3" loext:opacity="100%" fo:font-size="10pt" fo:font-weight="bold" style:font-size-asian="10pt" style:font-weight-asian="bold"/>
    </style:style>
    <style:style style:name="T101" style:family="text">
      <style:text-properties fo:color="#2d96d3" loext:opacity="100%" fo:font-size="10pt" fo:letter-spacing="-0.004cm" fo:font-weight="bold" style:font-size-asian="10pt" style:font-weight-asian="bold"/>
    </style:style>
    <style:style style:name="T102" style:family="text">
      <style:text-properties fo:font-size="10pt" fo:letter-spacing="-0.011cm" fo:font-weight="bold" style:font-size-asian="10pt" style:font-weight-asian="bold"/>
    </style:style>
    <style:style style:name="T103" style:family="text">
      <style:text-properties fo:font-size="10pt" fo:letter-spacing="-0.012cm" fo:font-weight="bold" style:font-size-asian="10pt" style:font-weight-asian="bold"/>
    </style:style>
    <style:style style:name="T104" style:family="text">
      <style:text-properties style:text-position="64% 100%" fo:font-size="5.5pt" style:font-size-asian="5.5pt"/>
    </style:style>
    <style:style style:name="T105" style:family="text">
      <style:text-properties fo:letter-spacing="-0.002cm" fo:font-weight="bold" style:font-weight-asian="bold"/>
    </style:style>
    <style:style style:name="T106" style:family="text">
      <style:text-properties fo:color="#25295b" loext:opacity="100%"/>
    </style:style>
    <style:style style:name="T107" style:family="text">
      <style:text-properties fo:color="#25295b" loext:opacity="100%" fo:letter-spacing="0.041cm"/>
    </style:style>
    <style:style style:name="T108" style:family="text">
      <style:text-properties fo:color="#25295b" loext:opacity="100%" fo:letter-spacing="0.048cm"/>
    </style:style>
    <style:style style:name="T109" style:family="text">
      <style:text-properties fo:color="#25295b" loext:opacity="100%" fo:letter-spacing="-0.004cm"/>
    </style:style>
    <style:style style:name="T110" style:family="text">
      <style:text-properties fo:font-size="10pt" fo:font-style="italic" style:font-size-asian="10pt" style:font-style-asian="italic"/>
    </style:style>
    <style:style style:name="T111" style:family="text">
      <style:text-properties fo:color="#4d5ba9" loext:opacity="100%" fo:font-size="10pt" style:text-underline-style="solid" style:text-underline-width="auto" style:text-underline-color="#4d5ba9" style:font-size-asian="10pt"/>
    </style:style>
    <style:style style:name="T112" style:family="text">
      <style:text-properties fo:color="#4d5ba9" loext:opacity="100%" fo:font-size="10pt" style:font-size-asian="10pt"/>
    </style:style>
    <style:style style:name="T113" style:family="text">
      <style:text-properties fo:font-size="10pt" fo:letter-spacing="-0.002cm" fo:font-style="italic" style:font-size-asian="10pt" style:font-style-asian="italic"/>
    </style:style>
    <style:style style:name="T114" style:family="text">
      <style:text-properties fo:color="#4d5ba9" loext:opacity="100%" fo:font-size="10pt" fo:letter-spacing="-0.002cm" style:font-size-asian="10pt"/>
    </style:style>
    <style:style style:name="T115" style:family="text">
      <style:text-properties fo:font-size="10pt" fo:letter-spacing="-0.09cm" style:font-size-asian="10pt"/>
    </style:style>
    <style:style style:name="T116" style:family="text">
      <style:text-properties fo:letter-spacing="0.039cm"/>
    </style:style>
    <style:style style:name="T117" style:family="text">
      <style:text-properties fo:letter-spacing="0.046cm"/>
    </style:style>
    <style:style style:name="T118" style:family="text">
      <style:text-properties fo:color="#25295b" loext:opacity="100%" fo:letter-spacing="-0.004cm" fo:font-style="italic" style:font-style-asian="italic"/>
    </style:style>
    <style:style style:name="T119" style:family="text">
      <style:text-properties fo:color="#25295b" loext:opacity="100%" fo:letter-spacing="-0.002cm" fo:font-style="italic" style:font-style-asian="italic"/>
    </style:style>
    <style:style style:name="T120" style:family="text">
      <style:text-properties fo:color="#4d5ba9" loext:opacity="100%" fo:font-style="italic" style:text-underline-style="solid" style:text-underline-width="auto" style:text-underline-color="#4d5ba9" style:font-style-asian="italic"/>
    </style:style>
    <style:style style:name="T121" style:family="text">
      <style:text-properties fo:letter-spacing="0.032cm"/>
    </style:style>
    <style:style style:name="T122" style:family="text">
      <style:text-properties fo:letter-spacing="0.041cm"/>
    </style:style>
    <style:style style:name="T123" style:family="text">
      <style:text-properties fo:letter-spacing="-0.005cm" fo:font-style="italic" style:font-style-asian="italic"/>
    </style:style>
    <style:style style:name="T124" style:family="text">
      <style:text-properties fo:letter-spacing="-0.007cm" fo:font-style="italic" style:font-style-asian="italic"/>
    </style:style>
    <style:style style:name="T125"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6"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7" style:family="text">
      <style:text-properties fo:color="#000000" loext:opacity="100%" style:font-name="Arial" fo:language="nl" fo:country="NL" style:font-name-asian="Times New Roman1" style:language-asian="nl" style:country-asian="NL" style:font-name-complex="Arial1"/>
    </style:style>
    <style:style style:name="T128" style:family="text">
      <style:text-properties fo:color="#000000" loext:opacity="100%" style:font-name="Arial" style:font-name-asian="Times New Roman1" style:language-asian="nl" style:country-asian="NL" style:font-name-complex="Arial1"/>
    </style:style>
    <style:style style:name="T129"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30"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31" style:family="text">
      <style:text-properties fo:color="#000000" loext:opacity="100%" style:font-name="Arial" fo:letter-spacing="-0.004cm" style:font-name-asian="Times New Roman1" style:language-asian="nl" style:country-asian="NL" style:font-name-complex="Arial1"/>
    </style:style>
    <style:style style:name="T132" style:family="text">
      <style:text-properties fo:color="#000000" loext:opacity="100%" style:font-name="Arial" fo:letter-spacing="-0.004cm" fo:language="nl" fo:country="NL" style:font-name-asian="Times New Roman1" style:language-asian="nl" style:country-asian="NL" style:font-name-complex="Arial1"/>
    </style:style>
    <style:style style:name="T133" style:family="text">
      <style:text-properties fo:font-size="5pt" style:font-size-asian="5pt"/>
    </style:style>
    <style:style style:name="T134" style:family="text">
      <style:text-properties fo:font-size="1pt" style:font-size-asian="1pt"/>
    </style:style>
    <style:style style:name="T135" style:family="text">
      <style:text-properties fo:letter-spacing="0.023cm"/>
    </style:style>
    <style:style style:name="T136" style:family="text">
      <style:text-properties fo:letter-spacing="0.03cm"/>
    </style:style>
    <style:style style:name="T137" style:family="text">
      <style:text-properties fo:letter-spacing="0.028cm"/>
    </style:style>
    <style:style style:name="T138" style:family="text">
      <style:text-properties fo:letter-spacing="0.034cm"/>
    </style:style>
    <style:style style:name="T139" style:family="text">
      <style:text-properties fo:letter-spacing="0.037cm"/>
    </style:style>
    <style:style style:name="T140" style:family="text">
      <style:text-properties fo:letter-spacing="0.042cm"/>
    </style:style>
    <style:style style:name="T141" style:family="text">
      <style:text-properties fo:letter-spacing="0.044cm"/>
    </style:style>
    <style:style style:name="T142" style:family="text">
      <style:text-properties fo:color="#215e9e" loext:opacity="100%" fo:font-size="10pt" style:text-underline-style="solid" style:text-underline-width="auto" style:text-underline-color="#215e9e" style:font-size-asian="10pt"/>
    </style:style>
    <style:style style:name="T143" style:family="text">
      <style:text-properties fo:color="#215e9e" loext:opacity="100%" fo:font-size="10pt" style:font-size-asian="10pt"/>
    </style:style>
    <style:style style:name="T144" style:family="text">
      <style:text-properties fo:color="#215e9e" loext:opacity="100%" fo:font-size="10pt" fo:letter-spacing="-0.004cm" style:text-underline-style="solid" style:text-underline-width="auto" style:text-underline-color="#215e9e" style:font-size-asian="10pt"/>
    </style:style>
    <style:style style:name="T145" style:family="text">
      <style:text-properties fo:font-size="10pt" fo:letter-spacing="-0.014cm" style:font-size-asian="10pt"/>
    </style:style>
    <style:style style:name="T146"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2"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Standard"><text:span text:style-name="T2">Het Joint Research Centre: EU Science Hub</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Druk</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C</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The reuse policy of the European Commission documents is implemented by the Commission Decision 2011/833/EU of 12 December 2011 on the reuse of Commission documents<text:span text:style-name="T5"> </text:span>(OJ<text:span text:style-name="T5"> </text:span>L<text:span text:style-name="T5"> </text:span>330,<text:span text:style-name="T5"> </text:span>14.12.2011,<text:span text:style-name="T5"> </text:span>p.<text:span text:style-name="T5"> </text:span>39).<text:span text:style-name="T5"> </text:span>Unless<text:span text:style-name="T5"> </text:span>otherwise<text:span text:style-name="T5"> </text:span>noted,<text:span text:style-name="T5"> </text:span>the<text:span text:style-name="T5"> </text:span>reuse<text:span text:style-name="T5"> </text:span>of<text:span text:style-name="T5"> </text:span>this<text:span text:style-name="T5"> </text:span>document<text:span text:style-name="T5"> </text:span>is<text:span text:style-name="T5"> </text:span>authorised<text:span text:style-name="T5"> </text:span>under<text:span text:style-name="T5"> </text:span>the<text:span text:style-name="T5"> </text:span>Creative<text:span text:style-name="T5"> </text:span>Commons<text:span text:style-name="T5"> </text:span>Attribution<text:span text:style-name="T5"> </text:span>4.0<text:span text:style-name="T5"> </text:span>International<text:span text:style-name="T5"> </text:span>(CC BY 4.0) licence (<text:a xlink:type="simple" xlink:href="https://creativecommons.org/licenses/by/4.0/" text:style-name="ListLabel_20_182" text:visited-style-name="ListLabel_20_182"><text:span text:style-name="T8">https://creativecommons.org/licenses/by/4.0/</text:span></text:a>). This means that reuse is allowed provided appropriate credit is given and any changes are indicated.</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Standard"><text:span text:style-name="T13">Layout: Carmen Capote de la Calle</text:span></text:p>
      <text:p text:style-name="P3" loext:marker-style-name="T13"/>
      <text:h text:style-name="P4"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5">Bij hergebruik moet de bron worden vermeld, met inbegrip van zowel de verwijzing naar de bron als de link naar de bron.</text:p>
        </text:list-item>
        <text:list-item>
          <text:p text:style-name="P5">Het is niet toegestaan het logo van de Europese Commissie te gebruiken in gewijzigde versies.</text:p>
        </text:list-item>
        <text:list-item>
          <text:p text:style-name="P5">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6">geef de aangebrachte wijzigingen en de verantwoordelijke auteur(s) en/of organisatie(s) aan</text:p>
        </text:list-item>
        <text:list-item>
          <text:p text:style-name="P6">voeg een verklaring toe waarin wordt gesteld dat de Commissie niet verantwoordelijk is voor de gewijzigde, aangepaste of vertaalde versie</text:p>
        </text:list-item>
        <text:list-item>
          <text:p text:style-name="P6">vermijd de suggestie dat de Europese Commissie de gewijzigde, aangepaste of vertaalde versie goedkeurt</text:p>
        </text:list-item>
        <text:list-item>
          <text:p text:style-name="P6">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7"/>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4"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VOORWOORD</text:h>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 Competenc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Standard">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9" loext:marker-style-name="T15"/>
      <text:p text:style-name="Standard">Manuela Geleng, directeur EMPL B – Banen en vaardigheden, DG Werkgelegenheid, Sociale Zaken en Inclusie, Europese Commissie</text:p>
      <text:p text:style-name="P2" loext:marker-style-name="T3"/>
      <text:p text:style-name="Standard">Francesca Campolongo, directeur van directoraat T – Digitale transformatie en data, Joint Research Centre van de Europese Commissie</text:p>
      <text:h text:style-name="Heading_20_1" text:outline-level="1">DANKBETUIGING</text:h>
      <text:p text:style-name="P10" loext:marker-style-name="T3"/>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ij zijn zeer dankbaar jegens alle EC-collega's die dit project hebben ondersteund, beoordeeld en advies hebben gegeven tijdens dit project,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Dank aan onze partners bij ALL DIGITAL, de Digital Education Hub en het Digital Skills and Jobs Platform voor het ondersteunen van bewustwording over de ontwikkeling van DigComp 3.0, en aan de personen en organisaties die hebben gereageerd op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en Vilnius Coding School.</text:p>
      <text:h text:style-name="P11" text:outline-level="2">MANAGEMENTSAMENVATTING</text:h>
      <text:p text:style-name="P10" loext:marker-style-name="T3"/>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Over<text:span text:style-name="T17"> </text:span>nine<text:span text:style-name="T17"> </text:span>in<text:span text:style-name="T17"> </text:span>ten<text:span text:style-name="T17"> </text:span>(92%)<text:span text:style-name="T21"> </text:span>workers<text:span text:style-name="T17"> </text:span>in<text:span text:style-name="T17"> </text:span>the<text:span text:style-name="T17"> </text:span>EU<text:span text:style-name="T17"> </text:span>used<text:span text:style-name="T21"> </text:span>digital technologies<text:span text:style-name="T17"> </text:span>in<text:span text:style-name="T17"> </text:span>their<text:span text:style-name="T17"> </text:span>work<text:span text:style-name="T17"> </text:span>in<text:span text:style-name="T17"> </text:span><text:a xlink:type="simple" xlink:href="https://publications.jrc.ec.europa.eu/repository/handle/JRC143072" text:style-name="ListLabel_20_182" text:visited-style-name="ListLabel_20_182"><text:span text:style-name="T8">2024-2025</text:span></text:a><text:span text:style-name="T24"> </text:span>and<text:span text:style-name="T21"> </text:span>30%<text:span text:style-name="T17"> </text:span>of <text:span text:style-name="T1">EU</text:span><text:span text:style-name="T22"> </text:span><text:span text:style-name="T1">workers</text:span><text:span text:style-name="T22"> </text:span><text:span text:style-name="T1">used</text:span><text:span text:style-name="T22"> </text:span><text:span text:style-name="T1">AI</text:span><text:span text:style-name="T22"> </text:span><text:span text:style-name="T1">systems</text:span><text:span text:style-name="T22"> </text:span><text:span text:style-name="T1">in</text:span><text:span text:style-name="T22"> </text:span><text:span text:style-name="T1">work</text:span><text:span text:style-name="T19"> </text:span><text:span text:style-name="T1">in</text:span><text:span text:style-name="T22"> </text:span><text:span text:style-name="T1">the</text:span><text:span text:style-name="T22"> </text:span><text:a xlink:type="simple" xlink:href="https://publications.jrc.ec.europa.eu/repository/handle/JRC143072" text:style-name="ListLabel_20_184" text:visited-style-name="ListLabel_20_184"><text:span text:style-name="T25">same year</text:span></text:a><text:span text:style-name="T1">. In</text:span><text:span text:style-name="T19"> </text:span><text:a xlink:type="simple" xlink:href="https://www.cedefop.europa.eu/en/publications/9201" text:style-name="ListLabel_20_184" text:visited-style-name="ListLabel_20_184"><text:span text:style-name="T25">2024</text:span></text:a><text:span text:style-name="T1">,</text:span><text:span text:style-name="T19"> </text:span><text:span text:style-name="T1">42%</text:span><text:span text:style-name="T19"> </text:span><text:span text:style-name="T1">of</text:span><text:span text:style-name="T19"> </text:span><text:span text:style-name="T1">EU</text:span><text:span text:style-name="T19"> </text:span><text:span text:style-name="T1">workers</text:span><text:span text:style-name="T19"> </text:span><text:span text:style-name="T1">reported</text:span><text:span text:style-name="T19"> </text:span><text:span text:style-name="T1">an</text:span><text:span text:style-name="T19"> </text:span><text:span text:style-name="T1">AI</text:span><text:span text:style-name="T19"> </text:span><text:span text:style-name="T1">skills</text:span><text:span text:style-name="T19"> </text:span><text:span text:style-name="T1">gap, </text:span>yet<text:span text:style-name="T18"> </text:span>only<text:span text:style-name="T18"> </text:span>15%<text:span text:style-name="T18"> </text:span>had<text:span text:style-name="T18"> </text:span>participated<text:span text:style-name="T18"> </text:span>in<text:span text:style-name="T18"> </text:span>AI<text:span text:style-name="T18"> </text:span>skills<text:span text:style-name="T18"> </text:span>training.</text:p>
      <text:p text:style-name="Standard"/>
      <text:p text:style-name="Standard">DigComp<text:span text:style-name="T26">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rd"/>
      <text:p text:style-name="Standard">The first version of the DigComp framework was published<text:span text:style-name="T6"> </text:span>in<text:span text:style-name="T6"> </text:span><text:a xlink:type="simple" xlink:href="https://publications.jrc.ec.europa.eu/repository/handle/JRC83167" text:style-name="ListLabel_20_182" text:visited-style-name="ListLabel_20_182"><text:span text:style-name="T8">2013</text:span></text:a>,<text:span text:style-name="T6"> </text:span>with<text:span text:style-name="T6"> </text:span>updates<text:span text:style-name="T6"> </text:span>published<text:span text:style-name="T6"> </text:span>in<text:span text:style-name="T6"> </text:span><text:a xlink:type="simple" xlink:href="https://publications.jrc.ec.europa.eu/repository/handle/JRC101254" text:style-name="ListLabel_20_182" text:visited-style-name="ListLabel_20_182"><text:span text:style-name="T8">2016</text:span></text:a>, <text:a xlink:type="simple" xlink:href="https://publications.jrc.ec.europa.eu/repository/handle/JRC106281" text:style-name="ListLabel_20_182" text:visited-style-name="ListLabel_20_182"><text:span text:style-name="T8">2017</text:span></text:a><text:span text:style-name="T27"> </text:span>and <text:a xlink:type="simple" xlink:href="https://publications.jrc.ec.europa.eu/repository/handle/JRC128415" text:style-name="ListLabel_20_182" text:visited-style-name="ListLabel_20_182"><text:span text:style-name="T8">2022</text:span></text:a>. All versions of the framework are underpinned by a scientific evidence-based approach and consultation with experts and stakeholders.<text:span text:style-name="T9"> </text:span>Similary,<text:span text:style-name="T9"> </text:span>this<text:span text:style-name="T9"> </text:span>iteration<text:span text:style-name="T9"> </text:span>of<text:span text:style-name="T9"> </text:span>DigComp has<text:span text:style-name="T20"> </text:span>been<text:span text:style-name="T20"> </text:span>shaped<text:span text:style-name="T20"> </text:span>by<text:span text:style-name="T20"> </text:span>scientific<text:span text:style-name="T20"> </text:span>research<text:span text:style-name="T20"> </text:span>and<text:span text:style-name="T20"> </text:span>input and feedback from around 300 experts and stakeholders from a diversity of backgrounds.</text:p>
      <text:p text:style-name="Standard"/>
      <text:p text:style-name="Standard">This update responds to significant developments, <text:span text:style-name="T1">trends</text:span><text:span text:style-name="T28"> </text:span><text:span text:style-name="T1">and</text:span><text:span text:style-name="T28"> </text:span><text:span text:style-name="T1">practices</text:span><text:span text:style-name="T28"> </text:span><text:span text:style-name="T1">in</text:span><text:span text:style-name="T28"> </text:span><text:span text:style-name="T1">relation</text:span><text:span text:style-name="T28"> </text:span><text:span text:style-name="T1">to</text:span><text:span text:style-name="T28"> </text:span><text:span text:style-name="T1">digital</text:span><text:span text:style-name="T28"> </text:span><text:span text:style-name="T1">technologies </text:span>that<text:span text:style-name="T9"> </text:span>have<text:span text:style-name="T9"> </text:span>occurred<text:span text:style-name="T9"> </text:span>since<text:span text:style-name="T9"> </text:span>2022.<text:span text:style-name="T9"> </text:span>It<text:span text:style-name="T9"> </text:span>is<text:span text:style-name="T9"> </text:span>shaped<text:span text:style-name="T9"> </text:span>by<text:span text:style-name="T9"> </text:span>five main<text:span text:style-name="T1"> </text:span>priorities<text:span text:style-name="T1"> </text:span>identified<text:span text:style-name="T1"> </text:span>in<text:span text:style-name="T1"> </text:span>expert<text:span text:style-name="T1"> </text:span>and<text:span text:style-name="T1"> </text:span>stakeholder consultations and policy and academic literature: AI <text:span text:style-name="T1">competence;</text:span><text:span text:style-name="T26"> </text:span><text:span text:style-name="T1">cybersecurity</text:span><text:span text:style-name="T26"> </text:span><text:span text:style-name="T1">competence;</text:span><text:span text:style-name="T26"> </text:span><text:span text:style-name="T1">rights,</text:span><text:span text:style-name="T26"> </text:span><text:span text:style-name="T1">choice </text:span>and<text:span text:style-name="T6"> </text:span>responsibility;<text:span text:style-name="T6"> </text:span>wellbeing<text:span text:style-name="T6"> </text:span>in<text:span text:style-name="T6"> </text:span>digital<text:span text:style-name="T6"> </text:span>environments; and competence to deal with misinformation and <text:span text:style-name="T1">disinformation.</text:span><text:span text:style-name="T22"> </text:span><text:span text:style-name="T1">In</text:span><text:span text:style-name="T22"> </text:span><text:span text:style-name="T1">addition,</text:span><text:span text:style-name="T22"> </text:span><text:span text:style-name="T1">DigComp3.0</text:span><text:span text:style-name="T22"> </text:span><text:span text:style-name="T1">embodies</text:span><text:span text:style-name="T22"> </text:span><text:span text:style-name="T1">the human-centric</text:span><text:span text:style-name="T28"> </text:span><text:span text:style-name="T1">values</text:span><text:span text:style-name="T28"> </text:span><text:span text:style-name="T1">of</text:span><text:span text:style-name="T28"> </text:span><text:span text:style-name="T1">the</text:span><text:span text:style-name="T28"> </text:span><text:a xlink:type="simple" xlink:href="https://eur-lex.europa.eu/legal-content/EN/TXT/?uri=OJ%3AJOC_2023_023_R_0001" text:style-name="ListLabel_20_184" text:visited-style-name="ListLabel_20_184"><text:span text:style-name="T25">European Declaration on</text:span></text:a><text:span text:style-name="T29"> </text:span><text:a xlink:type="simple" xlink:href="https://eur-lex.europa.eu/legal-content/EN/TXT/?uri=OJ%3AJOC_2023_023_R_0001" text:style-name="ListLabel_20_182" text:visited-style-name="ListLabel_20_182"><text:span text:style-name="T8">Digital Rights and Principles for the Digital Decade</text:span></text:a>.</text:p>
      <text:p text:style-name="Standard"/>
      <text:p text:style-name="Standard"><text:span text:style-name="T7">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rd">They are classified by knowledge, skills and attitudes. <text:span text:style-name="T1">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rd"/>
      <text:p text:style-name="Standard" loext:marker-style-name="T7">In<text:span text:style-name="T5"> </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text:bookmark-start text:name="_bookmark5"/><text:bookmark-start text:name="_bookmark6"/><text:bookmark-start text:name="1._INTRODUCTION"/><text:bookmark-start text:name="QUICK_GUIDE_TO_DIGCOMP_3.0"/></text:p>
      <text:h text:style-name="P13" text:outline-level="1"><text:bookmark-start text:name="_bookmark7"/><draw:custom-shape text:anchor-type="char" draw:z-index="45" draw:name="Graphic 15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5"/><text:bookmark-end text:name="_bookmark6"/><text:bookmark-end text:name="1._INTRODUCTION"/><text:bookmark-end text:name="QUICK_GUIDE_TO_DIGCOMP_3.0"/><text:bookmark-end text:name="_bookmark7"/>INTRODUCTION</text:h>
      <text:h text:style-name="P4" text:outline-level="2"><text:bookmark text:name="1.1_Importance_of_digital_competence"/>Importance<text:span text:style-name="T32"> </text:span>of<text:span text:style-name="T32"> </text:span>digital <text:span text:style-name="T1">competence</text:span></text:h>
      <text:p text:style-name="Standard">Digital environments are intertwined with<text:span text:style-name="T33">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4"> </text:span>competences<text:span text:style-name="T34"> </text:span>bring<text:span text:style-name="T34"> </text:span>a<text:span text:style-name="T34"> </text:span>range<text:span text:style-name="T34"> </text:span>of<text:span text:style-name="T34"> </text:span>benefits to individuals (such as ability to use public and commercial<text:span text:style-name="T35"> </text:span>platforms<text:span text:style-name="T36"> </text:span>and<text:span text:style-name="T35"> </text:span>services,<text:span text:style-name="T36"> </text:span>to<text:span text:style-name="T36"> </text:span><text:span text:style-name="T1">broaden </text:span>employment and learning opportunities, to foster social connection and civic participation, and to support privacy management and wellbeing in digital environments) (Morte-Nadal &amp; Esteban- Navarro,<text:span text:style-name="T34"> </text:span>2025;<text:span text:style-name="T34"> </text:span>Stalmach<text:span text:style-name="T34"> </text:span>et<text:span text:style-name="T34"> </text:span>al.,<text:span text:style-name="T34"> </text:span>2023;<text:span text:style-name="T34"> </text:span>Pouliakis et al., 2025; Țarcă et al., 2024), as well as a<text:span text:style-name="T34"> </text:span>means to tackle social exclusion (Boerkamp et <text:bookmark text:name="Figure_1._Digital_competence_-_a_selecti"/>al.,<text:span text:style-name="T37"> </text:span>2024;<text:span text:style-name="T37"> </text:span>Brundle<text:span text:style-name="T37"> </text:span>et<text:span text:style-name="T37"> </text:span>al.,<text:span text:style-name="T37"> </text:span>2025)<text:span text:style-name="T37"> </text:span>and<text:span text:style-name="T37"> </text:span>to<text:span text:style-name="T37"> </text:span><text:span text:style-name="T1">enhance </text:span>the competitiveness of economies (Draghi, 2024; Pakhnenko<text:span text:style-name="T34"> </text:span>et<text:span text:style-name="T34"> </text:span>al.,<text:span text:style-name="T34"> </text:span>2025).</text:p>
      <text:p text:style-name="P15"><text:span text:style-name="T38">Figure 1. Digital competence – a selection of facts and figures.</text:span></text:p>
      <text:p text:style-name="P16" loext:marker-style-name="T39"/>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
      <text:p text:style-name="Standard" loext:marker-style-name="T40"><text:span text:style-name="T40">Figure 1 illustrates some of the implications of digital technologies for digital competence among children and youth, adults in general, and workers, through a selection of statistical evidence from recent surveys.</text:span><text:span text:style-name="T40"/></text:p>
      <text:p text:style-name="P19" loext:marker-style-name="T41"><text:bookmark text:name="1.2_European_initiatives_to_support_digi"/></text:p>
      <text:h text:style-name="P20"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18" loext:marker-style-name="T2"><text:bookmark text:name="_bookmark8"/><text:bookmark text:name="Box_1._Some_key_European_policy_initiati"/></text:p>
      <text:p text:style-name="Standard"><text:span text:style-name="T2">Box 1. Some key European policy initiatives related to digital competence.</text:span></text:p>
      <text:p text:style-name="Standard">The<text:span text:style-name="T5"> </text:span><text:a xlink:type="simple" xlink:href="https://digital-strategy.ec.europa.eu/en/policies/digital-decade-policy-programme" text:style-name="ListLabel_20_182" text:visited-style-name="ListLabel_20_182"><text:span text:style-name="T8">Digital Decade Policy Programme</text:span></text:a><text:span text:style-name="T42"> </text:span>sets<text:span text:style-name="T5"> </text:span>out<text:span text:style-name="T5"> </text:span>objectives<text:span text:style-name="T5"> </text:span>and<text:span text:style-name="T5"> </text:span>targets<text:span text:style-name="T5"> </text:span>for<text:span text:style-name="T5"> </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82" text:visited-style-name="ListLabel_20_182"><text:span text:style-name="T8">European Pillar of </text:span><text:span text:style-name="T8">Social Rights</text:span></text:a><text:span text:style-name="T42"> </text:span>includes<text:span text:style-name="T5"> </text:span>principles<text:span text:style-name="T5"> </text:span>related<text:span text:style-name="T5"> </text:span>to<text:span text:style-name="T5"> </text:span>education,<text:span text:style-name="T5"> </text:span>training<text:span text:style-name="T5"> </text:span>and<text:span text:style-name="T5"> </text:span>lifelong<text:span text:style-name="T5"> </text:span>learning.<text:span text:style-name="T5"> </text:span>It is<text:span text:style-name="T1"> </text:span>accompanied<text:span text:style-name="T1"> </text:span>by<text:span text:style-name="T1"> </text:span>a<text:span text:style-name="T1"> </text:span><text:a xlink:type="simple" xlink:href="https://op.europa.eu/webpub/empl/european-pillar-of-social-rights/en/" text:style-name="ListLabel_20_182" text:visited-style-name="ListLabel_20_182"><text:span text:style-name="T8">European Pillar of Social Rights Action Plan</text:span></text:a><text:span text:style-name="T29"> </text:span>(2021)<text:span text:style-name="T1"> </text:span>which<text:span text:style-name="T1"> </text:span>sets<text:span text:style-name="T1"> </text:span>a target of 60% of adults participating in education and training every year by 2030. In <text:a xlink:type="simple" xlink:href="https://ec.europa.eu/eurostat/statistics-explained/index.php?title=Adult_learning_statistics" text:style-name="ListLabel_20_182" text:visited-style-name="ListLabel_20_182"><text:span text:style-name="T8">2022</text:span></text:a>, this figure stood at 47%.</text:p>
      <text:p text:style-name="Standard">The <text:a xlink:type="simple" xlink:href="https://commission.europa.eu/topics/eu-competitiveness/union-skills_en" text:style-name="ListLabel_20_182" text:visited-style-name="ListLabel_20_182"><text:span text:style-name="T8">Union of Skills</text:span></text:a><text:span text:style-name="T27">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82" text:visited-style-name="ListLabel_20_182"><text:span text:style-name="T8">Action </text:span><text:span text:style-name="T8">Plan for Basic Skills</text:span></text:a><text:span text:style-name="T42"> </text:span>(European<text:span text:style-name="T5"> </text:span>Commission,<text:span text:style-name="T5"> </text:span>2025c)<text:span text:style-name="T5"> </text:span>to<text:span text:style-name="T5"> </text:span>address<text:span text:style-name="T5"> </text:span>declining<text:span text:style-name="T5"> </text:span>levels<text:span text:style-name="T5"> </text:span>of basic skills (DigComp 3.0 is one of its actions), a <text:a xlink:type="simple" xlink:href="https://education.ec.europa.eu/sites/default/files/2025-03/STEM_Education_Strategic_Plan_COM_2025_89_1_EN_0.pdf" text:style-name="ListLabel_20_182" text:visited-style-name="ListLabel_20_182"><text:span text:style-name="T8">STEM Education Strategic Plan</text:span></text:a><text:span text:style-name="T27"> </text:span>(European Commission, 2025d), and a 2030 Roadmap on the future of digital education<text:span text:style-name="T10"> </text:span>and<text:span text:style-name="T10"> </text:span>skills<text:span text:style-name="T10"> </text:span>based<text:span text:style-name="T10"> </text:span>on<text:span text:style-name="T10"> </text:span>a<text:span text:style-name="T10"> </text:span>review<text:span text:style-name="T10"> </text:span>of<text:span text:style-name="T10"> </text:span>the<text:span text:style-name="T10"> </text:span><text:a xlink:type="simple" xlink:href="https://eur-lex.europa.eu/legal-content/EN/TXT/?uri=CELEX%3A52020DC0624" text:style-name="ListLabel_20_182" text:visited-style-name="ListLabel_20_182"><text:span text:style-name="T8">European Digital Education Action Plan</text:span></text:a><text:span text:style-name="T27"> </text:span>(DEAP) (European Commission, 2020, under which DigComp 2.2, the fourth edition<text:span text:style-name="T34"> </text:span>of DigComp, was completed).</text:p>
      <text:p text:style-name="Standard">The<text:span text:style-name="T5"> </text:span><text:a xlink:type="simple" xlink:href="https://commission.europa.eu/publications/guide-eu-citizenship_en" text:style-name="ListLabel_20_182" text:visited-style-name="ListLabel_20_182"><text:span text:style-name="T8">Guide to EU Citizenship</text:span></text:a><text:span text:style-name="T42"> </text:span>(European<text:span text:style-name="T5"> </text:span>Commission,<text:span text:style-name="T5"> </text:span>2023c)<text:span text:style-name="T5"> </text:span>contains<text:span text:style-name="T5"> </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82" text:visited-style-name="ListLabel_20_182"><text:span text:style-name="T8">European Strategy for </text:span><text:span text:style-name="T8">a Better Internet for Kids</text:span></text:a><text:span text:style-name="T27"> </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82" text:visited-style-name="ListLabel_20_182"><text:span text:style-name="T8">EU-wide </text:span><text:span text:style-name="T8">inquiry on the broader impacts of social media on wellbeing</text:span></text:a><text:span text:style-name="T43"> </text:span>and<text:span text:style-name="T10"> </text:span>a<text:span text:style-name="T10"> </text:span><text:a xlink:type="simple" xlink:href="https://eur-lex.europa.eu/legal-content/EN/TXT/?uri=intcom%3AAres%282025%295948822" text:style-name="ListLabel_20_182" text:visited-style-name="ListLabel_20_182"><text:span text:style-name="T8">European Action </text:span><text:span text:style-name="T8">Plan Against Cyberbullying</text:span></text:a>.</text:p>
      <text:p text:style-name="Standard">The European Commission has also published the <text:a xlink:type="simple" xlink:href="https://digital-strategy.ec.europa.eu/en/library/ai-continent-action-plan" text:style-name="ListLabel_20_182" text:visited-style-name="ListLabel_20_182"><text:span text:style-name="T8">AI Continent Action Plan</text:span></text:a><text:span text:style-name="T27"> </text:span>(2025) and<text:span text:style-name="T7"> </text:span>the<text:span text:style-name="T7"> </text:span><text:a xlink:type="simple" xlink:href="https://digital-strategy.ec.europa.eu/en/policies/apply-ai" text:style-name="ListLabel_20_182" text:visited-style-name="ListLabel_20_182"><text:span text:style-name="T8">Apply AI Strategy</text:span></text:a><text:span text:style-name="T44"> </text:span>(2025)<text:span text:style-name="T7"> </text:span>which,<text:span text:style-name="T7"> </text:span>alongside<text:span text:style-name="T7"> </text:span>other<text:span text:style-name="T7"> </text:span>initiatives,<text:span text:style-name="T7"> </text:span>aim<text:span text:style-name="T7"> </text:span>to<text:span text:style-name="T7">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82" text:visited-style-name="ListLabel_20_182"><text:span text:style-name="T8">AI literacy framework</text:span></text:a> for<text:span text:style-name="T18"> </text:span>primary<text:span text:style-name="T18"> </text:span>and<text:span text:style-name="T18"> </text:span>secondary<text:span text:style-name="T18"> </text:span>education<text:span text:style-name="T18"> </text:span>with<text:span text:style-name="T18"> </text:span>the<text:span text:style-name="T18"> </text:span>OECD,<text:span text:style-name="T18"> </text:span>the<text:span text:style-name="T18"> </text:span>first<text:span text:style-name="T18"> </text:span>draft<text:span text:style-name="T18"> </text:span>of<text:span text:style-name="T18"> </text:span>which<text:span text:style-name="T18"> </text:span>was published in May 2025. The AI literacy framework will be finalised in 2026.</text:p>
      <text:p text:style-name="Standard">Several <text:span text:style-name="T2">European digital laws and regulations</text:span><text:span text:style-name="T45"> </text:span>have been published in recent years.<text:span text:style-name="T9"> </text:span>These<text:span text:style-name="T9"> </text:span>help<text:span text:style-name="T9"> </text:span>to<text:span text:style-name="T9"> </text:span>protect<text:span text:style-name="T9"> </text:span>the<text:span text:style-name="T9"> </text:span>rights<text:span text:style-name="T9"> </text:span>of<text:span text:style-name="T9"> </text:span>individuals,<text:span text:style-name="T9"> </text:span>as<text:span text:style-name="T9"> </text:span>well<text:span text:style-name="T9"> </text:span>as<text:span text:style-name="T9"> </text:span>setting<text:span text:style-name="T9"> </text:span>out<text:span text:style-name="T9"> </text:span>their <text:span text:style-name="T1">responsibilities,</text:span><text:span text:style-name="T5"> </text:span><text:span text:style-name="T1">along</text:span><text:span text:style-name="T5"> </text:span><text:span text:style-name="T1">with</text:span><text:span text:style-name="T5"> </text:span><text:span text:style-name="T1">obligations</text:span><text:span text:style-name="T5"> </text:span><text:span text:style-name="T1">of</text:span><text:span text:style-name="T5"> </text:span><text:span text:style-name="T1">the</text:span><text:span text:style-name="T5"> </text:span><text:span text:style-name="T1">providers</text:span><text:span text:style-name="T5"> </text:span><text:span text:style-name="T1">of</text:span><text:span text:style-name="T5"> </text:span><text:span text:style-name="T1">digital</text:span><text:span text:style-name="T5"> </text:span><text:span text:style-name="T1">products,</text:span><text:span text:style-name="T5"> </text:span><text:span text:style-name="T1">platforms </text:span>and services. The <text:a xlink:type="simple" xlink:href="https://www.consilium.europa.eu/en/policies/data-protection-regulation/" text:style-name="ListLabel_20_182" text:visited-style-name="ListLabel_20_182"><text:span text:style-name="T8">General Data Protection Regulation</text:span></text:a><text:span text:style-name="T27"> </text:span>(GDPR) (2018) sets out principles,<text:span text:style-name="T46"> </text:span>conditions<text:span text:style-name="T22"> </text:span>and<text:span text:style-name="T21"> </text:span>obligations<text:span text:style-name="T22"> </text:span>for<text:span text:style-name="T21"> </text:span>the<text:span text:style-name="T22"> </text:span>processing<text:span text:style-name="T21"> </text:span>of<text:span text:style-name="T22"> </text:span>personal<text:span text:style-name="T21"> </text:span>data<text:span text:style-name="T22"> </text:span>and<text:span text:style-name="T21"> </text:span>on<text:span text:style-name="T22"> </text:span>the <text:span text:style-name="T1">free</text:span><text:span text:style-name="T6"> </text:span><text:span text:style-name="T1">movement</text:span><text:span text:style-name="T6"> </text:span><text:span text:style-name="T1">of</text:span><text:span text:style-name="T6"> </text:span><text:span text:style-name="T1">such</text:span><text:span text:style-name="T6"> </text:span><text:span text:style-name="T1">data.</text:span><text:span text:style-name="T6"> </text:span><text:span text:style-name="T1">The</text:span><text:span text:style-name="T6"> </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25">European Accessibility Act</text:span></text:a><text:span text:style-name="T44"> </text:span><text:span text:style-name="T1">(2025)</text:span><text:span text:style-name="T6"> </text:span><text:span text:style-name="T1">aims</text:span><text:span text:style-name="T6"> </text:span><text:span text:style-name="T1">to</text:span><text:span text:style-name="T6"> </text:span><text:span text:style-name="T1">improve the</text:span><text:span text:style-name="T18"> </text:span><text:span text:style-name="T1">functioning</text:span><text:span text:style-name="T18"> </text:span><text:span text:style-name="T1">of</text:span><text:span text:style-name="T18"> </text:span><text:span text:style-name="T1">the</text:span><text:span text:style-name="T18"> </text:span><text:span text:style-name="T1">internal</text:span><text:span text:style-name="T18"> </text:span><text:span text:style-name="T1">market</text:span><text:span text:style-name="T18"> </text:span><text:span text:style-name="T1">for</text:span><text:span text:style-name="T18"> </text:span><text:span text:style-name="T1">accessible</text:span><text:span text:style-name="T18"> </text:span><text:span text:style-name="T1">products</text:span><text:span text:style-name="T18"> </text:span><text:span text:style-name="T1">and</text:span><text:span text:style-name="T18"> </text:span><text:span text:style-name="T1">services,</text:span><text:span text:style-name="T18"> </text:span><text:span text:style-name="T1">including </text:span>computers and operating systems, smartphones, banking and e-commerce.</text:p>
      <text:p text:style-name="Standard"><text:span text:style-name="T1">The</text:span><text:span text:style-name="T18"> </text:span><text:a xlink:type="simple" xlink:href="https://digital-strategy.ec.europa.eu/en/policies/cyber-resilience-act" text:style-name="ListLabel_20_184" text:visited-style-name="ListLabel_20_184"><text:span text:style-name="T25">Cyber Resilience Act</text:span></text:a><text:span text:style-name="T42"> </text:span><text:span text:style-name="T1">(2024)</text:span><text:span text:style-name="T18"> </text:span><text:span text:style-name="T1">protects</text:span><text:span text:style-name="T18"> </text:span><text:span text:style-name="T1">individual</text:span><text:span text:style-name="T18"> </text:span><text:span text:style-name="T1">consumers</text:span><text:span text:style-name="T18"> </text:span><text:span text:style-name="T1">and</text:span><text:span text:style-name="T18"> </text:span><text:span text:style-name="T1">businesses </text:span>buying<text:span text:style-name="T4"> </text:span>software<text:span text:style-name="T4"> </text:span>or<text:span text:style-name="T4"> </text:span>hardware<text:span text:style-name="T4"> </text:span>products.<text:span text:style-name="T4"> </text:span>It<text:span text:style-name="T4"> </text:span>introduces<text:span text:style-name="T4"> </text:span>mandatory<text:span text:style-name="T4"> </text:span>cybersecurity <text:span text:style-name="T1">requirements</text:span><text:span text:style-name="T18"> </text:span><text:span text:style-name="T1">for</text:span><text:span text:style-name="T18"> </text:span><text:span text:style-name="T1">the</text:span><text:span text:style-name="T18"> </text:span><text:span text:style-name="T1">providers</text:span><text:span text:style-name="T18"> </text:span><text:span text:style-name="T1">of</text:span><text:span text:style-name="T18"> </text:span><text:span text:style-name="T1">these</text:span><text:span text:style-name="T18"> </text:span><text:span text:style-name="T1">products.</text:span><text:span text:style-name="T18"> </text:span><text:span text:style-name="T1">The</text:span><text:span text:style-name="T18"> </text:span><text:a xlink:type="simple" xlink:href="https://digital-markets-act.ec.europa.eu/about-dma_en" text:style-name="ListLabel_20_184" text:visited-style-name="ListLabel_20_184"><text:span text:style-name="T25">Digital Markets Act</text:span></text:a><text:span text:style-name="T42"> </text:span><text:span text:style-name="T1">(2022)</text:span><text:span text:style-name="T18"> </text:span><text:span text:style-name="T1">gives </text:span>consumers<text:span text:style-name="T1"> </text:span>new<text:span text:style-name="T1"> </text:span>powers<text:span text:style-name="T1"> </text:span>of<text:span text:style-name="T1"> </text:span>choice<text:span text:style-name="T1"> </text:span>in<text:span text:style-name="T1"> </text:span>digital<text:span text:style-name="T1"> </text:span>services,<text:span text:style-name="T1"> </text:span>data<text:span text:style-name="T1"> </text:span>ownership<text:span text:style-name="T1"> </text:span>and<text:span text:style-name="T1"> </text:span>portability, streamlined<text:span text:style-name="T5"> </text:span>access<text:span text:style-name="T5"> </text:span>to<text:span text:style-name="T5"> </text:span>services,<text:span text:style-name="T5"> </text:span>and<text:span text:style-name="T5"> </text:span>the<text:span text:style-name="T5"> </text:span>right<text:span text:style-name="T5"> </text:span>to<text:span text:style-name="T5"> </text:span>unbiased<text:span text:style-name="T5"> </text:span>search<text:span text:style-name="T5"> </text:span>results.<text:span text:style-name="T5"> </text:span>The<text:span text:style-name="T6"> </text:span><text:a xlink:type="simple" xlink:href="https://commission.europa.eu/strategy-and-policy/priorities-2019-2024/europe-fit-digital-age/digital-services-act_en" text:style-name="ListLabel_20_182" text:visited-style-name="ListLabel_20_182"><text:span text:style-name="T8">Digital </text:span><text:span text:style-name="T8">Services Act</text:span></text:a><text:span text:style-name="T27"> </text:span>(2022)<text:span text:style-name="T9"> </text:span>helps<text:span text:style-name="T9"> </text:span>to<text:span text:style-name="T9"> </text:span>prevent<text:span text:style-name="T9"> </text:span>illegal<text:span text:style-name="T9"> </text:span>and<text:span text:style-name="T9"> </text:span>harmful<text:span text:style-name="T9"> </text:span>activities<text:span text:style-name="T9"> </text:span>online,<text:span text:style-name="T9"> </text:span>including <text:span text:style-name="T1">the</text:span><text:span text:style-name="T10"> </text:span><text:span text:style-name="T1">spread</text:span><text:span text:style-name="T10"> </text:span><text:span text:style-name="T1">of</text:span><text:span text:style-name="T10"> </text:span><text:span text:style-name="T1">disinformation.</text:span><text:span text:style-name="T10"> </text:span><text:span text:style-name="T1">It</text:span><text:span text:style-name="T10"> </text:span><text:span text:style-name="T1">regulates</text:span><text:span text:style-name="T10"> </text:span><text:span text:style-name="T1">online</text:span><text:span text:style-name="T10"> </text:span><text:span text:style-name="T1">intermediaries</text:span><text:span text:style-name="T10"> </text:span><text:span text:style-name="T1">and</text:span><text:span text:style-name="T10"> </text:span><text:span text:style-name="T1">platforms</text:span><text:span text:style-name="T10"> </text:span><text:span text:style-name="T1">such as</text:span><text:span text:style-name="T4"> </text:span><text:span text:style-name="T1">marketplaces,</text:span><text:span text:style-name="T4"> </text:span><text:span text:style-name="T1">social</text:span><text:span text:style-name="T4"> </text:span><text:span text:style-name="T1">networks,</text:span><text:span text:style-name="T4"> </text:span><text:span text:style-name="T1">content-sharing</text:span><text:span text:style-name="T4"> </text:span><text:span text:style-name="T1">platforms,</text:span><text:span text:style-name="T4"> </text:span><text:span text:style-name="T1">app</text:span><text:span text:style-name="T4"> </text:span><text:span text:style-name="T1">stores,</text:span><text:span text:style-name="T4"> </text:span><text:span text:style-name="T1">and</text:span><text:span text:style-name="T4"> </text:span><text:span text:style-name="T1">online </text:span>travel<text:span text:style-name="T10"> </text:span>and<text:span text:style-name="T10"> </text:span>accommodation<text:span text:style-name="T10"> </text:span>platforms.<text:span text:style-name="T10"> </text:span>It<text:span text:style-name="T10"> </text:span>ensures<text:span text:style-name="T10"> </text:span>user<text:span text:style-name="T10"> </text:span>safety,<text:span text:style-name="T10"> </text:span>including<text:span text:style-name="T10"> </text:span>children, <text:span text:style-name="T1">protects</text:span><text:span text:style-name="T6"> </text:span><text:span text:style-name="T1">fundamental</text:span><text:span text:style-name="T6"> </text:span><text:span text:style-name="T1">rights,</text:span><text:span text:style-name="T6"> </text:span><text:span text:style-name="T1">and</text:span><text:span text:style-name="T6"> </text:span><text:span text:style-name="T1">creates</text:span><text:span text:style-name="T6"> </text:span><text:span text:style-name="T1">a</text:span><text:span text:style-name="T6"> </text:span><text:span text:style-name="T1">fair</text:span><text:span text:style-name="T6"> </text:span><text:span text:style-name="T1">and</text:span><text:span text:style-name="T6"> </text:span><text:span text:style-name="T1">open</text:span><text:span text:style-name="T6"> </text:span><text:span text:style-name="T1">online</text:span><text:span text:style-name="T6"> </text:span><text:span text:style-name="T1">platform</text:span><text:span text:style-name="T6"> </text:span><text:span text:style-name="T1">environment. </text:span><text:a xlink:type="simple" xlink:href="https://digital-strategy.ec.europa.eu/en/library/commission-publishes-guidelines-protection-minors" text:style-name="ListLabel_20_182" text:visited-style-name="ListLabel_20_182"><text:span text:style-name="T8">Guidelines</text:span></text:a><text:span text:style-name="T43"> </text:span>for<text:span text:style-name="T5"> </text:span>the<text:span text:style-name="T5"> </text:span>protection<text:span text:style-name="T5"> </text:span>of<text:span text:style-name="T5"> </text:span>minors<text:span text:style-name="T5"> </text:span>under<text:span text:style-name="T5"> </text:span>the<text:span text:style-name="T5"> </text:span>Digital<text:span text:style-name="T5"> </text:span>Services<text:span text:style-name="T5"> </text:span>Act<text:span text:style-name="T5"> </text:span>have<text:span text:style-name="T5"> </text:span>also<text:span text:style-name="T5"> </text:span>been published by the European Commission.</text:p>
      <text:p text:style-name="Standard"><text:span text:style-name="T1">The</text:span><text:span text:style-name="T18"> </text:span><text:a xlink:type="simple" xlink:href="https://digital-strategy.ec.europa.eu/en/policies/regulatory-framework-ai" text:style-name="ListLabel_20_184" text:visited-style-name="ListLabel_20_184"><text:span text:style-name="T25">AI Act</text:span></text:a><text:span text:style-name="T42"> </text:span><text:span text:style-name="T1">(2024)</text:span><text:span text:style-name="T18"> </text:span><text:span text:style-name="T1">addresses</text:span><text:span text:style-name="T18"> </text:span><text:span text:style-name="T1">risks</text:span><text:span text:style-name="T18"> </text:span><text:span text:style-name="T1">to</text:span><text:span text:style-name="T18"> </text:span><text:span text:style-name="T1">individuals’</text:span><text:span text:style-name="T18"> </text:span><text:span text:style-name="T1">health,</text:span><text:span text:style-name="T18"> </text:span><text:span text:style-name="T1">safety,</text:span><text:span text:style-name="T18"> </text:span><text:span text:style-name="T1">and</text:span><text:span text:style-name="T18"> </text:span><text:span text:style-name="T1">fundamental</text:span><text:span text:style-name="T18"> </text:span><text:span text:style-name="T1">rights </text:span>in<text:span text:style-name="T46"> </text:span>relation<text:span text:style-name="T22"> </text:span>to<text:span text:style-name="T21"> </text:span>AI<text:span text:style-name="T22"> </text:span>systems.<text:span text:style-name="T21"> </text:span>It<text:span text:style-name="T22"> </text:span>provides<text:span text:style-name="T21"> </text:span>developers<text:span text:style-name="T22"> </text:span>and<text:span text:style-name="T21"> </text:span>deployers<text:span text:style-name="T22"> </text:span>with<text:span text:style-name="T21"> </text:span>clear<text:span text:style-name="T22"> </text:span>requirements and<text:span text:style-name="T1"> </text:span>obligations<text:span text:style-name="T1"> </text:span>regarding<text:span text:style-name="T1"> </text:span>specific<text:span text:style-name="T1"> </text:span>uses<text:span text:style-name="T1"> </text:span>of<text:span text:style-name="T1"> </text:span>AI,<text:span text:style-name="T1"> </text:span>while<text:span text:style-name="T1"> </text:span>reducing<text:span text:style-name="T1"> </text:span>administrative<text:span text:style-name="T1"> </text:span>and financial<text:span text:style-name="T10"> </text:span>burdens<text:span text:style-name="T10"> </text:span>for<text:span text:style-name="T10"> </text:span>businesses<text:span text:style-name="T10"> </text:span>to<text:span text:style-name="T10"> </text:span>facilitate<text:span text:style-name="T10"> </text:span>innovation.<text:span text:style-name="T10"> </text:span>It<text:span text:style-name="T10"> </text:span>bans<text:span text:style-name="T10"> </text:span>the<text:span text:style-name="T10"> </text:span>use<text:span text:style-name="T10"> </text:span>of<text:span text:style-name="T10"> </text:span>AI systems that are incompatible with European values, while imposing requirements on<text:span text:style-name="T10"> </text:span>AI<text:span text:style-name="T10"> </text:span>systems<text:span text:style-name="T10"> </text:span>that<text:span text:style-name="T10"> </text:span>are<text:span text:style-name="T10"> </text:span>classified<text:span text:style-name="T10"> </text:span>as<text:span text:style-name="T10"> </text:span>‘high<text:span text:style-name="T10"> </text:span>risk’.<text:span text:style-name="T10"> </text:span>For<text:span text:style-name="T10"> </text:span>all<text:span text:style-name="T10"> </text:span>providers<text:span text:style-name="T10"> </text:span>and<text:span text:style-name="T10"> </text:span>deployers<text:span text:style-name="T10"> </text:span>of<text:span text:style-name="T10"> </text:span>AI systems,<text:span text:style-name="T10"> </text:span>Article<text:span text:style-name="T10"> </text:span>4<text:span text:style-name="T10"> </text:span>of<text:span text:style-name="T10"> </text:span>the<text:span text:style-name="T10"> </text:span>AI<text:span text:style-name="T10"> </text:span>Act<text:span text:style-name="T10"> </text:span>mandates<text:span text:style-name="T10"> </text:span>to<text:span text:style-name="T10"> </text:span>ensure<text:span text:style-name="T10"> </text:span>a<text:span text:style-name="T10"> </text:span>sufficient<text:span text:style-name="T10"> </text:span>level<text:span text:style-name="T10"> </text:span>of<text:span text:style-name="T10"> </text:span>AI<text:span text:style-name="T10"> </text:span>literacy <text:span text:style-name="T1">among</text:span><text:span text:style-name="T5"> </text:span><text:span text:style-name="T1">the</text:span><text:span text:style-name="T5"> </text:span><text:span text:style-name="T1">staff</text:span><text:span text:style-name="T5"> </text:span><text:span text:style-name="T1">and</text:span><text:span text:style-name="T7"> </text:span><text:span text:style-name="T1">persons</text:span><text:span text:style-name="T5"> </text:span><text:span text:style-name="T1">dealing</text:span><text:span text:style-name="T5"> </text:span><text:span text:style-name="T1">with</text:span><text:span text:style-name="T7"> </text:span><text:span text:style-name="T1">the</text:span><text:span text:style-name="T5"> </text:span><text:span text:style-name="T1">systems</text:span><text:span text:style-name="T5"> </text:span><text:span text:style-name="T1">on</text:span><text:span text:style-name="T5"> </text:span><text:span text:style-name="T1">their</text:span><text:span text:style-name="T7"> </text:span><text:span text:style-name="T1">behalf.</text:span><text:span text:style-name="T5"> </text:span><text:span text:style-name="T1">To</text:span><text:span text:style-name="T5"> </text:span><text:span text:style-name="T1">support</text:span><text:span text:style-name="T7"> </text:span><text:span text:style-name="T5">the </text:span>implementation<text:span text:style-name="T21"> </text:span>of<text:span text:style-name="T22"> </text:span>Article<text:span text:style-name="T21"> </text:span>4,<text:span text:style-name="T22"> </text:span>the<text:span text:style-name="T21"> </text:span>Commission<text:span text:style-name="T22"> </text:span>has<text:span text:style-name="T21"> </text:span>published<text:span text:style-name="T22"> </text:span>a<text:span text:style-name="T21"> </text:span><text:a xlink:type="simple" xlink:href="https://digital-strategy.ec.europa.eu/en/policies/ai-talent-skills-and-literacy#1720699867912-1" text:style-name="ListLabel_20_182" text:visited-style-name="ListLabel_20_182"><text:span text:style-name="T8">Q&amp;A and a repository of</text:span></text:a><text:span text:style-name="T27"> </text:span><text:a xlink:type="simple" xlink:href="https://digital-strategy.ec.europa.eu/en/policies/ai-talent-skills-and-literacy#1720699867912-1" text:style-name="ListLabel_20_182" text:visited-style-name="ListLabel_20_182"><text:span text:style-name="T8">AI literacy practices</text:span></text:a><text:span text:style-name="T27"> </text:span>from companies and public sector organisations.</text:p>
      <text:p text:style-name="Standard">The<text:span text:style-name="T5"> </text:span><text:a xlink:type="simple" xlink:href="https://digital-strategy.ec.europa.eu/en/policies/eudi-regulation" text:style-name="ListLabel_20_182" text:visited-style-name="ListLabel_20_182"><text:span text:style-name="T8">European Digital Identity Regulation</text:span></text:a><text:span text:style-name="T42"> </text:span>(2024)<text:span text:style-name="T5"> </text:span>mandates<text:span text:style-name="T5"> </text:span>Member<text:span text:style-name="T5"> </text:span>States<text:span text:style-name="T5"> </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82" text:visited-style-name="ListLabel_20_182"><text:span text:style-name="T8">European Media Freedom Act</text:span></text:a><text:span text:style-name="T27"> </text:span>(2024) establishes the European Board for Media Services to promote effective and consistent application of the (revised) <text:a xlink:type="simple" xlink:href="https://eur-lex.europa.eu/eli/dir/2018/1808/oj" text:style-name="ListLabel_20_182" text:visited-style-name="ListLabel_20_182"><text:span text:style-name="T8">Audio-Visual Media Services Directive</text:span></text:a><text:span text:style-name="T27"> </text:span>(2018).</text:p>
      <text:p text:style-name="P2" loext:marker-style-name="T3"/>
      <text:h text:style-name="P4" text:outline-level="2"><text:bookmark text:name="_bookmark9"/><text:bookmark text:name="1.3_Adoption_and_use_of_DigComp"/>Adoption and use of <text:span text:style-name="T1">DigComp</text:span></text:h>
      <text:p text:style-name="P21">An important feature of DigComp is the extent<text:span text:style-name="T47"> </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4"> </text:span>&amp; Cosgrove, 2025, Kluzer et al., 2020), and forms the conceptual basis of the <text:a xlink:type="simple" xlink:href="https://ec.europa.eu/eurostat/cache/metadata/en/isoc_sk_dskl_i21_esmsip2.htm" text:style-name="ListLabel_20_182" text:visited-style-name="ListLabel_20_182"><text:span text:style-name="T8">Digital Skills Indicator</text:span></text:a><text:span text:style-name="T27"> </text:span>(DSI) (Vuorikari et al., 2022b), which is used to monitor the level of basic digital skills in Europe through the <text:a xlink:type="simple" xlink:href="https://digital-strategy.ec.europa.eu/en/policies/digital-decade-policy-programme" text:style-name="ListLabel_20_182" text:visited-style-name="ListLabel_20_182"><text:span text:style-name="T8">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19" loext:marker-style-name="T41"><text:bookmark text:name="1.4_Values_and_principles_guiding_DigCom"/></text:p>
      <text:h text:style-name="P20" text:outline-level="2">Values<text:span text:style-name="T17"> </text:span>and<text:span text:style-name="T17"> </text:span>principles<text:span text:style-name="T17"> </text:span>guiding DigComp 3.0</text:h>
      <text:p text:style-name="Standard">The<text:span text:style-name="T10">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Standard">DigComp 3.0, the fifth edition of the framework,<text:span text:style-name="T48"> </text:span>continues to be the key reference framework for digital competence in the EU. Digital competence<text:span text:style-name="T47"> </text:span>is<text:span text:style-name="T9"> </text:span>one<text:span text:style-name="T9"> </text:span>of<text:span text:style-name="T9"> </text:span>the<text:span text:style-name="T9"> </text:span>eight<text:span text:style-name="T9"> </text:span>key<text:span text:style-name="T9"> </text:span>competences<text:span text:style-name="T9"> </text:span>of<text:span text:style-name="T9"> </text:span>the<text:span text:style-name="T9"> </text:span><text:a xlink:type="simple" xlink:href="https://eur-lex.europa.eu/legal-content/EN/TXT/?uri=uriserv%3AOJ.C_.2018.189.01.0001.01.ENG&amp;toc=OJ%3AC%3A2018%3A189%3ATOC" text:style-name="ListLabel_20_182" text:visited-style-name="ListLabel_20_182"><text:span text:style-name="T8">Council </text:span><text:span text:style-name="T8">Recommendation on key competences for lifelong </text:span><text:span text:style-name="T8">learning</text:span></text:a><text:span text:style-name="T27"> </text:span>(European Commission, 2006; 2018).</text:p>
      <text:p text:style-name="P22" loext:marker-style-name="T11"/>
      <text:p text:style-name="Standard"><text:span text:style-name="T11">Key competences are knowledge, skills, and attitudes needed by all for personal fulfilment and development, employability, social inclusion and active citizenship.</text:span></text:p>
      <text:p text:style-name="Standard"/>
      <text:p text:style-name="Standard">DigComp<text:span text:style-name="T6"> </text:span>3.0<text:span text:style-name="T6"> </text:span>embodies<text:span text:style-name="T6"> </text:span>the<text:span text:style-name="T6"> </text:span>values<text:span text:style-name="T6"> </text:span>of<text:span text:style-name="T6"> </text:span>the<text:span text:style-name="T6"> </text:span><text:a xlink:type="simple" xlink:href="https://eur-lex.europa.eu/legal-content/EN/TXT/?uri=OJ%3AJOC_2023_023_R_0001" text:style-name="ListLabel_20_182" text:visited-style-name="ListLabel_20_182"><text:span text:style-name="T8">European</text:span></text:a><text:span text:style-name="T27"> </text:span><text:a xlink:type="simple" xlink:href="https://eur-lex.europa.eu/legal-content/EN/TXT/?uri=OJ%3AJOC_2023_023_R_0001" text:style-name="ListLabel_20_182" text:visited-style-name="ListLabel_20_182"><text:span text:style-name="T8">Declaration on Digital Rights and Principles for the</text:span></text:a><text:span text:style-name="T27"> </text:span><text:a xlink:type="simple" xlink:href="https://eur-lex.europa.eu/legal-content/EN/TXT/?uri=OJ%3AJOC_2023_023_R_0001" text:style-name="ListLabel_20_182" text:visited-style-name="ListLabel_20_182"><text:span text:style-name="T8">Digital Decade</text:span></text:a><text:span text:style-name="T49"> </text:span>(European<text:span text:style-name="T5"> </text:span>Commission,<text:span text:style-name="T5"> </text:span>2023a) <text:span text:style-name="T7">which</text:span><text:span text:style-name="T6"> </text:span><text:span text:style-name="T7">promotes</text:span><text:span text:style-name="T6"> </text:span><text:span text:style-name="T7">a</text:span><text:span text:style-name="T6"> </text:span><text:span text:style-name="T7">human-centric</text:span><text:span text:style-name="T6"> </text:span><text:span text:style-name="T7">vision</text:span><text:span text:style-name="T6"> </text:span><text:span text:style-name="T7">of</text:span><text:span text:style-name="T6"> </text:span><text:span text:style-name="T7">the</text:span><text:span text:style-name="T6"> </text:span><text:span text:style-name="T7">digital </text:span>transformation. <text:span text:style-name="T50"><text:s/></text:span>It<text:span text:style-name="T17"> </text:span>is<text:span text:style-name="T21"> </text:span>organised<text:span text:style-name="T17"> </text:span>into<text:span text:style-name="T17"> </text:span>six<text:span text:style-name="T17"> </text:span>themes<text:span text:style-name="T17"> </text:span>(see <text:span text:style-name="T16">Figure</text:span><text:span text:style-name="T51"> </text:span><text:span text:style-name="T16">2</text:span><text:span text:style-name="T1">).</text:span><text:span text:style-name="T22"> </text:span><text:span text:style-name="T1">The</text:span><text:span text:style-name="T19"> </text:span><text:span text:style-name="T1">Declaration</text:span><text:span text:style-name="T22"> </text:span><text:span text:style-name="T1">builds</text:span><text:span text:style-name="T22"> </text:span><text:span text:style-name="T1">on</text:span><text:span text:style-name="T22"> </text:span><text:span text:style-name="T1">the</text:span><text:span text:style-name="T22"> </text:span><text:a xlink:type="simple" xlink:href="https://eur-lex.europa.eu/eli/treaty/char_2012/oj/eng" text:style-name="ListLabel_20_184" text:visited-style-name="ListLabel_20_184"><text:span text:style-name="T25">EU Charter of</text:span></text:a><text:span text:style-name="T29"> </text:span><text:a xlink:type="simple" xlink:href="https://eur-lex.europa.eu/eli/treaty/char_2012/oj/eng" text:style-name="ListLabel_20_182" text:visited-style-name="ListLabel_20_182"><text:span text:style-name="T8">Fundamental Rights</text:span></text:a><text:span text:style-name="T52"> </text:span>(European<text:span text:style-name="T26"> </text:span>Commission,<text:span text:style-name="T26"> </text:span>2012).</text:p>
      <text:p text:style-name="P2" loext:marker-style-name="T3"/>
      <text:p text:style-name="Standard"><text:bookmark text:name="Figure_2._The_six_themes_of_the_European"/><text:span text:style-name="T2">Figure</text:span><text:span text:style-name="T45"> </text:span><text:span text:style-name="T2">2.</text:span><text:span text:style-name="T53"> </text:span>The<text:span text:style-name="T7"> </text:span>six<text:span text:style-name="T7"> </text:span>themes<text:span text:style-name="T7"> </text:span>of<text:span text:style-name="T7"> </text:span>the<text:span text:style-name="T7"> </text:span>European<text:span text:style-name="T7"> </text:span>Declaration<text:span text:style-name="T7"> </text:span>on Digital Rights and Principles (2023).</text:p>
      <text:list text:style-name="WWNum3">
        <text:list-item>
          <text:p text:style-name="P23">People at the centre: Digital technologies should protect people’s rights, support democracy, and ensure that all digital players act responsibly and safely. The EU promotes these values around the world.</text:p>
        </text:list-item>
        <text:list-item>
          <text:p text:style-name="P23">Solidarity and inclusion: Technology should unite, not divide, people. Everyone should have access to the internet, to digital skills, to digital public services, and to fair working conditions.</text:p>
        </text:list-item>
        <text:list-item>
          <text:p text:style-name="P23">Freedom of choice: People should benefit from a fair online environment, be safe from illegal and harmful content, and be empowered when they interact with new and evolving technologies like artificial intelligence.</text:p>
        </text:list-item>
        <text:list-item>
          <text:p text:style-name="P23">Participation: Citizens should be able to engage in the democratic process at all levels and have control over their own data.</text:p>
        </text:list-item>
        <text:list-item>
          <text:p text:style-name="P23">Safety and security: The digital environment should be safe and secure. All users, from childhood to old age, should be empowered and protected.</text:p>
        </text:list-item>
        <text:list-item>
          <text:p text:style-name="P23">Sustainability: Digital devices should support sustainability and the green transition. People need to know about the environmental impact and energy consumption of their devices.</text:p>
        </text:list-item>
      </text:list>
      <text:p text:style-name="P24"><text:span text:style-name="T54">Source:</text:span><text:span text:style-name="T55"> </text:span><text:span text:style-name="T54">Based</text:span><text:span text:style-name="T56"> </text:span><text:span text:style-name="T54">on</text:span><text:span text:style-name="T56"> </text:span><text:a xlink:type="simple" xlink:href="https://digital-strategy.ec.europa.eu/en/factpages/digital-rights-and-principles" text:style-name="ListLabel_20_185" text:visited-style-name="ListLabel_20_185"><text:span text:style-name="T57">https://digital-strategy.ec.europa.eu/en/fact-</text:span></text:a><text:span text:style-name="T58"> </text:span><text:a xlink:type="simple" xlink:href="https://digital-strategy.ec.europa.eu/en/factpages/digital-rights-and-principles" text:style-name="ListLabel_20_186" text:visited-style-name="ListLabel_20_186"><text:span text:style-name="T59">pages/digital-rights-and-principles</text:span></text:a></text:p>
      <text:h text:style-name="P4" text:outline-level="2">Wat is er nieuw in DigComp 3.0?</text:h>
      <text:p text:style-name="P25">Verschillende prioritaire thema's met betrekking tot de inhoud (d.w.z. waaruit digitale competentie bestaat) en de toepassing (d.w.z. hoe het kader wordt aangepast en gebruikt en de rol ervan in onderwijs-, opleidings- en werkgelegenheidssystemen) vormden de leidraad voor de ontwikkeling van DigComp 3.0 (figuur 3). Deze werden geïdentificeerd op basis van beleidsmatige en academische literatuur en overleg met deskundigen en belanghebbenden en zijn holistisch ingebed in de inhoud en het ontwerp van het kader.</text:p>
      <text:p text:style-name="P26"/>
      <text:p text:style-name="Standard"><text:bookmark text:name="Figure_3._Content_and_application_themes"/><text:span text:style-name="T38">Figure</text:span><text:span text:style-name="T60"> </text:span><text:span text:style-name="T38">3. </text:span><text:span text:style-name="T3">Content and application</text:span><text:span text:style-name="T61"> </text:span><text:span text:style-name="T3">themes guiding DigComp 3.0 </text:span><text:span text:style-name="T62">development.</text:span></text:p>
      <text:p text:style-name="P27" loext:marker-style-name="T63"/>
      <table:table table:name="Tabel3" table:style-name="Tabel3">
        <table:table-column table:style-name="Tabel3.A"/>
        <text:soft-page-break/>
        <table:table-row table:style-name="Tabel3.1">
          <table:table-cell table:style-name="Tabel3.A1" office:value-type="string">
            <text:p text:style-name="P28" loext:marker-style-name="T64"><text:span text:style-name="T64">Content Themes</text:span><text:span text:style-name="T64"/></text:p>
          </table:table-cell>
        </table:table-row>
        <table:table-row table:style-name="Tabel3.2">
          <table:table-cell table:style-name="Tabel3.A1" office:value-type="string">
            <text:p text:style-name="P17">Artificiële intelligentie (inclusief generatieve AI) competentie</text:p>
          </table:table-cell>
        </table:table-row>
        <table:table-row table:style-name="Tabel3.3">
          <table:table-cell table:style-name="Tabel3.A1" office:value-type="string">
            <text:p text:style-name="P17">Cyberbeveiliging competentie</text:p>
          </table:table-cell>
        </table:table-row>
        <table:table-row table:style-name="Tabel3.3">
          <table:table-cell table:style-name="Tabel3.A1" office:value-type="string">
            <text:p text:style-name="P17">Digital rights, choice and</text:p>
          </table:table-cell>
        </table:table-row>
        <table:table-row table:style-name="Tabel3.3">
          <table:table-cell table:style-name="Tabel3.A1" office:value-type="string">
            <text:p text:style-name="P17">Welzijn (in digitale omgevingen)</text:p>
          </table:table-cell>
        </table:table-row>
        <table:table-row table:style-name="Tabel3.2">
          <table:table-cell table:style-name="Tabel3.A1" office:value-type="string">
            <text:p text:style-name="P17">Competentie om misinformatie en desinformatie aan te pakken</text:p>
          </table:table-cell>
        </table:table-row>
        <table:table-row table:style-name="Tabel3.1">
          <table:table-cell table:style-name="Tabel3.A1" office:value-type="string">
            <text:p text:style-name="P28" loext:marker-style-name="T64"><text:span text:style-name="T64">Application Themes</text:span><text:span text:style-name="T64"/></text:p>
          </table:table-cell>
        </table:table-row>
        <table:table-row table:style-name="Tabel3.2">
          <table:table-cell table:style-name="Tabel3.A1" office:value-type="string">
            <text:p text:style-name="P17">Digitale competentie als essentieel onderdeel van een leven lang leren</text:p>
          </table:table-cell>
        </table:table-row>
        <table:table-row table:style-name="Tabel3.3">
          <table:table-cell table:style-name="Tabel3.A1" office:value-type="string">
            <text:p text:style-name="P17">Erkenning van randvoorwaarden voor het verwerven van digitale competentie op basisniveau</text:p>
          </table:table-cell>
        </table:table-row>
        <table:table-row table:style-name="Tabel3.3">
          <table:table-cell table:style-name="Tabel3.A1" office:value-type="string">
            <text:p text:style-name="P17">Erkenning van verschillen in behoeften aan digitale competentie tussen personen en door de tijd heen</text:p>
          </table:table-cell>
        </table:table-row>
        <table:table-row table:style-name="Tabel3.3">
          <table:table-cell table:style-name="Tabel3.A1" office:value-type="string">
            <text:p text:style-name="P17">Behoefte aan flexibele, wendbare toepassingen van het kader</text:p>
          </table:table-cell>
        </table:table-row>
      </table:table>
      <text:p text:style-name="P29"><text:span text:style-name="T54">Source: JRC own elaboration.</text:span></text:p>
      <text:p text:style-name="P18" loext:marker-style-name="T2"/>
      <text:p text:style-name="Standard" loext:marker-style-name="T40"><text:span text:style-name="T4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40"/></text:p>
      <text:p text:style-name="P30" loext:marker-style-name="T38"><text:bookmark text:name="Figure_4._DigComp_3.0:_objectives,_devel"/></text:p>
      <text:p text:style-name="P31"><text:span text:style-name="T38">Figuur</text:span><text:span text:style-name="T65"> </text:span><text:span text:style-name="T38">DigComp</text:span><text:span text:style-name="T66"> </text:span><text:span text:style-name="T3">2.2</text:span><text:span text:style-name="T61"> </text:span><text:span text:style-name="T3">3.0:</text:span><text:span text:style-name="T61"> </text:span><text:span text:style-name="T3">doelstellingen,</text:span><text:span text:style-name="T62"> </text:span><text:span text:style-name="T3">ontwikkelingen</text:span><text:span text:style-name="T61"> </text:span><text:span text:style-name="T3">en</text:span><text:span text:style-name="T61"> </text:span><text:span text:style-name="T3">middelen</text:span><text:span text:style-name="T61"> </text:span><text:span text:style-name="T3">example,</text:span><text:span text:style-name="T61"> </text:span><text:span text:style-name="T62">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17">OBJECTIVES</text:p>
          </table:table-cell>
          <table:table-cell table:style-name="Tabel4.A1" office:value-type="string">
            <text:list text:style-name="WWNum18">
              <text:list-item>
                <text:p text:style-name="P33">Incorporate recent and emerging digital technological trends and their implications for digital competence, while maintaining overall framework structure and technology neutrality.</text:p>
              </text:list-item>
              <text:list-item>
                <text:p text:style-name="P33">Develop learning outcomes and other appropriate enhancements to support clarity and operational alignment in how DigComp is applied.</text:p>
              </text:list-item>
            </text:list>
          </table:table-cell>
        </table:table-row>
        <table:table-row table:style-name="Tabel4.2">
          <table:table-cell table:style-name="Tabel4.A1" office:value-type="string">
            <text:p text:style-name="P17">CHANGES AND DEVELOPMENTS</text:p>
          </table:table-cell>
          <table:table-cell table:style-name="Tabel4.A1" office:value-type="string">
            <text:list text:style-name="WWNum19">
              <text:list-item>
                <text:p text:style-name="P34"><text:span text:style-name="T2">Updates to the wording of the five competence areas and 21 competences to reflect current technological trends.</text:span></text:p>
              </text:list-item>
              <text:list-item>
                <text:p text:style-name="P34">A new general description of proficiency levels (Basic, Intermediate, Advanced and Highly advanced) which are ‘mappable’ to the previous version, and new and revised competence statements for each proficiency level and competence.</text:p>
              </text:list-item>
              <text:list-item>
                <text:p text:style-name="P34">Development of learning outcomes, for clearer interpretation and implementation.</text:p>
              </text:list-item>
              <text:list-item>
                <text:p text:style-name="P34">A systematic, transversal integration of AI competence into the framework which builds on DigComp 2.2, as well as incorporating recent developments in relation to AI.</text:p>
              </text:list-item>
            </text:list>
          </table:table-cell>
        </table:table-row>
        <table:table-row table:style-name="Tabel4.3">
          <table:table-cell table:style-name="Tabel4.A1" office:value-type="string">
            <text:p text:style-name="P17">RESOURCES FOR IMPLEMENTATION</text:p>
          </table:table-cell>
          <table:table-cell table:style-name="Tabel4.A1" office:value-type="string">
            <text:list text:style-name="WWNum20">
              <text:list-item>
                <text:p text:style-name="P35">A detailed Glossary around 120 key terms in this document.</text:p>
              </text:list-item>
              <text:list-item>
                <text:p text:style-name="P35">Clear<text:span text:style-name="T26"> </text:span>and<text:span text:style-name="T19"> </text:span>user-friendly<text:span text:style-name="T26"> </text:span>information<text:span text:style-name="T19"> </text:span>on<text:span text:style-name="T26"> </text:span>DigComp<text:span text:style-name="T19"> </text:span>3.0<text:span text:style-name="T26"> </text:span>on<text:span text:style-name="T19"> </text:span>the<text:span text:style-name="T26">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text:span></text:a><text:span text:style-name="T27">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DigComp web space</text:span></text:a>.</text:p>
              </text:list-item>
              <text:list-item>
                <text:p text:style-name="P35">Also<text:span text:style-name="T18"> </text:span>on<text:span text:style-name="T18"> </text:span>the<text:span text:style-name="T18">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8"> </text:span>versions<text:span text:style-name="T18"> </text:span>of<text:span text:style-name="T18"> </text:span>DigComp<text:span text:style-name="T18"> </text:span>3.0 <text:span text:style-name="T67">in</text:span> spreadsheet and linked open data (JSON) formats.</text:p>
              </text:list-item>
            </text:list>
          </table:table-cell>
        </table:table-row>
      </table:table>
      <text:p text:style-name="P36"><text:span text:style-name="T54">Annex 1 compares DigComp 3.0 with the previous version by providing an overview of the changes (</text:span></text:p>
      <text:section text:style-name="Sect1" text:name="TextSection">
        <text:p text:style-name="P19" loext:marker-style-name="T41"><text:bookmark text:name="1.6_Using_DigComp_3.0"/><text:bookmark text:name="_bookmark11"/></text:p>
        <text:h text:style-name="P20" text:outline-level="2">DigComp 3.0 gebruiken</text:h>
        <text:p text:style-name="Standard"/>
        <text:p text:style-name="Standard">DigComp</text:p>
        <text:p text:style-name="Standard"/>
        <text:p text:style-name="Standard">DigComp</text:p>
        <text:p text:style-name="Standard"/>
        <text:p text:style-name="Standard">De volgende twee secties van dit kaderdocument beschrijven de belangrijkste onderdelen van DigComp 3.0.</text:p>
        <text:p text:style-name="Text_20_body"><text:bookmark-start text:name="_bookmark12"/><text:bookmark-start text:name="2._DIGCOMP_3.0_FRAMEWORK_COMPONENTS"/><draw:custom-shape text:anchor-type="char" draw:z-index="40" draw:name="Graphic 225" draw:style-name="gr2"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37" loext:marker-style-name="T68"/>
        <text:h text:style-name="P38" text:outline-level="1">DIGCOMP 3.0 RAAMWERKCOMPONENTEN</text:h>
        <text:h text:style-name="P4" text:outline-level="2">Overzicht</text:h>
        <text:p text:style-name="P18" loext:marker-style-name="T2"/>
        <text:p text:style-name="Standard" loext:marker-style-name="T40"><text:span text:style-name="T40">Table 1 describes the components of DigComp 3.0, and their purposes:definition competence areasof digital competence,competencesproficiency levels,earning outcomes</text:span><text:span text:style-name="T40"/></text:p>
        <text:p text:style-name="P26"/>
        <text:p text:style-name="P39"><text:bookmark text:name="Table_1._Components_of_the_DigComp_3.0_f"/><text:span text:style-name="T38">Tabel</text:span><text:span text:style-name="T65"> </text:span><text:span text:style-name="T38">Digital</text:span><text:span text:style-name="T60"> </text:span><text:span text:style-name="T3">Componenten</text:span><text:span text:style-name="T61"> </text:span><text:span text:style-name="T3">Article</text:span><text:span text:style-name="T61"> </text:span><text:span text:style-name="T3">development</text:span><text:span text:style-name="T61"> </text:span><text:span text:style-name="T3">2.2</text:span><text:span text:style-name="T61"> </text:span><text:span text:style-name="T3">embodies</text:span><text:span text:style-name="T61"> </text:span><text:span text:style-name="T62">raamwerk</text:span></text:p>
        <text:p text:style-name="P40" loext:marker-style-name="T71"/>
        <table:table table:name="Tabel5" table:style-name="Tabel5">
          <table:table-column table:style-name="Tabel5.A"/>
          <table:table-column table:style-name="Tabel5.B"/>
          <table:table-row table:style-name="Tabel5.1">
            <table:table-cell table:style-name="Tabel5.A1" office:value-type="string">
              <text:p text:style-name="P17" loext:marker-style-name="T64"><text:span text:style-name="T64">Component</text:span><text:span text:style-name="T64"/></text:p>
            </table:table-cell>
            <table:table-cell table:style-name="Tabel5.A1" office:value-type="string">
              <text:p text:style-name="P17" loext:marker-style-name="T64"><text:span text:style-name="T64">Beschrijving en doel</text:span><text:span text:style-name="T64"/></text:p>
            </table:table-cell>
          </table:table-row>
          <table:table-row table:style-name="Tabel5.1">
            <table:table-cell table:style-name="Tabel5.A1" office:value-type="string">
              <text:p text:style-name="P17">Definitie van digitale competentie</text:p>
            </table:table-cell>
            <table:table-cell table:style-name="Tabel5.A1" office:value-type="string">
              <text:p text:style-name="P17">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17">Competentiegebieden</text:p>
            </table:table-cell>
            <table:table-cell table:style-name="Tabel5.A1" office:value-type="string">
              <text:p text:style-name="P17">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17">Competenties</text:p>
            </table:table-cell>
            <table:table-cell table:style-name="Tabel5.A1" office:value-type="string">
              <text:p text:style-name="P17">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17">Beheersingsniveau</text:p>
            </table:table-cell>
            <table:table-cell table:style-name="Tabel5.A1" office:value-type="string">
              <text:p text:style-name="P17">Stelt een continuüm van beheersing vast op basis van cognitieve belasting, taakcomplexiteit en mate van autonomie. Algemene bekwaamheidniveaus (zie sectie 2.4) beschrijven digitale competentie op de niveaus Basis, Gemiddeld, Gevorderd en Zeer gevorderd. Competentieverklaringen (zie sectie 3) bieden een gedetailleerder beeld van de bekwaamheidniveaus voor elk van de 21 competenties.</text:p>
            </table:table-cell>
          </table:table-row>
          <table:table-row table:style-name="Tabel5.1">
            <table:table-cell table:style-name="Tabel5.A1" office:value-type="string">
              <text:p text:style-name="P17">Leerresultaten</text:p>
            </table:table-cell>
            <table:table-cell table:style-name="Tabel5.A1" office:value-type="string">
              <text:p text:style-name="P17">Learning outcomes (see</text:p>
            </table:table-cell>
          </table:table-row>
        </table:table>
        <text:p text:style-name="P41"><text:span text:style-name="T54">Annex 1 compares DigComp 3.0 with the previous version by providing an overview of the changes (</text:span></text:p>
        <text:p text:style-name="P42"><text:bookmark text:name="2.2_Definition_of_digital_competence"/></text:p>
        <text:h text:style-name="P11" text:outline-level="2">Definitie van digitale competentie</text:h>
        <text:p text:style-name="P43">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43">Competences are defined as a combination of knowledge, skills and attitudes,</text:p>
        <text:list text:style-name="WWNum7">
          <text:list-item>
            <text:p text:style-name="P44" loext:marker-style-name="T40"><text:span text:style-name="T40">Knowledge is composed of the facts and figures, concepts, ideas and theories which are already established and support the understanding of a certain area or subject;</text:span><text:span text:style-name="T40"/></text:p>
          </text:list-item>
          <text:list-item>
            <text:p text:style-name="P45" loext:marker-style-name="T40"><text:span text:style-name="T40">Skills are defined as the ability and capacity to carry out processes and use the existing knowledge to achieve results; and</text:span><text:span text:style-name="T40"/></text:p>
          </text:list-item>
          <text:list-item>
            <text:p text:style-name="P46" loext:marker-style-name="T40"><text:span text:style-name="T40">Attitudes describe the disposition and mind-sets to act or react to ideas, persons or situations.</text:span><text:span text:style-name="T40"/></text:p>
          </text:list-item>
        </text:list>
        <text:p text:style-name="P47">DigComp 3.0 blijft in lijn met deze algemene definitie, terwijl het tegelijkertijd recente en opkomende trends en prioriteiten weerspiegelt.</text:p>
        <text:p text:style-name="P48"/>
        <text:p text:style-name="P19" loext:marker-style-name="T41"/>
        <text:h text:style-name="P20" text:outline-level="2">Competentiegebieden en competenties</text:h>
        <text:p text:style-name="P49" loext:marker-style-name="T40"><text:span text:style-name="T40">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40"/></text:p>
        <text:p text:style-name="Standard"/>
        <text:p text:style-name="Standard">[Voeg Figuur 5 in]</text:p>
        <text:p text:style-name="Standard"/>
      </text:section>
      <text:p text:style-name="P50"/>
      <text:p text:style-name="Standard"><text:bookmark text:name="_bookmark15"/><text:bookmark text:name="_Table_2._DigComp_3.0_competence_area_an"/><text:bookmark-start text:name="_Hlk218678678"/><text:span text:style-name="T38">Tabel</text:span><text:span text:style-name="T72"> </text:span><text:span text:style-name="T38">The</text:span><text:span text:style-name="T73"> </text:span><text:span text:style-name="T3">2.2</text:span><text:span text:style-name="T74"> </text:span><text:span text:style-name="T3">embodies</text:span><text:span text:style-name="T74"> </text:span><text:span text:style-name="T3">needs</text:span><text:span text:style-name="T74"> </text:span><text:span text:style-name="T3">gebied</text:span><text:span text:style-name="T75"> </text:span><text:span text:style-name="T3">en</text:span><text:span text:style-name="T74"> </text:span><text:span text:style-name="T3">needs</text:span><text:span text:style-name="T74"> </text:span><text:span text:style-name="T3">titels</text:span><text:span text:style-name="T74"> </text:span><text:span text:style-name="T3">en</text:span><text:span text:style-name="T74"> </text:span><text:span text:style-name="T62">beschrijvingen.</text:span></text:p>
      <text:p text:style-name="Standard"/>
      <text:p text:style-name="Standard">[insert table 2]</text:p>
      <text:p text:style-name="Standard"/>
      <text:p text:style-name="Standard">Source: JRC own elaboration.</text:p>
      <text:h text:style-name="P51" text:outline-level="2">Beheersingsniveau</text:h>
      <text:h text:style-name="Heading_20_3" text:outline-level="3"><text:bookmark text:name="2.4.1_PROFICIENCY_LEVEL_DESCRIPTIONS"/></text:h>
      <text:h text:style-name="Heading_20_3" text:outline-level="3">PROFICIENCY</text:h>
      <text:p text:style-name="Standard" loext:marker-style-name="T6">In DigComp 3.0, proficiency levels describe the level of digital competence acquisition of an individual on the basis of a combination of cognitive demand, task<text:span text:style-name="T6">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span text:style-name="T6"/></text:p>
      <text:p text:style-name="Standard"/>
      <text:p text:style-name="Standard" loext:marker-style-name="T40"><text:span text:style-name="T40">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40"/></text:p>
      <text:p text:style-name="P52"/>
      <text:p text:style-name="P53"><text:span text:style-name="T76">Section 3 shows what the four proficiency levels look like for each of the competences through specific Competence Statements. There are 362 competence statements, 27% (97) at Basic level, 28% (103) at Intermediate level, 25% (89) at Advanced level, and 20% (73) at Highly advanced level.</text:span></text:p>
      <text:p text:style-name="P54" loext:marker-style-name="T3"/>
      <text:p text:style-name="Standard">Tabel 3. DigComp 3.0 beschrijvingen en doeleinden van beheersingsniveaus.</text:p>
      <text:p text:style-name="P39"/>
      <text:p text:style-name="Standard">[insert table 3]</text:p>
      <text:p text:style-name="P56"><draw:custom-shape text:anchor-type="char" draw:z-index="48" draw:name="Graphic 346" draw:style-name="gr22" draw:text-style-name="P14" svg:width="0.036cm" svg:height="0.036cm" svg:x="28.302cm" svg:y="-0.03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Source: JRC own elaboration.</text:p>
      <text:p text:style-name="P56"/>
      <text:section text:style-name="Sect1" text:name="Sectie1">
        <text:p text:style-name="P57" loext:marker-style-name="T38"><text:bookmark text:name="Box_2._Guiding_notes_and_definitions_rel"/><text:bookmark text:name="_bookmark17"/></text:p>
        <text:p text:style-name="P58"><text:span text:style-name="T38">Box 2. Guiding notes and definitions related to DigComp 3.0 proficiency levels.</text:span></text:p>
        <text:p text:style-name="Standard">Each of the four proficiency levels of DigComp 3.0 includes (i) a short description of competence acquisition and (ii) the purposes that each level can serve. It is important to acknowledge that digital competence needs vary across individuals and change over time, due to life transitions and digital technological developments.</text:p>
        <text:p text:style-name="Standard">A task is a specific activity which involves the use of digital technologies that contributes to a goal, in any context – everyday life, work, or learning. Tasks can vary in size, duration and complexity and may be carried out individually or in collaboration with others. Tasks may range from simple to complex. In DigComp 3.0, a simple task is one which is well-defined, consisting of few parts, and easy to understand and complete. In contrast, a complex task is one which is not well-defined, consisting of many different and inter-connected parts, and therefore intricate and not easy to understand or complete. Complexity of a task is often described on the basis of task characteristics alone – however, the experience and characteristics of an individual undertaking a task are also relevant (Chen et al., 2023).</text:p>
        <text:p text:style-name="Standard">At Advanced and Highly Advanced levels of digital competence, individuals may draw on experience and/or specialised knowledge alongside digital competences to complete tasks. Here, specialised knowledge and skills refer to competences relating to a particular discipline, field or area.</text:p>
        <text:p text:style-name="P59"/>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0" loext:marker-style-name="T71"/>
        <text:p text:style-name="P61"><text:span text:style-name="T7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span></text:p>
        <text:p text:style-name="Standard">Source: JRC own elaboration.</text:p>
        <text:p text:style-name="Standard"><text:bookmark text:name="_bookmark18"/><text:bookmark text:name="2.5_Learning_outcomes"/></text:p>
        <text:h text:style-name="P11" text:outline-level="2">Leerresultaten</text:h>
        <text:p text:style-name="P62"><text:span text:style-name="T79">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span></text:p>
        <text:p text:style-name="P62"><text:span text:style-name="T79">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span></text:p>
        <text:p text:style-name="P62"><text:span text:style-name="T76">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span></text:p>
        <text:p text:style-name="Standard"/>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
        <text:p text:style-name="Standard"><text:span text:style-name="T7">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span></text:p>
        <text:p text:style-name="Standard"/>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
        <text:p text:style-name="Standard">For the development of DigComp 3.0, the JRC, with input from experts and stakeholders, has carefully considered the balance between</text:p>
        <text:p text:style-name="Standard"/>
      </text:section>
      <text:section text:style-name="Sect1" text:name="Sectie2">
        <text:p text:style-name="P42"><text:bookmark text:name="2.6_AI_competence_in_DigComp_3.0"/><text:bookmark text:name="_bookmark19"/></text:p>
        <text:h text:style-name="P4" text:outline-level="2">AI-competentie in DigComp 3.0</text:h>
        <text:p text:style-name="Standard">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ce statements (in</text:p>
        <text:p text:style-name="Standard"/>
        <text:p text:style-name="Standard">Box3 provides more information on the meaning of AI-explicit and AI-implicit in DigComp 3.0.</text:p>
        <text:p text:style-name="P63"/>
        <text:p text:style-name="Standard">Box 3. Explicit and implicit AI competence in DigComp3.0.</text:p>
        <text:p text:style-name="Stand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 competence features explicitly, implicitly, or both, across</text:p>
        <text:p text:style-name="Standard">AI labelling of competence statements inSection 3 Annex 2and learning outcomes in broad guide only.as AI-explicit or AI-implicit is intended as a</text:p>
        <text:p text:style-name="Standard">AI-explicit or [AI-E] means that AI systems are explicitly relevant to thatcompetence.  Meanwhile,AI-implicit or [AI-I]  applies to competences for one or more of four reasons. The competence statement or learningcould:outcome</text:p>
        <text:list text:style-name="WWNum14">
          <text:list-item>
            <text:p text:style-name="P64">Involve the use of AI systems as one of several available digital technologies<text:line-break/>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p>
          </text:list-item>
          <text:list-item>
            <text:p text:style-name="P64">Involve the use of a digital technology that has AI system functionality embedded in it<text:line-break/>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64">Relate to an understanding of how AI systems operate<text:line-break/>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line-break/><text:span text:style-name="T81">and/or</text:span></text:p>
          </text:list-item>
          <text:list-item>
            <text:p text:style-name="P64">Relate to personal, ethical or societal implications of AI systems<text:line-break/>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Standard">Source: JRC own elaboration.</text:p>
        <text:p text:style-name="P65" loext:marker-style-name="T54"><text:bookmark text:name="3._DIGCOMP_3.0_FRAMEWORK"/><text:bookmark text:name="_bookmark21"/></text:p>
        <text:p text:style-name="P65" loext:marker-style-name="T54"/>
        <text:p text:style-name="P37" loext:marker-style-name="T68"/>
        <text:h text:style-name="P38" text:outline-level="1">DIGCOMP 3.0 RAAMWERK</text:h>
        <text:h text:style-name="P4" text:outline-level="2">Howto read DigComp 3.0</text:h>
        <text:p text:style-name="Standard">This</text:p>
        <text:p text:style-name="Standard"/>
        <text:p text:style-name="Standard"><text:bookmark text:name="Figure_6._How_to_read_DigComp_3.0_integr"/><text:span text:style-name="T2">Figure</text:span><text:span text:style-name="T16"> </text:span><text:span text:style-name="T2">6.</text:span><text:span text:style-name="T16"> </text:span>How<text:span text:style-name="T9"> </text:span>to<text:span text:style-name="T9"> </text:span>read<text:span text:style-name="T9"> </text:span>DigComp <text:span text:style-name="T7">3.0.</text:span></text:p>
        <text:p text:style-name="P12" loext:marker-style-name="T7"/>
        <text:p text:style-name="Standard"><text:span text:style-name="T7">[insert Figure 6]</text:span></text:p>
        <text:p text:style-name="P66" loext:marker-style-name="T54"/>
        <text:p text:style-name="Standard">Source: JRC own elaboration.</text:p>
        <text:p text:style-name="Standard"/>
      </text:section>
      <text:h text:style-name="P67" text:outline-level="1">DigComp</text:h>
      <text:p text:style-name="Standard"/>
      <text:p text:style-name="Standard">[insert DigComp 3.docx]</text:p>
      <text:p text:style-name="Standard"/>
      <text:h text:style-name="P68" text:outline-level="1">SLOTOPMERKINGEN</text:h>
      <text:p text:style-name="P69"><draw:custom-shape text:anchor-type="char" draw:z-index="50" draw:name="Graphic 972"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70" loext:marker-style-name="T47"/>
      <text:section text:style-name="Sect1" text:name="Sectie3">
        <text:p text:style-name="P71" loext:marker-style-name="T82"><text:bookmark text:name="REFERENCES"/><text:bookmark text:name="_bookmark25"/></text:p>
        <text:h text:style-name="P72" text:outline-level="1" loext:marker-style-name="T83"><text:span text:style-name="T83">REFERENCES</text:span><text:span text:style-name="T83"/></text:h>
        <text:p text:style-name="P73" loext:marker-style-name="T83"/>
        <text:p text:style-name="P74"><text:span text:style-name="T83">[insert references.docx]</text:span></text:p>
        <text:p text:style-name="Standard"/>
        <text:p text:style-name="Standard"/>
      </text:section>
      <text:h text:style-name="P75" text:outline-level="1"><text:bookmark text:name="LIST_OF_ACRONYMS"/><text:bookmark text:name="_bookmark26"/>LIST OF <text:span text:style-name="T1">ACRONYMS</text:span></text:h>
      <text:p text:style-name="P10" loext:marker-style-name="T3"/>
      <text:p text:style-name="Standard">[Insert Acronyms.docx]</text:p>
      <text:p text:style-name="Standard"/>
      <text:h text:style-name="P76" text:outline-level="1">GLOSSARYOF TERMS AND DEFINITIONS</text:h>
      <text:p text:style-name="P10" loext:marker-style-name="T3"/>
      <text:p text:style-name="Text_20_body" loext:marker-style-name="T3"><text:span text:style-name="T3">[Insert Glossary.docx]</text:span><text:span text:style-name="T3"/></text:p>
      <text:p text:style-name="P77" loext:marker-style-name="T3"/>
      <text:p text:style-name="P10" loext:marker-style-name="T3"/>
      <text:h text:style-name="Heading_20_1" text:outline-level="1">BIJLAGEN</text:h>
      <text:h text:style-name="P4" text:outline-level="2">Bijlage 1: Vergelijking van DigComp 2.2 en DigComp 3.0</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78"/>
      <text:p text:style-name="P79" loext:marker-style-name="T84"><text:bookmark text:name="Table_A1._A_comparison_of_the_components"/><text:span text:style-name="T38">Table</text:span><text:span text:style-name="T85"> </text:span><text:span text:style-name="T38">A1.</text:span><text:span text:style-name="T60"> </text:span><text:span text:style-name="T3">A</text:span><text:span text:style-name="T61"> </text:span><text:span text:style-name="T3">comparison of</text:span><text:span text:style-name="T61"> </text:span><text:span text:style-name="T3">the</text:span><text:span text:style-name="T61"> </text:span><text:span text:style-name="T3">components of</text:span><text:span text:style-name="T61"> </text:span><text:span text:style-name="T3">DigComp</text:span><text:span text:style-name="T61"> </text:span><text:span text:style-name="T3">2.2 and</text:span><text:span text:style-name="T61"> </text:span><text:span text:style-name="T3">2.2 </text:span><text:span text:style-name="T84">3.0.</text:span></text:p>
      <text:p text:style-name="P79"/>
      <table:table table:name="Tabel6" table:style-name="Tabel6">
        <table:table-column table:style-name="Tabel6.A"/>
        <table:table-column table:style-name="Tabel6.B"/>
        <table:table-row table:style-name="Tabel6.1">
          <table:table-cell table:style-name="Tabel6.A1" office:value-type="string">
            <text:p text:style-name="P80"><text:span text:style-name="T86">Component</text:span></text:p>
          </table:table-cell>
          <table:table-cell table:style-name="Tabel6.B1" office:value-type="string">
            <text:p text:style-name="P81"><text:span text:style-name="T87">Comparison of DigComp 2.2 and DigComp 3.3</text:span></text:p>
          </table:table-cell>
        </table:table-row>
        <table:table-row table:style-name="Tabel6.2">
          <table:table-cell table:style-name="Tabel6.A2" office:value-type="string">
            <text:p text:style-name="P82"><text:span text:style-name="T88">Definitie</text:span></text:p>
          </table:table-cell>
          <table:table-cell table:style-name="Tabel6.B2" office:value-type="string">
            <text:p text:style-name="P83"><text:span text:style-name="T3">The definition of digital competence used in DigComp 2.2 continues to be used unchanged in DigComp 3.0.</text:span></text:p>
          </table:table-cell>
        </table:table-row>
        <table:table-row table:style-name="Tabel6.3">
          <table:table-cell table:style-name="Tabel6.A3" office:value-type="string">
            <text:p text:style-name="P84"><text:span text:style-name="T88">Competence areas</text:span></text:p>
          </table:table-cell>
          <table:table-cell table:style-name="Tabel6.B3" office:value-type="string">
            <text:p text:style-name="P85"><text:span text:style-name="T3">Referred to as ‘Dimension 1’ in DigComp 2.2. Titles and descriptors of the competence area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3">
          <table:table-cell table:style-name="Tabel6.A4" office:value-type="string">
            <text:p text:style-name="P86"><text:span text:style-name="T88">Competences</text:span></text:p>
          </table:table-cell>
          <table:table-cell table:style-name="Tabel6.B4" office:value-type="string">
            <text:p text:style-name="P87"><text:span text:style-name="T3">Referred to as ‘Dimension 2’ in DigComp 2.2. The titles and descriptors of the competence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5">
          <table:table-cell table:style-name="Tabel6.A5" office:value-type="string">
            <text:p text:style-name="P88"><text:span text:style-name="T89">Proficiency levels</text:span></text:p>
          </table:table-cell>
          <table:table-cell table:style-name="Tabel6.B5" office:value-type="string">
            <text:p text:style-name="P89"><text:span text:style-name="T3">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span></text:p>
            <text:p text:style-name="P90"><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91"><text:span text:style-name="T90">Examples of knowledge, skills and attitudes</text:span></text:p>
          </table:table-cell>
          <table:table-cell table:style-name="Tabel6.B6" office:value-type="string">
            <text:p text:style-name="P92"><text:span text:style-name="T3">Referred to as ‘Dimension 4’ in DigComp 2.2, not reproduced in DigComp 3.0. DigComp 3.0 uses Dimension 4 as a foundational base from which to build the learning outcomes (see Annex 3 for more details), adding developments that have occurred since DigComp 2.2 was published in 2022.</text:span></text:p>
          </table:table-cell>
        </table:table-row>
        <table:table-row table:style-name="Tabel6.7">
          <table:table-cell table:style-name="Tabel6.A7" office:value-type="string">
            <text:p text:style-name="P93"><text:span text:style-name="T90">Use cases (employment and learning scenarios)</text:span></text:p>
          </table:table-cell>
          <table:table-cell table:style-name="Tabel6.B7" office:value-type="string">
            <text:p text:style-name="P94" loext:marker-style-name="T3"/>
            <text:p text:style-name="P95"><text:span text:style-name="T3">Referred to as ‘Dimension 5’ in DigComp 2.2, not reproduced in DigComp 3.0.</text:span></text:p>
          </table:table-cell>
        </table:table-row>
        <table:table-row table:style-name="Tabel6.8">
          <table:table-cell table:style-name="Tabel6.A8" office:value-type="string">
            <text:p text:style-name="P96"><text:span text:style-name="T88">Competence statements</text:span></text:p>
          </table:table-cell>
          <table:table-cell table:style-name="Tabel6.B8" office:value-type="string">
            <text:p text:style-name="P85"><text:span text:style-name="T3">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span></text:p>
          </table:table-cell>
        </table:table-row>
        <table:table-row table:style-name="Tabel6.3">
          <table:table-cell table:style-name="Tabel6.A9" office:value-type="string">
            <text:p text:style-name="P97"><text:span text:style-name="T88">Learning outcomes</text:span></text:p>
          </table:table-cell>
          <table:table-cell table:style-name="Tabel6.B9" office:value-type="string">
            <text:p text:style-name="P98"><text:span text:style-name="T3">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span></text:p>
          </table:table-cell>
        </table:table-row>
        <table:table-row table:style-name="Tabel6.10">
          <table:table-cell table:style-name="Tabel6.A10" office:value-type="string">
            <text:p text:style-name="P99"><text:span text:style-name="T88">Verklarende woordenlijst</text:span></text:p>
          </table:table-cell>
          <table:table-cell table:style-name="Tabel6.B10" office:value-type="string">
            <text:p text:style-name="P100"><text:span text:style-name="T3">Not a part of the integrated framework as such, the Glossary of Terms and Definitions of DigComp 3.0 has been significantly expanded from the Glossary in DigComp 2.2 to include some 120 terms to support consistent interpretation.</text:span></text:p>
          </table:table-cell>
        </table:table-row>
      </table:table>
      <text:p text:style-name="Standard">Source: JRC own elaboration.</text:p>
      <text:p text:style-name="P101" loext:marker-style-name="T11"/>
      <text:p text:style-name="P10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03"/>
      <text:p text:style-name="Standard"><text:bookmark text:name="Table_A2._Detailed_description_of_change"/><text:span text:style-name="T38">Table</text:span><text:span text:style-name="T60"> </text:span><text:span text:style-name="T38">A2.</text:span><text:span text:style-name="T95"> </text:span><text:span text:style-name="T3">Detailed</text:span><text:span text:style-name="T61"> </text:span><text:span text:style-name="T3">description of changes</text:span><text:span text:style-name="T61"> </text:span><text:span text:style-name="T3">made to competence</text:span><text:span text:style-name="T61"> </text:span><text:span text:style-name="T3">areas and competences</text:span><text:span text:style-name="T61"> </text:span><text:span text:style-name="T3">in DigComp</text:span><text:span text:style-name="T61"> </text:span><text:span text:style-name="T3">3.0 compared with</text:span><text:span text:style-name="T61"> </text:span><text:span text:style-name="T3">DigComp 2.2, together</text:span><text:span text:style-name="T61"> </text:span><text:span text:style-name="T3">with rationale -</text:span><text:span text:style-name="T61"> </text:span><text:span text:style-name="T3">Deleties zijn </text:span><text:span text:style-name="T96">in</text:span> <text:span text:style-name="T97">strikethrough</text:span><text:span text:style-name="T3">;</text:span><text:span text:style-name="T98"> </text:span><text:span text:style-name="T3">additions are</text:span><text:span text:style-name="T61"> </text:span><text:span text:style-name="T99">underlined</text:span><text:span text:style-name="T3">; rationale is</text:span><text:span text:style-name="T61"> </text:span><text:span text:style-name="T3">in </text:span><text:span text:style-name="T100">blauw </text:span><text:span text:style-name="T101">font</text:span><text:span text:style-name="T62">.</text:span></text:p>
      <text:p text:style-name="P104" loext:marker-style-name="T3"/>
      <text:p text:style-name="Standard">[Insert Table A2.docx]</text:p>
      <text:p text:style-name="Standard"/>
      <text:p text:style-name="Standard">Source: JRC own elaboration.</text:p>
      <text:section text:style-name="Sect1" text:name="Sectie4">
        <text:p text:style-name="P105" loext:marker-style-name="T11"/>
        <text:p text:style-name="P106">Table A3 shows how the DigComp 3.0 proficiency levels can be mapped to the 8 levels of DigComp 2.2 and also to a 6-level mapping that is used in some applications of DigComp. These aresuggested</text:p>
        <text:p text:style-name="P63"/>
        <text:p text:style-name="P107">TableA3: Relationship between the four proficiency levels of DigComp 3.0 and the eight levels of DigComp 2.2, along with an alternative 6-level mapping.</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64"><text:span text:style-name="T64">Beheersingsniveau</text:span><text:span text:style-name="T64"/></text:p>
              <text:p text:style-name="P108" loext:marker-style-name="T64"/>
            </table:table-cell>
            <table:table-cell table:style-name="Tabel7.A1" office:value-type="string">
              <text:p text:style-name="P108" loext:marker-style-name="T64"/>
            </table:table-cell>
            <table:table-cell table:style-name="Tabel7.A1" office:value-type="string">
              <text:p text:style-name="P17" loext:marker-style-name="T64"><text:span text:style-name="T64">6-niveaus voorgestelde toewijzing</text:span><text:span text:style-name="T64"/></text:p>
            </table:table-cell>
            <table:table-cell table:style-name="Tabel7.A1" office:value-type="string">
              <text:p text:style-name="P108" loext:marker-style-name="T64"/>
            </table:table-cell>
            <table:table-cell table:style-name="Tabel7.A1" office:value-type="string">
              <text:p text:style-name="P17" loext:marker-style-name="T64"><text:span text:style-name="T64">Korte beschrijving</text:span><text:span text:style-name="T64"/></text:p>
            </table:table-cell>
            <table:table-cell table:style-name="Tabel7.A1" office:value-type="string">
              <text:p text:style-name="P17" loext:marker-style-name="T64"><text:span text:style-name="T64">Doel</text:span><text:span text:style-name="T64"/></text:p>
            </table:table-cell>
          </table:table-row>
          <table:table-row table:style-name="Tabel7.1">
            <table:table-cell table:style-name="Tabel7.A1" table:number-rows-spanned="2" office:value-type="string">
              <text:p text:style-name="P17">Basis</text:p>
            </table:table-cell>
            <table:table-cell table:style-name="Tabel7.A1" office:value-type="string">
              <text:p text:style-name="P17">describes</text:p>
            </table:table-cell>
            <table:table-cell table:style-name="Tabel7.A1" office:value-type="string">
              <text:p text:style-name="P17">A1</text:p>
            </table:table-cell>
            <table:table-cell table:style-name="Tabel7.A1" table:number-rows-spanned="2" office:value-type="string">
              <text:p text:style-name="P17">Op basisniveau onthouden en voeren personen eenvoudige taken uit met begeleiding waar nodig.</text:p>
            </table:table-cell>
            <table:table-cell table:style-name="Tabel7.A1" office:value-type="string">
              <text:p text:style-name="P17">Aan de onderkant van het basisniveau hebben individuen begeleiding nodig om veel of de meeste eenvoudige taken te herkennen en uit te voeren.</text:p>
            </table:table-cell>
            <table:table-cell table:style-name="Tabel7.A1" table:number-rows-spanned="2" office:value-type="string">
              <text:p text:style-name="P17"/>
              <text:p text:style-name="P17"/>
              <text:p text:style-name="P17">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17">provides</text:p>
            </table:table-cell>
            <table:table-cell table:style-name="Tabel7.A1" office:value-type="string">
              <text:p text:style-name="P17">A2</text:p>
            </table:table-cell>
            <table:covered-table-cell table:style-name="Tabel7.A1"/>
            <table:table-cell table:style-name="Tabel7.A1" office:value-type="string">
              <text:p text:style-name="P17">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17">Gemiddeld</text:p>
            </table:table-cell>
            <table:table-cell table:style-name="Tabel7.A1" office:value-type="string">
              <text:p text:style-name="P17">provides</text:p>
            </table:table-cell>
            <table:table-cell table:style-name="Tabel7.A1" office:value-type="string">
              <text:p text:style-name="P17">B1</text:p>
            </table:table-cell>
            <table:table-cell table:style-name="Tabel7.A1" table:number-rows-spanned="2" office:value-type="string">
              <text:p text:style-name="P17">Op gemiddeld niveau identificeren en voeren personen welgedefinieerde taken uit en lossen ze welgedefinieerde problemen autonoom op.</text:p>
            </table:table-cell>
            <table:table-cell table:style-name="Tabel7.A1" office:value-type="string">
              <text:p text:style-name="P17">Aan de onderkant van het gemiddelde niveau tonen individuen enige autonomie om welomschreven taken te identificeren en uit te voeren en welomschreven problemen op te lossen.</text:p>
            </table:table-cell>
            <table:table-cell table:style-name="Tabel7.A1" table:number-rows-spanned="2" office:value-type="string">
              <text:p text:style-name="P17"/>
              <text:p text:style-name="P17"/>
              <text:p text:style-name="P17">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17">summarises</text:p>
            </table:table-cell>
            <table:table-cell table:style-name="Tabel7.A1" office:value-type="string">
              <text:p text:style-name="P17">B2</text:p>
            </table:table-cell>
            <table:covered-table-cell table:style-name="Tabel7.A1"/>
            <table:table-cell table:style-name="Tabel7.A1" office:value-type="string">
              <text:p text:style-name="P17">Aan de bovenkant van het gemiddelde niveau identificeren en voeren individuen met vertrouwen en autonoom welomschreven taken uit en lossen ze welomschreven problemen op.</text:p>
            </table:table-cell>
            <table:covered-table-cell table:style-name="Tabel7.A1"/>
          </table:table-row>
          <table:table-row table:style-name="Tabel7.6">
            <table:table-cell table:style-name="Tabel7.A1" table:number-rows-spanned="2" office:value-type="string">
              <text:p text:style-name="P17">Geavanceerd</text:p>
            </table:table-cell>
            <table:table-cell table:style-name="Tabel7.A1" office:value-type="string">
              <text:p text:style-name="P17">shows</text:p>
            </table:table-cell>
            <table:table-cell table:style-name="Tabel7.A1" table:number-rows-spanned="2" office:value-type="string">
              <text:p text:style-name="P17">C1</text:p>
            </table:table-cell>
            <table:table-cell table:style-name="Tabel7.A1" table:number-rows-spanned="2" office:value-type="string">
              <text:p text:style-name="P17">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17">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p>
            </table:table-cell>
            <table:table-cell table:style-name="Tabel7.A1" table:number-rows-spanned="2" office:value-type="string">
              <text:p text:style-name="P17"/>
              <text:p text:style-name="P17">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17">Zeer geavanceer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Op zeer geavanceerd niveau beoordelen, evalueren en lossen personen zeer complexe of gespecialiseerde problemen op om nieuwe oplossingen te creëren of bestaande aan te passen, waarbij ze anderen leiden en begeleiden indien en wanneer nodig.</text:p>
            </table:table-cell>
            <table:table-cell table:style-name="Tabel7.A1" office:value-type="string">
              <text:p text:style-name="P17">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17">Om persoonlijke, leer- en/of werkdoelen te ondersteunen, anderen te helpen effectief deel te nemen aan de samenleving, anderen te leiden of te ondersteunen bij het bereiken van complexe doelen, en/of leiding te 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an de bovenkant van het zeer gevorderde niveau leiden en begeleiden individuen anderen bij het creëren van oplossingen voor zeer complexe of gespecialiseerde problemen.</text:p>
            </table:table-cell>
            <table:covered-table-cell table:style-name="Tabel7.A1"/>
          </table:table-row>
        </table:table>
        <text:p text:style-name="Standard">Annex 1 compares DigComp 3.0 with the previous version by providing an overview of the changes (</text:p>
      </text:section>
      <text:section text:style-name="Sect1" text:name="Sectie5">
        <text:p text:style-name="P19" loext:marker-style-name="T41"><text:bookmark text:name="Annex_2:_DigComp_3.0_learning_outcomes"/><text:bookmark text:name="_bookmark33"/></text:p>
        <text:h text:style-name="P109" text:outline-level="2">Annex 2: DigComp 3.0 learning <text:span text:style-name="T1">outcomes</text:span></text:h>
        <text:h text:style-name="Heading_20_3" text:outline-level="3"><text:bookmark text:name="A2.1_Features"/></text:h>
        <text:h text:style-name="Heading_20_3" text:outline-level="3">A2.1<text:span text:style-name="T30"> </text:span>FEATURES</text:h>
        <text:p text:style-name="P110">Each<text:span text:style-name="T10"> DigComp 3.0 learning outcome statement follows the same structure, verb(s) followed by object. See Table A4 for some examples.</text:span></text:p>
        <text:p text:style-name="P111"><text:bookmark text:name="Table_A4:_Examples_of_learning_outcome_s"/><text:span text:style-name="T38">Table</text:span><text:span text:style-name="T65"> </text:span><text:span text:style-name="T38">A4:</text:span><text:span text:style-name="T102"> </text:span><text:span text:style-name="T3">Examples</text:span><text:span text:style-name="T62"> </text:span><text:span text:style-name="T3">of</text:span><text:span text:style-name="T61"> </text:span><text:span text:style-name="T3">learning</text:span><text:span text:style-name="T61"> </text:span><text:span text:style-name="T3">outcome</text:span><text:span text:style-name="T61"> </text:span><text:span text:style-name="T62">statements.</text:span> </text:p>
        <text:p text:style-name="P11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66">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Proficiency level</text:p>
            </table:table-cell>
            <table:table-cell table:style-name="Tabel8.A1" office:value-type="string">
              <text:p text:style-name="P17">Learning outcome statement</text:p>
            </table:table-cell>
          </table:table-row>
          <table:table-row table:style-name="Tabel8.3">
            <table:table-cell table:style-name="Tabel8.A1" office:value-type="string">
              <text:p text:style-name="P17"><draw:custom-shape text:anchor-type="char" draw:z-index="57" draw:name="Group 1147" draw:style-name="gr4" draw:text-style-name="P5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55" draw:name="Group 1149" draw:style-name="gr4" draw:text-style-name="P5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4" draw:name="Group 1151" draw:style-name="gr22" draw:text-style-name="P14"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c</text:p>
            </table:table-cell>
            <table:table-cell table:style-name="Tabel8.A1" office:value-type="string">
              <text:p text:style-name="P17">Identify common forms and uses of digital identity.</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Intermediate</text:p>
            </table:table-cell>
            <table:table-cell table:style-name="Tabel8.A1" office:value-type="string">
              <text:p text:style-name="P17"><draw:custom-shape text:anchor-type="char" draw:z-index="56" draw:name="Group 1153" draw:style-name="gr10" draw:text-style-name="P55" svg:width="0.036cm" svg:height="0.036cm" svg:x="9.296cm" svg:y="-0.67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Select appropriate digital search tools based on information needs.</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0" draw:name="Group 1155" draw:style-name="gr23" draw:text-style-name="P5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Advanced</text:p>
            </table:table-cell>
            <table:table-cell table:style-name="Tabel8.A1" office:value-type="string">
              <text:p text:style-name="P17"><draw:custom-shape text:anchor-type="char" draw:z-index="58" draw:name="Group 1157" draw:style-name="gr10" draw:text-style-name="P55" svg:width="0.036cm" svg:height="0.036cm" svg:x="9.296cm" svg:y="1.65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59" draw:name="Group 1159" draw:style-name="gr5" draw:text-style-name="P55" svg:width="0.036cm" svg:height="0.036cm" svg:x="9.19cm" svg:y="-0.88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Prioritise transparent and ethical practices in digital content integration and re-elaboration tasks.</text:p>
            </table:table-cell>
          </table:table-row>
        </table:table>
        <text:p text:style-name="Standard">Source: JRC own elaboration.</text:p>
        <text:p text:style-name="P113" loext:marker-style-name="T11"/>
        <text:p text:style-name="P114" loext:marker-style-name="T2"/>
        <text:p text:style-name="P31"><text:span text:style-name="T2">Table A5 </text:span>lists examples of verbs for learning outcomes describing knowledge, skills<text:span text:style-name="T7"> </text:span>and<text:span text:style-name="T7"> </text:span>attitudes<text:span text:style-name="T7"> </text:span>at<text:span text:style-name="T7"> </text:span>Basic,<text:span text:style-name="T7"> </text:span>Intermediate,<text:span text:style-name="T7"> </text:span>Advanced<text:span text:style-name="T7"> </text:span>and<text:span text:style-name="T7"> </text:span>Highly<text:span text:style-name="T7"> </text:span>Advanced<text:span text:style-name="T7"> </text:span>levels. The choice of verbs is guided by Bloom’s taxonomy (Anderson &amp; Krathwohl, 2001), considering also relevant features of other taxonomies (e.g. Irvine,<text:span text:style-name="T34"> </text:span>2021). Some verbs repeat across levels in Table A5. This is intentional, since the content of learning outcomes does not only vary by cognitive demand (which is suggested by the verb) but also varies in level of complexity and autonomy (which<text:span text:style-name="T10"> </text:span>are<text:span text:style-name="T10"> </text:span>suggested<text:span text:style-name="T10"> </text:span>in<text:span text:style-name="T10"> </text:span>the<text:span text:style-name="T10"> </text:span>object<text:span text:style-name="T10"> </text:span>of<text:span text:style-name="T10"> </text:span>each<text:span text:style-name="T10"> </text:span>learning<text:span text:style-name="T10"> </text:span>outcome<text:span text:style-name="T7"> </text:span>statement).<text:span text:style-name="T10"> </text:span><text:span text:style-name="T2">Box</text:span><text:span text:style-name="T77"> </text:span><text:span text:style-name="T2">A1 </text:span>summarises the main features of the DigComp 3.0 learning outcomes.</text:p>
        <text:p text:style-name="P115"/>
        <text:p text:style-name="P116" loext:marker-style-name="T79"><text:span text:style-name="T79">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span text:style-name="T79"/></text:p>
        <text:p text:style-name="P117" loext:marker-style-name="T79"><text:bookmark text:name="_bookmark34"/><text:bookmark text:name="Table_A5:_Examples_of_verbs_used_for_lea"/></text:p>
        <text:p text:style-name="P118"><text:span text:style-name="T38">Table</text:span><text:span text:style-name="T102"> </text:span><text:span text:style-name="T38">A5:</text:span><text:span text:style-name="T103"> </text:span><text:span text:style-name="T3">Examples</text:span><text:span text:style-name="T96"> </text:span><text:span text:style-name="T3">of</text:span><text:span text:style-name="T96"> </text:span><text:span text:style-name="T3">verbs</text:span><text:span text:style-name="T96"> </text:span><text:span text:style-name="T3">used</text:span><text:span text:style-name="T96"> </text:span><text:span text:style-name="T3">for</text:span><text:span text:style-name="T96"> </text:span><text:span text:style-name="T3">learning</text:span><text:span text:style-name="T96"> </text:span><text:span text:style-name="T3">outcomes</text:span><text:span text:style-name="T96"> </text:span><text:span text:style-name="T3">describing</text:span><text:span text:style-name="T96"> </text:span><text:span text:style-name="T3">knowledge,</text:span><text:span text:style-name="T96"> </text:span><text:span text:style-name="T3">skills and attitudes.</text:span><text:span text:style-name="T104">11</text:span></text:p>
        <text:p text:style-name="P119" loext:marker-style-name="T3"/>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64"><text:span text:style-name="T64">Level</text:span><text:span text:style-name="T64"/></text:p>
            </table:table-cell>
            <table:table-cell table:style-name="Tabel9.A1" office:value-type="string">
              <text:p text:style-name="P17" loext:marker-style-name="T64"><text:span text:style-name="T64">Short Description of proficiency level</text:span><text:span text:style-name="T64"/></text:p>
            </table:table-cell>
            <table:table-cell table:style-name="Tabel9.A1" office:value-type="string">
              <text:p text:style-name="P17" loext:marker-style-name="T64"><text:span text:style-name="T64">Examples of verbs used in learning outcomes statements</text:span><text:span text:style-name="T64"/></text:p>
            </table:table-cell>
          </table:table-row>
          <table:table-row table:style-name="Tabel9.2">
            <table:table-cell table:style-name="Tabel9.A1" office:value-type="string">
              <text:p text:style-name="P17">Basic</text:p>
            </table:table-cell>
            <table:table-cell table:style-name="Tabel9.A1" office:value-type="string">
              <text:p text:style-name="P17">Remember and implement simple tasks with guidance as needed.</text:p>
            </table:table-cell>
            <table:table-cell table:style-name="Tabel9.A1" office:value-type="string">
              <text:p text:style-name="P17">Knowledge: Recognise, Identify, Distinguish between</text:p>
              <text:p text:style-name="P17">Skills: Use, Apply, Implement</text:p>
              <text:p text:style-name="P17">Attitudes: Acknowledge the importance, Acknowledge the benefits</text:p>
            </table:table-cell>
          </table:table-row>
          <table:table-row table:style-name="Tabel9.3">
            <table:table-cell table:style-name="Tabel9.A1" office:value-type="string">
              <text:p text:style-name="P17">Intermediate</text:p>
            </table:table-cell>
            <table:table-cell table:style-name="Tabel9.A1" office:value-type="string">
              <text:p text:style-name="P17">Identify and implement well-defined tasks and solve well-defined problems autonomously.</text:p>
            </table:table-cell>
            <table:table-cell table:style-name="Tabel9.A1" office:value-type="string">
              <text:p text:style-name="P17">Knowledge: Recognise, Identify, Distinguish between, Define, Describe</text:p>
              <text:p text:style-name="P17">Skills: Use, Apply, Select, Assess</text:p>
              <text:p text:style-name="P17">Attitudes: Acknowledge the importance, Acknowledge the benefits, Prioritise, Purposefully explore, Participate in</text:p>
            </table:table-cell>
          </table:table-row>
          <table:table-row table:style-name="Tabel9.4">
            <table:table-cell table:style-name="Tabel9.A1" office:value-type="string">
              <text:p text:style-name="P17">Advanced</text:p>
            </table:table-cell>
            <table:table-cell table:style-name="Tabel9.A1" office:value-type="string">
              <text:p text:style-name="P17">Assess and apply solutions to a variety of complex tasks autonomously and adapt to a variety of contexts to evaluate and execute tasks appropriately, guiding others if and as required.</text:p>
            </table:table-cell>
            <table:table-cell table:style-name="Tabel9.A1" office:value-type="string">
              <text:p text:style-name="P17">Knowledge: Identify, Define, Describe</text:p>
              <text:p text:style-name="P17">Skills: Assess, Apply, Combine, Assist others, Support others</text:p>
              <text:p text:style-name="P17">Attitudes: Acknowledge the importance, Acknowledge the benefits, Take account of, Prioritise, Continually explore</text:p>
            </table:table-cell>
          </table:table-row>
          <table:table-row table:style-name="Tabel9.5">
            <table:table-cell table:style-name="Tabel9.A1" office:value-type="string">
              <text:p text:style-name="P17">Highly advanced</text:p>
            </table:table-cell>
            <table:table-cell table:style-name="Tabel9.A1" office:value-type="string">
              <text:p text:style-name="P17">Assess, evaluate and resolve highly complex or specialised problems to create new solutions or adapt existing ones, leading and guiding others if and as required.</text:p>
            </table:table-cell>
            <table:table-cell table:style-name="Tabel9.A1" office:value-type="string">
              <text:p text:style-name="P17">Knowledge: No knowledge learning outcomes are included in Highly Advanced levels: This element is captured under Attitudes (stay informed about).</text:p>
              <text:p text:style-name="P17">Skills: Assess and evaluate, Develop and implement, Lead or contribute to, Design, Advise, Explain</text:p>
              <text:p text:style-name="P17">Attitudes: Acknowledge the importance, Acknowledge the benefits, Stay informed about, Promote and support</text:p>
            </table:table-cell>
          </table:table-row>
        </table:table>
        <text:p text:style-name="Standard">Source: JRC own elaboration.</text:p>
        <text:p text:style-name="P120"><text:bookmark text:name="Box_A1:_Main_features_of_DigComp_3.0_lea"/><text:span text:style-name="T2">Box</text:span><text:span text:style-name="T77"> </text:span><text:span text:style-name="T2">A1:</text:span><text:span text:style-name="T105"> </text:span>Main<text:span text:style-name="T9"> </text:span>features<text:span text:style-name="T9"> </text:span>of<text:span text:style-name="T9"> </text:span>DigComp<text:span text:style-name="T9"> </text:span>3.0<text:span text:style-name="T9"> </text:span>learning <text:span text:style-name="T1">outcomes.</text:span></text:p>
        <text:p text:style-name="P121" loext:marker-style-name="T62"/>
        <text:p text:style-name="Standard">There are 523 learning outcomes in total. The number of learning outcomes varies across competences.</text:p>
        <text:p text:style-name="Standard">DigComp 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p>
        <text:p text:style-name="Standard">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p>
        <text:p text:style-name="Standard">The learning outcomes are relatively balanced across Knowledge (42%, 217) and Skills (38%, 199), with a lower percentage related to Attitudes (20%, 107).</text:p>
        <text:p text:style-name="Standard">Each learning outcome has a unique ID. The ID starts with ‘LO’ to distinguish it from competence statements in Section 3 (those ones start with ‘CS’) and includes the competence number. For example, the IDs of the 21 learning outcomes for Competence 1.1 are LO1.1.01 to LO1.1.21.</text:p>
        <text:p text:style-name="Standard">The numbering of the competence statements (Section 3) and the learning outcomes (in this Annex) do not correspond, since there are more learning outcomes than competence statements. For example, the content of CS1.1.08 does not correspond to LO1.1.08.</text:p>
        <text:p text:style-name="Standard">Source:<text:span text:style-name="T7"> JRC own elaboration.</text:span></text:p>
      </text:section>
      <text:h text:style-name="P122" text:outline-level="5"><text:bookmark text:name="A2.2_Practical_considerations"/><text:bookmark text:name="_bookmark35"/><text:span text:style-name="T106">A2.2</text:span><text:span text:style-name="T107"> </text:span><text:span text:style-name="T106">PRACTICAL</text:span><text:span text:style-name="T108"> </text:span><text:span text:style-name="T109">CONSIDERATIONS</text:span></text:h>
      <text:p text:style-name="Standard">Based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p>
      <text:p text:style-name="Standard"><text:bookmark text:name="Box_A2:_Suggested_steps_and_readings_for"/>Box A2: Suggested steps and readings for implementing DigComp 3.0 learning outcomes.</text:p>
      <text:p text:style-name="Standard"/>
      <text:p text:style-name="Standard">The steps below are suggestions that could be adapted for specific uses of DigComp 3.0 learning outcomes.</text:p>
      <text:list text:style-name="WWNum15">
        <text:list-item>
          <text:p text:style-name="P123">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23">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23">Evalueer vroeg in het project het DigComp 3.0-kader, zodat de betrokkenen er vertrouwd mee raken.</text:p>
        </text:list-item>
        <text:list-item>
          <text:p text:style-name="P123">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23">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23">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23">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23">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24"><text:span text:style-name="T38">Suggested reading:</text:span></text:p>
      <text:list text:style-name="WWNum10">
        <text:list-item>
          <text:p text:style-name="P125"><text:span text:style-name="T110">Cedefop’s (2022) </text:span><text:a xlink:type="simple" xlink:href="https://www.cedefop.europa.eu/en/publications/4209" text:style-name="ListLabel_20_187" text:visited-style-name="ListLabel_20_187"><text:span text:style-name="T111">Het definiëren, schrijven en toepassen van Leerresultaten – Een Europees Handboek (tweede editie)</text:span></text:a><text:span text:style-name="T112"> </text:span><text:span text:style-name="T3">is bedoeld voor individuen en instellingen die betrokken zijn bij het definiëren en schrijven van Leerresultaten.</text:span><text:span text:style-name="T84"> </text:span><text:span text:style-name="T3">are</text:span><text:span text:style-name="T84"> </text:span><text:span text:style-name="T3">Het</text:span><text:span text:style-name="T84"> </text:span><text:span text:style-name="T3">biedt</text:span><text:span text:style-name="T84"> </text:span><text:span text:style-name="T3">concreet</text:span><text:span text:style-name="T84"> </text:span><text:span text:style-name="T3">voorbeelden</text:span><text:span text:style-name="T84"> </text:span><text:span text:style-name="T3">en</text:span><text:span text:style-name="T84"> </text:span><text:span text:style-name="T3">biedt</text:span><text:span text:style-name="T84"> </text:span><text:span text:style-name="T3">een</text:span><text:span text:style-name="T84"> </text:span><text:span text:style-name="T3">overzicht</text:span><text:span text:style-name="T84"> </text:span><text:span text:style-name="T3">Article</text:span><text:span text:style-name="T84"> </text:span><text:span text:style-name="T3">users</text:span><text:span text:style-name="T84"> </text:span><text:span text:style-name="T3">richtlijnen</text:span><text:span text:style-name="T84"> </text:span><text:span text:style-name="T3">en</text:span><text:span text:style-name="T84"> </text:span><text:span text:style-name="T3">onderzoek.</text:span><text:span text:style-name="T84"> </text:span><text:span text:style-name="T3">Cedefop</text:span><text:span text:style-name="T84"> </text:span><text:span text:style-name="T3">Learning</text:span><text:span text:style-name="T84"> </text:span><text:span text:style-name="T3">heeft</text:span><text:span text:style-name="T84"> </text:span><text:span text:style-name="T3">ook</text:span><text:span text:style-name="T84"> </text:span><text:span text:style-name="T3">ontwikkeld</text:span><text:span text:style-name="T84"> </text:span><text:span text:style-name="T3">een</text:span><text:span text:style-name="T84"> </text:span><text:a xlink:type="simple" xlink:href="https://data.europa.eu/data/datasets/learning-outcomes-resources?locale=en" text:style-name="ListLabel_20_188" text:visited-style-name="ListLabel_20_188"><text:span text:style-name="T3">dataset met richtmateriaal</text:span></text:a><text:span text:style-name="T3">.</text:span></text:p>
        </text:list-item>
        <text:list-item>
          <text:p text:style-name="P126"><text:span text:style-name="T110">Internationaal</text:span><text:span text:style-name="T113"> </text:span><text:span text:style-name="T110">Commission</text:span><text:span text:style-name="T113"> </text:span><text:span text:style-name="T110">(2012).</text:span><text:span text:style-name="T113"> </text:span><text:span text:style-name="T110">en</text:span><text:span text:style-name="T113"> </text:span><text:span text:style-name="T110">Vereniging</text:span><text:span text:style-name="T113"> </text:span><text:span text:style-name="T110">Article</text:span><text:span text:style-name="T113"> </text:span><text:span text:style-name="T110">Commission</text:span><text:span text:style-name="T113"> </text:span><text:span text:style-name="T110">Uitgevers</text:span><text:span text:style-name="T113"> </text:span><text:span text:style-name="T110">Defining,</text:span><text:span text:style-name="T113"> </text:span><text:a xlink:type="simple" xlink:href="https://www.testpublishers.org/assets/Guidelines%20for%20Technology-Based%20Assessment%20v2022.11.08.pdf" text:style-name="ListLabel_20_187" text:visited-style-name="ListLabel_20_187"><text:span text:style-name="T111">Richtlijnen voor technologiegebaseerde beoordeling (versie 1.1)</text:span></text:a><text:span text:style-name="T114"> </text:span><text:span text:style-name="T3">biedt</text:span><text:span text:style-name="T61"> </text:span><text:span text:style-name="T3">richtlijnen</text:span><text:span text:style-name="T61"> </text:span><text:span text:style-name="T3">en</text:span><text:span text:style-name="T61"> </text:span><text:span text:style-name="T3">beste</text:span><text:span text:style-name="T61"> </text:span><text:span text:style-name="T3">praktijken</text:span><text:span text:style-name="T61"> </text:span><text:span text:style-name="T3">example,</text:span><text:span text:style-name="T61"> </text:span><text:span text:style-name="T115">development</text:span><text:span text:style-name="T3">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Source: JRC own elaboration.</text:p>
      <text:h text:style-name="P127" text:outline-level="2"><text:bookmark text:name="A2.3_Learning_outcomes"/><text:bookmark text:name="_bookmark36"/>A2.3<text:span text:style-name="T116"> </text:span>LEARNING<text:span text:style-name="T117"> </text:span><text:span text:style-name="T1">OUTCOMES</text:span></text:h>
      <text:p text:style-name="P128"><text:span text:style-name="T79">Learning</text:span><text:span text:style-name="T118"> </text:span><text:span text:style-name="T79">outcomes</text:span><text:span text:style-name="T119"> </text:span><text:span text:style-name="T79">are</text:span><text:span text:style-name="T118"> </text:span><text:span text:style-name="T79">also</text:span><text:span text:style-name="T119"> </text:span><text:span text:style-name="T79">available</text:span><text:span text:style-name="T119"> </text:span><text:span text:style-name="T79">in</text:span><text:span text:style-name="T118"> </text:span><text:span text:style-name="T79">spreadsheet</text:span><text:span text:style-name="T119"> </text:span><text:span text:style-name="T79">format</text:span><text:span text:style-name="T118"> </text:span><text:span text:style-name="T79">and</text:span><text:span text:style-name="T119"> </text:span><text:span text:style-name="T79">as</text:span><text:span text:style-name="T119"> </text:span><text:span text:style-name="T79">a</text:span><text:span text:style-name="T118"> </text:span><text:span text:style-name="T79">linked</text:span><text:span text:style-name="T119"> </text:span><text:span text:style-name="T79">open</text:span><text:span text:style-name="T119"> </text:span><text:span text:style-name="T79">dataset</text:span><text:span text:style-name="T118"> </text:span><text:span text:style-name="T79">in</text:span><text:span text:style-name="T119"> </text:span><text:span text:style-name="T79">JSON</text:span><text:span text:style-name="T118"> </text:span><text:span text:style-name="T79">format</text:span><text:span text:style-name="T119"> </text:span><text:span text:style-name="T79">on</text:span><text:span text:style-name="T119"> </text:span><text:span text:style-name="T79">the</text:span><text:span text:style-name="T118">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20">JRC-DigComp web space</text:span></text:a><text:span text:style-name="T118">.</text:span></text:p>
      <text:p text:style-name="Standard"/>
      <text:p text:style-name="Standard">[Insert Learning Outcomes.docx]</text:p>
      <text:p text:style-name="Standard"/>
      <text:section text:style-name="Sect1" text:name="Sectie6">
        <text:p text:style-name="P19" loext:marker-style-name="T41"><text:bookmark text:name="Annex_3:_Phases_in_the_development_of_Di"/><text:bookmark text:name="_bookmark55"/></text:p>
        <text:h text:style-name="P20" text:outline-level="2">Annex<text:span text:style-name="T1"> </text:span>3: Phases in the development of DigComp <text:span text:style-name="T5">3.0</text:span></text:h>
        <text:p text:style-name="P129">Development work on DigComp 3.0 took place across four phases. Many individuals<text:span text:style-name="T10"> supported and contributed to the work at each phase, all of whom are listed in the Acknowledgements.</text:span></text:p>
        <text:p text:style-name="P129"/>
        <text:h text:style-name="Heading_20_3" text:outline-level="3">PHASE<text:span text:style-name="T121"> </text:span>1:<text:span text:style-name="T122"> </text:span>INITIAL<text:span text:style-name="T122"> </text:span><text:span text:style-name="T1">SCOPING</text:span></text:h>
        <text:p text:style-name="P130">Initial scoping work took place during December 2023-June 2024. It consisted of a call for DigComp-related submissions and their analysis, and a scoping literature<text:span text:style-name="T7"> and policy review. The aims of Phase 1 were to establish an initial set of learning outcomes and to identify general directions for the DigComp 3.0 update for discussion with experts in Phase 2.</text:span></text:p>
        <text:h text:style-name="P131" text:outline-level="4">PHASE 1.1: DIGCOMP SUBMISSIONS AND ESTABLISHMENT OF ‘FOUNDATION SET’ OF LEARNING OUTCOMES</text:h>
        <text:p text:style-name="P132"/>
        <text:p text:style-name="P133">The call for submissions was issued across four main channels: the <text:a xlink:type="simple" xlink:href="https://www.digcomphub.eu/european-digcomp-community-of-practice/" text:style-name="ListLabel_20_182" text:visited-style-name="ListLabel_20_182"><text:span text:style-name="T8">DigComp </text:span><text:span text:style-name="T8">Community of Practice</text:span></text:a>;<text:span text:style-name="T7"> </text:span>the<text:span text:style-name="T7"> </text:span><text:a xlink:type="simple" xlink:href="https://digital-skills-jobs.europa.eu/en" text:style-name="ListLabel_20_182" text:visited-style-name="ListLabel_20_182"><text:span text:style-name="T8">Digital Skills and Jobs Platform</text:span></text:a>;<text:span text:style-name="T7"> </text:span>the<text:span text:style-name="T7"> </text:span><text:a xlink:type="simple" xlink:href="https://education.ec.europa.eu/focus-topics/digital-education/action-plan/european-digital-education-hub" text:style-name="ListLabel_20_182" text:visited-style-name="ListLabel_20_182"><text:span text:style-name="T8">Digital Education </text:span><text:span text:style-name="T8">Hub</text:span></text:a>; and via <text:a xlink:type="simple" xlink:href="https://www.linkedin.com/" text:style-name="ListLabel_20_182" text:visited-style-name="ListLabel_20_182"><text:span text:style-name="T8">LinkedIn</text:span></text:a><text:span text:style-name="T27"> </text:span>in December 2023, and the submission period closed in March 2024. The call was targeted to existing users of the DigComp framework in formal, informal and non-formal learning contexts, including assessment and certification, in a European, national, regional or local initiative. The call sought information on initiatives that provided examples of learning outcomes (or similar) developed on the basis of DigComp. In all, 50 submissions were received from 16 countries (Austria, Denmark, Estonia, Finland, France, Germany, Greece, Ireland,<text:span text:style-name="T10"> </text:span>Italy,<text:span text:style-name="T10"> </text:span>Latvia,<text:span text:style-name="T10"> </text:span>Lithuania,<text:span text:style-name="T10"> </text:span>Luxembourg,<text:span text:style-name="T10"> </text:span>the<text:span text:style-name="T10"> </text:span>Netherlands,<text:span text:style-name="T10"> </text:span>Portugal,<text:span text:style-name="T10"> </text:span>Spain<text:span text:style-name="T10"> </text:span>and Ukraine) and three European-level organisations. The submission were reviewed against the submission criteria (covering three or more of the five competence areas; link competences to proficiency; and developed since 2018), and divided into <text:span text:style-name="T11">Highly relevant (16)</text:span>; <text:span text:style-name="T11">Quite relevant (14); Somewhat relevant (11); and Out of</text:span><text:span text:style-name="T123"> </text:span><text:span text:style-name="T11">scope</text:span><text:span text:style-name="T123"> </text:span><text:span text:style-name="T11">(9)</text:span><text:span text:style-name="T123"> </text:span>categories<text:span text:style-name="T10"> </text:span>–<text:span text:style-name="T10"> </text:span>giving<text:span text:style-name="T10"> </text:span>a<text:span text:style-name="T10"> </text:span>higher<text:span text:style-name="T10"> </text:span>relevance<text:span text:style-name="T10"> </text:span>rating<text:span text:style-name="T10"> </text:span>to<text:span text:style-name="T10"> </text:span>initiatives<text:span text:style-name="T10"> </text:span>based<text:span text:style-name="T10"> </text:span>on DigComp 2.2 and which contained learning outcomes or equivalents.</text:p>
        <text:p text:style-name="P63"/>
        <text:p text:style-name="P134">The<text:span text:style-name="T7"> </text:span>learning<text:span text:style-name="T7"> </text:span>outcome<text:span text:style-name="T7"> </text:span>statements<text:span text:style-name="T7"> </text:span>were<text:span text:style-name="T7"> </text:span>extracted<text:span text:style-name="T7"> </text:span>from<text:span text:style-name="T7"> </text:span>the<text:span text:style-name="T7"> </text:span>16<text:span text:style-name="T7"> </text:span><text:span text:style-name="T11">Highly</text:span><text:span text:style-name="T124"> </text:span><text:span text:style-name="T11">relevant </text:span>submissions (which came from nine EU countries and two European-level organisations) and formatted and merged into a single dataset, which we refer to here as the ‘learning outcomes dataset’. Where needed, submissions were translated from their source languages to English using the European Commission’s<text:span text:style-name="T6"> </text:span><text:a xlink:type="simple" xlink:href="https://commission.europa.eu/resources/etranslation_en" text:style-name="ListLabel_20_182" text:visited-style-name="ListLabel_20_182"><text:span text:style-name="T8">eTranslation tool</text:span></text:a>.<text:span text:style-name="T6"> </text:span>In<text:span text:style-name="T6"> </text:span>all,<text:span text:style-name="T6"> </text:span>2,488<text:span text:style-name="T6"> </text:span>learning<text:span text:style-name="T6"> </text:span>outcomes<text:span text:style-name="T6"> </text:span>were<text:span text:style-name="T6"> </text:span>extracted.</text:p>
        <text:p text:style-name="P132"/>
        <text:p text:style-name="P135">A<text:span text:style-name="T6"> ‘foundation’ set of 386 learning outcomes which were compiled from the 304 examples from Dimension 4 and Annexes 2 and 3 of DigComp 2.2 (Vuorikari et al., 2022a) and the 72 items from the DigComp Self-Assessment Tool (DigCompSAT) item bank (Clifford et al., 2020) was then added to the learning outcomes dataset.</text:span></text:p>
        <text:p text:style-name="P132"/>
        <text:p text:style-name="P136">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63"/>
        <text:p text:style-name="P137"><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138"/>
        <text:h text:style-name="P139" text:outline-level="4">PHASE 1.2: LITERATURE AND POLICY REVIEW FOR GAP ANALYSIS OF DIGCOMP LEARNING OUTCOMES ‘FOUNDATION SET’</text:h>
        <text:p text:style-name="P140"/>
        <text:p text:style-name="P141">In parallel with the DigComp submissions, the JRC researched and compiled information<text:span text:style-name="T5"> </text:span>via<text:span text:style-name="T5"> </text:span>a<text:span text:style-name="T5"> </text:span>scoping<text:span text:style-name="T5"> </text:span>review<text:span text:style-name="T5"> </text:span>of<text:span text:style-name="T5"> </text:span>relevant<text:span text:style-name="T5"> </text:span>research<text:span text:style-name="T5"> </text:span>and<text:span text:style-name="T5"> </text:span>policy.<text:span text:style-name="T5"> </text:span>Sources<text:span text:style-name="T5"> </text:span>were <text:bookmark text:name="_bookmark56"/>identified<text:span text:style-name="T18"> </text:span>through<text:span text:style-name="T18"> </text:span>the<text:span text:style-name="T18"> </text:span>more<text:span text:style-name="T18"> </text:span>traditional<text:span text:style-name="T18"> </text:span>literature<text:span text:style-name="T18"> </text:span>search<text:span text:style-name="T18"> </text:span>(prioritising<text:span text:style-name="T18"> </text:span>systematic reviews and high-quality sources) as well as through targeted reviews of the grey literature (e.g., ERASMUS+ project documentation, policy reports). The purpose of this review was not to be exhaustive but rather to obtain sufficient relevant and high-quality information to combine with the learning outcomes dataset in preparation for expert review in Phase 2.</text:p>
        <text:p text:style-name="P132"/>
        <text:p text:style-name="P142">Sources were grouped into broad themes, and a gap analysis between their contents and the learning outcomes dataset was carried out. Here, ‘gap<text:span text:style-name="T7"> analysis’ refers to an assessment of text that was extracted from the sources in the scoping review (concepts, competences, learning outcomes,etc.). Each text extract was first assessed to see if it fit the broad, transversal nature of DigComp and thematic priorities of DigComp 3.0. If so, it was then reviewed against the learning outcomes dataset to check whether or not the concept or skill represented by each text extract was included. If not, the content was incorporated through the drafting of a new learning outcome statement. Illustrative examples of the 100 or so sources consulted in the scoping review are shown in Table A6.</text:span></text:p>
        <text:p text:style-name="P143">The <text:span text:style-name="T2">output of Phase 1 consisted of a draft set of 565 learning outcomes, accompanied by a paper describing how they had been constructed and some initial proposals for DigComp 3.0 priorities.</text:span></text:p>
      </text:section>
      <text:p text:style-name="P144" loext:marker-style-name="T3"/>
      <text:p text:style-name="Standard" loext:marker-style-name="T84"><text:bookmark text:name="Table_A6._Illustrative_examples_of_sourc"/><text:span text:style-name="T38">Table</text:span><text:span text:style-name="T85"> </text:span><text:span text:style-name="T38">A6.</text:span><text:span text:style-name="T60"> </text:span><text:span text:style-name="T3">Illustrative</text:span><text:span text:style-name="T61"> </text:span><text:span text:style-name="T3">examples of</text:span><text:span text:style-name="T61"> </text:span><text:span text:style-name="T3">sources</text:span><text:span text:style-name="T61"> </text:span><text:span text:style-name="T3">consulted during</text:span><text:span text:style-name="T61"> </text:span><text:span text:style-name="T3">the</text:span><text:span text:style-name="T61"> </text:span><text:span text:style-name="T3">development of</text:span><text:span text:style-name="T61"> </text:span><text:span text:style-name="T3">DigComp </text:span><text:span text:style-name="T84">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145" loext:marker-style-name="T125"><text:span text:style-name="T126">Authors</text:span><text:span text:style-name="T125"/></text:p>
          </table:table-cell>
          <table:table-cell table:style-name="Tabel10.B1" office:value-type="string">
            <text:p text:style-name="P145" loext:marker-style-name="T125"><text:span text:style-name="T126">Theme</text:span><text:span text:style-name="T125"/></text:p>
          </table:table-cell>
          <table:table-cell table:style-name="Tabel10.B1" office:value-type="string">
            <text:p text:style-name="P145" loext:marker-style-name="T126"><text:span text:style-name="T126">Description and relevance to DigComp</text:span><text:span text:style-name="T126"/></text:p>
          </table:table-cell>
        </table:table-row>
        <table:table-row table:style-name="Tabel10.2">
          <table:table-cell table:style-name="Tabel10.A2" office:value-type="string">
            <text:p text:style-name="P145" loext:marker-style-name="T127"><text:span text:style-name="T128">Long &amp; Magerko (2020)</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Widely cited definition and competences for AI literacy, including descriptions of specific competences, considered in gap analysis.</text:span><text:span text:style-name="T128"/></text:p>
          </table:table-cell>
        </table:table-row>
        <table:table-row table:style-name="Tabel10.3">
          <table:table-cell table:style-name="Tabel10.A2" office:value-type="string">
            <text:p text:style-name="P145" loext:marker-style-name="T129"><text:a xlink:type="simple" xlink:href="https://www.sciencedirect.com/science/article/pii/S2666920X21000357" text:style-name="ListLabel_20_190" text:visited-style-name="ListLabel_20_190"><text:span text:style-name="T130">Ng et al. (2021)</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Exploratory review of 30 sources from 12 countries, 7 in Europe to identify four common elements and describe a taxonomy based on Bloom, considered in approach to integrating AI competence.</text:span><text:span text:style-name="T128"/></text:p>
          </table:table-cell>
        </table:table-row>
        <table:table-row table:style-name="Tabel10.1">
          <table:table-cell table:style-name="Tabel10.A2" office:value-type="string">
            <text:p text:style-name="P145" loext:marker-style-name="T129"><text:a xlink:type="simple" xlink:href="https://www.tandfonline.com/doi/full/10.1080/0144929X.2022.2072768" text:style-name="ListLabel_20_190" text:visited-style-name="ListLabel_20_190"><text:span text:style-name="T130">Wang et al. (2022)</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Definition of AI literacy and 12-item AI literacy scale, considered in gap analysis.</text:span><text:span text:style-name="T128"/></text:p>
          </table:table-cell>
        </table:table-row>
        <table:table-row table:style-name="Tabel10.3">
          <table:table-cell table:style-name="Tabel10.A2" office:value-type="string">
            <text:p text:style-name="P145" loext:marker-style-name="T129"><text:a xlink:type="simple" xlink:href="http://www.ai-comp.org/" text:style-name="ListLabel_20_190" text:visited-style-name="ListLabel_20_190"><text:span text:style-name="T130">Ehlers et al. (2024)</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COMP study and framework - future skills needed for a living and working environment shaped by AI. 12 competence fields are described, considered in gap analysis.</text:span><text:span text:style-name="T128"/></text:p>
          </table:table-cell>
        </table:table-row>
        <table:table-row table:style-name="Tabel10.2">
          <table:table-cell table:style-name="Tabel10.A2" office:value-type="string">
            <text:p text:style-name="P145" loext:marker-style-name="T127"><text:span text:style-name="T128">UNESCO (2022)</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Mapping of government-endorsed AI curricula. Includes definition of AI literacy and 222 learning outcomes which were mapped to DigComp for gap analysis.</text:span><text:span text:style-name="T128"/></text:p>
          </table:table-cell>
        </table:table-row>
        <table:table-row table:style-name="Tabel10.2">
          <table:table-cell table:style-name="Tabel10.A2" office:value-type="string">
            <text:p text:style-name="P145" loext:marker-style-name="T127"><text:span text:style-name="T128">Di Vinadio et al. (2023)</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 competences for civil servants: 9 competences were extracted for the gap analysis.</text:span><text:span text:style-name="T128"/></text:p>
          </table:table-cell>
        </table:table-row>
        <table:table-row table:style-name="Tabel10.8">
          <table:table-cell table:style-name="Tabel10.A2" office:value-type="string">
            <text:p text:style-name="P145" loext:marker-style-name="T127"><text:span text:style-name="T128">Miao et al. (2024)</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7"><text:span text:style-name="T128">AI competency framework students. Contains five principles (critical thinking, human-centred collaboration, climate friendly AI design, transferrable AI foundation for lifelong learning, inclusivity in competence development) and four competence aspects (human-centred mindset, ethics of AI, AI techniques and applications, and AI system design). Considered in approach to integrating AI competence.</text:span><text:span text:style-name="T127"/></text:p>
          </table:table-cell>
        </table:table-row>
        <table:table-row table:style-name="Tabel10.9">
          <table:table-cell table:style-name="Tabel10.A2" office:value-type="string">
            <text:p text:style-name="P145" loext:marker-style-name="T129"><text:a xlink:type="simple" xlink:href="https://digitalpromise.dspacedirect.org/server/api/core/bitstreams/c09bc1b5-a869-4fc3-b47b-c3bfd6575ca0/content" text:style-name="ListLabel_20_190" text:visited-style-name="ListLabel_20_190"><text:span text:style-name="T130">Mills et al. (2024)</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 literacy framework whose components cover AI literacy practices, core values, modes of engagement, and types of use. Also considers how AI literacy is connected to digital citizenship, media literacy, data literacy and computational thinking. Considered in gap analysis and approach to integrating AI competence.</text:span><text:span text:style-name="T128"/></text:p>
          </table:table-cell>
        </table:table-row>
        <table:table-row table:style-name="Tabel10.3">
          <table:table-cell table:style-name="Tabel10.A2" office:value-type="string">
            <text:p text:style-name="P145" loext:marker-style-name="T129"><text:a xlink:type="simple" xlink:href="https://f4i.hbox.at/index.php/s/4gN4p3j3Bb33GyH" text:style-name="ListLabel_20_190" text:visited-style-name="ListLabel_20_190"><draw:custom-shape text:anchor-type="char" draw:z-index="73" draw:name="Vrije vorm: vorm 15" draw:style-name="gr11" draw:text-style-name="P5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14" draw:style-name="gr11" draw:text-style-name="P5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3" draw:style-name="gr12" draw:text-style-name="P146"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30">Nárosy et al. (2022)</text:span></text:a></text:p>
          </table:table-cell>
          <table:table-cell table:style-name="Tabel10.B2" office:value-type="string">
            <text:p text:style-name="P145" loext:marker-style-name="T127"><text:span text:style-name="T128">Basic digital competence</text:span><text:span text:style-name="T127"/></text:p>
          </table:table-cell>
          <table:table-cell table:style-name="Tabel10.B2" office:value-type="string">
            <text:p text:style-name="P145" loext:marker-style-name="T128"><text:span text:style-name="T128">The Austrian adaptation, DigComp 2.3 AT – Area 0 (Foundations, Access and Digital Understanding) – guided the treatment of basic digital competence in DigComp 3.0.</text:span><text:span text:style-name="T128"/></text:p>
          </table:table-cell>
        </table:table-row>
        <table:table-row table:style-name="Tabel10.9">
          <table:table-cell table:style-name="Tabel10.A2" office:value-type="string">
            <text:p text:style-name="P145" loext:marker-style-name="T129"><text:a xlink:type="simple" xlink:href="http://www.dcds-project.eu/wp-content/uploads/2020/02/D9_DCD-Methodology-and-content_v2.pdf" text:style-name="ListLabel_20_190" text:visited-style-name="ListLabel_20_190"><text:span text:style-name="T130">Kluzer et al. (2019)</text:span></text:a></text:p>
          </table:table-cell>
          <table:table-cell table:style-name="Tabel10.B2" office:value-type="string">
            <text:p text:style-name="P145" loext:marker-style-name="T127"><text:span text:style-name="T128">Basic digital competence</text:span><text:span text:style-name="T127"/></text:p>
          </table:table-cell>
          <table:table-cell table:style-name="Tabel10.B2" office:value-type="string">
            <text:p text:style-name="P145" loext:marker-style-name="T128"><text:span text:style-name="T128">Digital Competence Development System (DCDS) - an ERASMUS+ project focused on developing basic digital competence – guided treatment of basic digital competence in DigComp 3.0. It includes 95 basic-level learning outcomes based on DigComp 2.0/2.1. Used in gap analysis on basic digital competence.</text:span><text:span text:style-name="T128"/></text:p>
          </table:table-cell>
        </table:table-row>
        <table:table-row table:style-name="Tabel10.8">
          <table:table-cell table:style-name="Tabel10.A2" office:value-type="string">
            <text:p text:style-name="P145" loext:marker-style-name="T127"><text:a xlink:type="simple" xlink:href="https://eurydice.eacea.ec.europa.eu/publications/informatics-education-school-europe" text:style-name="ListLabel_20_191" text:visited-style-name="ListLabel_20_191"><text:span text:style-name="T128">Eurydice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A European comparative analysis of informatics education at school. Summarises 40 learning outcomes under 10 areas (Data and information, People–system interface, Algorithms, Design and development, Programming, Modelling and simulation, Computing systems, Awareness and empowerment, Networks, Safety and security). Guided treatment of computational thinking in competence 3.4.</text:span><text:span text:style-name="T127"/></text:p>
          </table:table-cell>
        </table:table-row>
        <table:table-row table:style-name="Tabel10.8">
          <table:table-cell table:style-name="Tabel10.A2" office:value-type="string">
            <text:p text:style-name="P145" loext:marker-style-name="T127"><text:a xlink:type="simple" xlink:href="https://op.europa.eu/en/publication-detail/-/publication/bbf875ec-a5a2-11ec-83e1-01aa75ed71a1" text:style-name="ListLabel_20_191" text:visited-style-name="ListLabel_20_191"><text:span text:style-name="T128">Bocconi et al.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A JRC review of computational thinking in compulsory education, including a literature review, definitions and comparative analysis across 22 EU and 8 non-EU countries. Identifies 32 concepts in relation to algorithms, programming and the relationship between the two. Guided treatment of computational thinking in competence 3.4.</text:span><text:span text:style-name="T127"/></text:p>
          </table:table-cell>
        </table:table-row>
        <table:table-row table:style-name="Tabel10.3">
          <table:table-cell table:style-name="Tabel10.A2" office:value-type="string">
            <text:p text:style-name="P145" loext:marker-style-name="T127"><text:a xlink:type="simple" xlink:href="https://www.oecd.org/en/topics/sub-issues/learning-in-the-digital-world/pisa-2025-learning-in-the-digital-world.html" text:style-name="ListLabel_20_191" text:visited-style-name="ListLabel_20_191"><text:span text:style-name="T128">OECD (2023)</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Framework for PISA 2025 - learning in a digital world framework - computational problem-solving competence model. 18 competence statements were extracted for the gap analysis.</text:span><text:span text:style-name="T127"/></text:p>
          </table:table-cell>
        </table:table-row>
        <table:table-row table:style-name="Tabel10.3">
          <table:table-cell table:style-name="Tabel10.A2" office:value-type="string">
            <text:p text:style-name="P145" loext:marker-style-name="T127"><text:span text:style-name="T128">Duckworth &amp; Fraillon (2025)</text:span><text:span text:style-name="T127"/></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ICILS assessment framework - definitions of computer and information literacy, and computational thinking. 25 competence examples were extracted for the gap analysis.</text:span><text:span text:style-name="T127"/></text:p>
          </table:table-cell>
        </table:table-row>
        <table:table-row table:style-name="Tabel10.2">
          <table:table-cell table:style-name="Tabel10.A2" office:value-type="string">
            <text:p text:style-name="P145" loext:marker-style-name="T127"><text:span text:style-name="T128">DALI project consortium (2023)</text:span><text:span text:style-name="T127"/></text:p>
          </table:table-cell>
          <table:table-cell table:style-name="Tabel10.B2" office:value-type="string">
            <text:p text:style-name="P145" loext:marker-style-name="T128"><text:span text:style-name="T128">Data Literacy and Digital Citizenship</text:span><text:span text:style-name="T128"/></text:p>
          </table:table-cell>
          <table:table-cell table:style-name="Tabel10.B2" office:value-type="string">
            <text:p text:style-name="P145" loext:marker-style-name="T128"><text:span text:style-name="T128">DALI data literacy framework for citizenship - 37 learning objectives were mapped by the JRC to DigComp as part of the gap analysis.</text:span><text:span text:style-name="T128"/></text:p>
          </table:table-cell>
        </table:table-row>
        <table:table-row table:style-name="Tabel10.2">
          <table:table-cell table:style-name="Tabel10.A2" office:value-type="string">
            <text:p text:style-name="P145" loext:marker-style-name="T127"><text:a xlink:type="simple" xlink:href="https://www.detectproject.eu/wp-content/uploads/2021/09/DETECT-Report-1-The-CDL-Framework.pdf" text:style-name="ListLabel_20_191" text:visited-style-name="ListLabel_20_191"><text:span text:style-name="T128">Gouseti et al. (2021)</text:span></text:a></text:p>
          </table:table-cell>
          <table:table-cell table:style-name="Tabel10.B2" office:value-type="string">
            <text:p text:style-name="P145" loext:marker-style-name="T127"><text:span text:style-name="T128">Critical Digital Literacies</text:span><text:span text:style-name="T127"/></text:p>
          </table:table-cell>
          <table:table-cell table:style-name="Tabel10.B2" office:value-type="string">
            <text:p text:style-name="P145" loext:marker-style-name="T127"><text:span text:style-name="T128">DETECT project - critical digital literacies framework for educators: competences are organised in a manner consistent with DigComp. Included in the gap analysis.</text:span><text:span text:style-name="T127"/></text:p>
          </table:table-cell>
        </table:table-row>
        <table:table-row table:style-name="Tabel10.8">
          <table:table-cell table:style-name="Tabel10.A2" office:value-type="string">
            <text:p text:style-name="P145" loext:marker-style-name="T127"><text:a xlink:type="simple" xlink:href="https://bera-journals.onlinelibrary.wiley.com/doi/10.1002/rev3.3425" text:style-name="ListLabel_20_191" text:visited-style-name="ListLabel_20_191"><draw:custom-shape text:anchor-type="char" draw:z-index="68" draw:name="Vrije vorm: vorm 12" draw:style-name="gr11" draw:text-style-name="P5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6" draw:name="Vrije vorm: vorm 11" draw:style-name="gr11" draw:text-style-name="P55"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0" draw:name="Vrije vorm: vorm 10" draw:style-name="gr22"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Ilomäki et al. (2023)</text:span></text:a></text:p>
          </table:table-cell>
          <table:table-cell table:style-name="Tabel10.B2" office:value-type="string">
            <text:p text:style-name="P145" loext:marker-style-name="T127"><text:span text:style-name="T128">Critical Digital Literacies</text:span><text:span text:style-name="T127"/></text:p>
          </table:table-cell>
          <table:table-cell table:style-name="Tabel10.B2" office:value-type="string">
            <text:p text:style-name="P145" loext:marker-style-name="T127"><text:span text:style-name="T128">Systematic review of critical digital literacies, based on 139 sources: the 10 most often used concepts were digital literacy, cyber bullying, Internet safety, media literacy, information literacy, ICT competence, e-safety, online risks, online safety, and digital competence. Used to guide the content of competences 1.2, 2.5, 2.6, 4.2 and 4.3.</text:span><text:span text:style-name="T127"/></text:p>
          </table:table-cell>
        </table:table-row>
        <table:table-row table:style-name="Tabel10.3">
          <table:table-cell table:style-name="Tabel10.A2" office:value-type="string">
            <text:p text:style-name="P145" loext:marker-style-name="T127"><text:span text:style-name="T128">Fernández-Prados et al. (2021)</text:span><text:span text:style-name="T127"/></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8"><text:span text:style-name="T128">Review of conceptualisation and measurement of digital citizenship. The Appendix to the article contains approximately 80 items from existing scales, included in the gap analysis, particularly for competences 2.3, 1.2, 2.6, 4.2 and 4.3.</text:span><text:span text:style-name="T128"/></text:p>
          </table:table-cell>
        </table:table-row>
        <table:table-row table:style-name="Tabel10.3">
          <table:table-cell table:style-name="Tabel10.A2" office:value-type="string">
            <text:p text:style-name="P145" loext:marker-style-name="T127"><text:a xlink:type="simple" xlink:href="https://elibrary.utb.de/doi/epdf/10.3224/dms.v14i1.09" text:style-name="ListLabel_20_191" text:visited-style-name="ListLabel_20_191"><text:span text:style-name="T128">Jaeger (2021)</text:span></text:a></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7"><text:span text:style-name="T128">Systematic review of digital citizenship, based on 373 publications. Four dimensions are identified (digital rights and privacy; political engagement; digital public services; training and learning). Considered for competence 2.3.</text:span><text:span text:style-name="T127"/></text:p>
          </table:table-cell>
        </table:table-row>
        <table:table-row table:style-name="Tabel10.8">
          <table:table-cell table:style-name="Tabel10.A2" office:value-type="string">
            <text:p text:style-name="P145" loext:marker-style-name="T127"><draw:custom-shape text:anchor-type="char" draw:z-index="67" draw:name="Vrije vorm: vorm 9" draw:style-name="gr11" draw:text-style-name="P5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1" draw:name="Vrije vorm: vorm 8" draw:style-name="gr11" draw:text-style-name="P5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5" draw:name="Vrije vorm: vorm 7" draw:style-name="gr12" draw:text-style-name="P146"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Richardson &amp; Milovidov (2022)</text:span><text:span text:style-name="T127"/></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7"><text:span text:style-name="T128">Digital citizenship handbook of the Council of Europe. Identifies 10 dimensions of digital citizenship (access and inclusion, learning and creativity, media and information literacy, ethics and empathy, health and well-being, e-presence and communications, active participation, rights and responsibilities, privacy and security, and consumer awareness). Included in the gap analysis.</text:span><text:span text:style-name="T127"/></text:p>
          </table:table-cell>
        </table:table-row>
        <table:table-row table:style-name="Tabel10.9">
          <table:table-cell table:style-name="Tabel10.A2" office:value-type="string">
            <text:p text:style-name="P145" loext:marker-style-name="T127"><text:a xlink:type="simple" xlink:href="https://cyber-citizen.eu/en/aineisto/summary/" text:style-name="ListLabel_20_191" text:visited-style-name="ListLabel_20_191"><text:span text:style-name="T128">Limnéll et al. (2023)</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Part of a broader cyber citizen skills project which aligns to DigComp. Consists of a literature review to determine the current state of cyber citizen skills education and training. Includes definitions that are relevant to the gap analysis, particularly competences 4.1 and 4.2.</text:span><text:span text:style-name="T128"/></text:p>
          </table:table-cell>
        </table:table-row>
        <table:table-row table:style-name="Tabel10.3">
          <table:table-cell table:style-name="Tabel10.A2" office:value-type="string">
            <text:p text:style-name="P145" loext:marker-style-name="T127"><text:a xlink:type="simple" xlink:href="https://www.concordia-h2020.eu/wp-content/uploads/2022/11/Teach-the-TeachersMethodology-for-publication.pdf" text:style-name="ListLabel_20_192" text:visited-style-name="ListLabel_20_192"><text:span text:style-name="T131">CONCORDIA Consortium (2022)</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Methodology and guidelines for teaching cybersafety and cybersecurity to secondary school students: Includes 24 modules, whose content has been included in the gap analysis for 4.1 and 4.2 as well as 2.6.</text:span><text:span text:style-name="T128"/></text:p>
          </table:table-cell>
        </table:table-row>
        <table:table-row table:style-name="Tabel10.3">
          <table:table-cell table:style-name="Tabel10.A2" office:value-type="string">
            <text:p text:style-name="P145" loext:marker-style-name="T127"><text:span text:style-name="T128">Polanco-Levicán &amp; Salvo-Garrido (2022)</text:span><text:span text:style-name="T127"/></text:p>
          </table:table-cell>
          <table:table-cell table:style-name="Tabel10.B2" office:value-type="string">
            <text:p text:style-name="P145" loext:marker-style-name="T127"><text:span text:style-name="T128">Media and Information Literacy</text:span><text:span text:style-name="T127"/></text:p>
          </table:table-cell>
          <table:table-cell table:style-name="Tabel10.B2" office:value-type="string">
            <text:p text:style-name="P145" loext:marker-style-name="T128"><text:span text:style-name="T128">Systematic review of social media literacy concept and competences - 15 articles included - Table A1 in the article lists concepts and competences identified – which were included in the gap analysis, particularly 1.2, 2.1, 2.2, 2.6 and 4.2.</text:span><text:span text:style-name="T128"/></text:p>
          </table:table-cell>
        </table:table-row>
        <table:table-row table:style-name="Tabel10.3">
          <table:table-cell table:style-name="Tabel10.A2" office:value-type="string">
            <text:p text:style-name="P145" loext:marker-style-name="T127"><text:span text:style-name="T128">CILIP Information Literacy Group (2021)</text:span><text:span text:style-name="T127"/></text:p>
          </table:table-cell>
          <table:table-cell table:style-name="Tabel10.B2" office:value-type="string">
            <text:p text:style-name="P145" loext:marker-style-name="T127"><text:span text:style-name="T128">Media and Information Literacy</text:span><text:span text:style-name="T127"/></text:p>
          </table:table-cell>
          <table:table-cell table:style-name="Tabel10.B2" office:value-type="string">
            <text:p text:style-name="P145" loext:marker-style-name="T127"><text:span text:style-name="T128">Media and Information Literacy Alliance (MILA) framework - built along five lifelong goals (being informed, empowered, healthy, socially conscious and connected). Guided treatment of 1.2, 2.1, 2.2, 2.6 and 4.2.</text:span><text:span text:style-name="T127"/></text:p>
          </table:table-cell>
        </table:table-row>
        <table:table-row table:style-name="Tabel10.8">
          <table:table-cell table:style-name="Tabel10.A2" office:value-type="string">
            <text:p text:style-name="P145" loext:marker-style-name="T127"><text:span text:style-name="T128">HERMMES project consortium (2025)</text:span><text:span text:style-name="T127"/></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8"><text:span text:style-name="T128">The HERMMES project, inspired by DigComp, focuses on the mitigation of digital risks and the development of skills to use digital technology for living and learning. The HERMMES curriculum helps children and young people become digitally resilient, media mature adults. The curriculum for ages 12-15 and 15-18 has been used in DigComp 3.0 gap analysis particularly 4.3 and 1.2.</text:span><text:span text:style-name="T128"/></text:p>
          </table:table-cell>
        </table:table-row>
        <table:table-row table:style-name="Tabel10.2">
          <table:table-cell table:style-name="Tabel10.A2" office:value-type="string">
            <text:p text:style-name="P145" loext:marker-style-name="T127"><text:a xlink:type="simple" xlink:href="https://www.nature.com/articles/s44159-023-00153-4" text:style-name="ListLabel_20_191" text:visited-style-name="ListLabel_20_191"><text:span text:style-name="T128">Flayelle et al. (2023)</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review and description of design features of digital technologies that promote addictive behaviours. Considered in the gap analysis for 4.3.</text:span><text:span text:style-name="T127"/></text:p>
          </table:table-cell>
        </table:table-row>
        <table:table-row table:style-name="Tabel10.9">
          <table:table-cell table:style-name="Tabel10.A2" office:value-type="string">
            <text:p text:style-name="P145" loext:marker-style-name="T127"><text:a xlink:type="simple" xlink:href="https://journals.sagepub.com/doi/full/10.1177/14614448211056851" text:style-name="ListLabel_20_191" text:visited-style-name="ListLabel_20_191"><draw:custom-shape text:anchor-type="char" draw:z-index="69" draw:name="Vrije vorm: vorm 6" draw:style-name="gr12" draw:text-style-name="P146"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72" draw:name="Vrije vorm: vorm 5" draw:style-name="gr22" draw:text-style-name="P14"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1" draw:name="Vrije vorm: vorm 4" draw:style-name="gr11" draw:text-style-name="P5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Burr et al. (2020)</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thematic review that identifies major issues related to key social domains. It highlights three broader themes: positive computing, personalised human–computer interaction, and autonomy and self-determination. Considered in the gap analysis.</text:span><text:span text:style-name="T127"/></text:p>
          </table:table-cell>
        </table:table-row>
        <table:table-row table:style-name="Tabel10.9">
          <table:table-cell table:style-name="Tabel10.A2" office:value-type="string">
            <text:p text:style-name="P145" loext:marker-style-name="T127"><text:a xlink:type="simple" xlink:href="https://www.frontiersin.org/journals/psychiatry/articles/10.3389/fpsyt.2022.858515/full" text:style-name="ListLabel_20_191" text:visited-style-name="ListLabel_20_191"><text:span text:style-name="T128">Sun et al. (2022)</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scoping review of the concept of digital resilience, based on 22 articles, which identifies five dimensions of digital resilience (understanding online threats; knowing solutions; learning knowledge and skills; recovering from stress; and moving forward through self-efficacy). Considered in the gap analysis.</text:span><text:span text:style-name="T127"/></text:p>
          </table:table-cell>
        </table:table-row>
        <table:table-row table:style-name="Tabel10.8">
          <table:table-cell table:style-name="Tabel10.A2" office:value-type="string">
            <text:p text:style-name="P145" loext:marker-style-name="T127"><text:a xlink:type="simple" xlink:href="https://www.mdpi.com/2227-9032/13/14/1769" text:style-name="ListLabel_20_191" text:visited-style-name="ListLabel_20_191"><text:span text:style-name="T128">Borges et al. (2025)</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Rapid review of the latest available evidence on the impact of digital usage patterns and wellbeing in children and adolescents. Ten studies from diverse contexts showed an association between excessive screen time and risks of sedentary lifestyles, sleep disorders, anxiety, depression, attention difficulties, and low academic performance. Guided treatment of competence 4.3.</text:span><text:span text:style-name="T127"/></text:p>
          </table:table-cell>
        </table:table-row>
        <table:table-row table:style-name="Tabel10.31">
          <table:table-cell table:style-name="Tabel10.A2" office:value-type="string">
            <text:p text:style-name="P145" loext:marker-style-name="T127"><text:a xlink:type="simple" xlink:href="https://www.sciencedirect.com/science/article/pii/S245195882400037X?via%253Dihub" text:style-name="ListLabel_20_191" text:visited-style-name="ListLabel_20_191"><text:span text:style-name="T128">Sala et al. (2024)</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Umbrella review of 24 studies examining the mental health and wellbeing impacts of social media usage on adolescents. Analysis confirms the need for a comprehensive consideration of the relationship between social media use and mental health outcomes and wellbeing. That 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4.3.</text:span><text:span text:style-name="T127"/></text:p>
          </table:table-cell>
        </table:table-row>
        <table:table-row table:style-name="Tabel10.31">
          <table:table-cell table:style-name="Tabel10.A2" office:value-type="string">
            <text:p text:style-name="P145" loext:marker-style-name="T127"><draw:custom-shape text:anchor-type="char" draw:z-index="74" draw:name="Vrije vorm: vorm 3" draw:style-name="gr22"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0" draw:name="Vrije vorm: vorm 2" draw:style-name="gr11" draw:text-style-name="P5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7" draw:name="Vrije vorm: vorm 1" draw:style-name="gr12" draw:text-style-name="P146"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31">Priftis &amp; Panagiotakos (2023)</text:span><text:span text:style-name="T132"/></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Systematic review of screen time and health consequences in children and adolescents which included 43 articles. Excessive screen time was associated with increased risk for obesity and other cardiometabolic risk factors, mental health, unhealthy dietary habits and eating disorders, and problems in development and child–parent relationships. Sleep, physical activity, eyesight, headaches, and the musculoskeletal system were negatively affected as well. However, the effects vary by type of media used and the way types of media were used. Guided treatment of competence 4.3.</text:span><text:span text:style-name="T127"/></text:p>
          </table:table-cell>
        </table:table-row>
      </table:table>
      <text:p text:style-name="Standard"/>
      <text:p text:style-name="P147" loext:marker-style-name="T133"/>
      <text:p text:style-name="P148" loext:marker-style-name="T134"/>
      <text:p text:style-name="P149"><draw:g text:anchor-type="as-char" draw:z-index="41" draw:name="Group 5580" draw:style-name="gr13"><draw:custom-shape draw:name="Graphic 5581" draw:style-name="gr14" draw:text-style-name="P150" svg:width="26.851cm" svg:height="0.034cm" svg:x="0cm" svg:y="0cm"><text:p/><draw:enhanced-geometry draw:mirror-horizontal="false" draw:mirror-vertical="false" draw:glue-points="?f39 0 ?f40 ?f41 ?f39 ?f42 0 ?f41" drawooo:sub-view-size="9665970 12700 9665970 12700 9665970 12700 9665970 12700" draw:text-areas="?f35 ?f38 ?f36 ?f37" svg:viewBox="0 0 0 0"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51" svg:width="3.377cm" svg:height="0.003cm" svg:x="0.088cm" svg:y="0.055cm"><text:p/><draw:enhanced-geometry draw:mirror-horizontal="false" draw:mirror-vertical="false" draw:glue-points="?f20 0 ?f21 ?f22 ?f20 ?f23 0 ?f22" drawooo:sub-view-size="1216025 1270" draw:text-areas="?f16 ?f19 ?f17 ?f18" svg:viewBox="0 0 0 0"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52" svg:width="3.518cm" svg:height="0.034cm" svg:x="0cm" svg:y="0.037cm"><text:p/><draw:enhanced-geometry draw:mirror-horizontal="false" draw:mirror-vertical="false" draw:glue-points="?f29 0 ?f30 ?f31 ?f29 ?f32 0 ?f31" drawooo:sub-view-size="1266825 12700 1266825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51" svg:width="2.433cm" svg:height="0.003cm" svg:x="3.572cm" svg:y="0.055cm"><text:p/><draw:enhanced-geometry draw:mirror-horizontal="false" draw:mirror-vertical="false" draw:glue-points="?f19 0 ?f20 ?f21 ?f19 ?f22 0 ?f21" drawooo:sub-view-size="876300 1270" draw:text-areas="?f15 ?f18 ?f16 ?f17" svg:viewBox="0 0 0 0"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52" svg:width="2.574cm" svg:height="0.034cm" svg:x="3.484cm" svg:y="0.037cm"><text:p/><draw:enhanced-geometry draw:mirror-horizontal="false" draw:mirror-vertical="false" draw:glue-points="?f26 0 ?f27 ?f28 ?f26 ?f29 0 ?f28" drawooo:sub-view-size="927100 12700 927100 12700" draw:text-areas="?f22 ?f25 ?f23 ?f24" svg:viewBox="0 0 0 0"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51" svg:width="20.686cm" svg:height="0.003cm" svg:x="6.112cm" svg:y="0.055cm"><text:p/><draw:enhanced-geometry draw:mirror-horizontal="false" draw:mirror-vertical="false" draw:glue-points="?f20 0 ?f21 ?f22 ?f20 ?f23 0 ?f22" drawooo:sub-view-size="7446645 1270" draw:text-areas="?f16 ?f19 ?f17 ?f18" svg:viewBox="0 0 0 0"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52" svg:width="20.827cm" svg:height="0.034cm" svg:x="6.024cm" svg:y="0.037cm"><text:p/><draw:enhanced-geometry draw:mirror-horizontal="false" draw:mirror-vertical="false" draw:glue-points="?f27 0 ?f28 ?f29 ?f27 ?f30 0 ?f29" drawooo:sub-view-size="7497445 12700 7497445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53"><text:span text:style-name="T54">Source: Compiled by JRC from existing sources.</text:span></text:p>
      <text:h text:style-name="P154" text:outline-level="3">PHASE<text:span text:style-name="T135"> </text:span>2:<text:span text:style-name="T136"> </text:span>WORK<text:span text:style-name="T136"> </text:span>WITH<text:span text:style-name="T136"> </text:span><text:span text:style-name="T1">EXPERTS</text:span></text:h>
      <text:p text:style-name="P15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32"/>
      <text:h text:style-name="P131" text:outline-level="4">PHASE<text:span text:style-name="T137"> </text:span>2.1:<text:span text:style-name="T37"> </text:span>STEP<text:span text:style-name="T121"> </text:span>1<text:span text:style-name="T137"> </text:span>(JUNE-DECEMBER<text:span text:style-name="T121"> </text:span><text:span text:style-name="T1">2024)</text:span></text:h>
      <text:p text:style-name="P78"/>
      <text:p text:style-name="P15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32"/>
      <text:p text:style-name="P157">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58"/>
      <text:p text:style-name="P159">During the 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p>
      <text:p text:style-name="P132"/>
      <text:p text:style-name="P160">In the final part of Step 1, ICF-Europe and Riina Vuorikari produced an internal summary<text:span text:style-name="T6"> </text:span>report<text:span text:style-name="T6"> </text:span>that<text:span text:style-name="T6"> </text:span>provided<text:span text:style-name="T6"> </text:span>options<text:span text:style-name="T6"> </text:span>and<text:span text:style-name="T6"> </text:span>recommendations<text:span text:style-name="T6"> </text:span>for<text:span text:style-name="T6"> </text:span>the<text:span text:style-name="T6"> </text:span>next<text:span text:style-name="T6"> </text:span>steps of development. Recommendations included:</text:p>
      <text:list text:style-name="WWNum16">
        <text:list-item>
          <text:p text:style-name="P161">Zorgen dat alle relevante digitale technologische ontwikkelingen en regelgeving zijn opgenomen.</text:p>
        </text:list-item>
        <text:list-item>
          <text:p text:style-name="P161">Clarifying</text:p>
        </text:list-item>
        <text:list-item>
          <text:p text:style-name="P161">Ensuring</text:p>
        </text:list-item>
        <text:list-item>
          <text:p text:style-name="P161">Verdere verfijningen aanbrengen in de formulering van de competentiegebieden en competenties.</text:p>
        </text:list-item>
        <text:list-item>
          <text:p text:style-name="P161">Ensuring that AI is fully represented across the framework (including what</text:p>
        </text:list-item>
        <text:list-item>
          <text:p text:style-name="P161">Using</text:p>
        </text:list-item>
        <text:list-item>
          <text:p text:style-name="P161">Providing</text:p>
        </text:list-item>
        <text:list-item>
          <text:p text:style-name="P161">Developing</text:p>
        </text:list-item>
      </text:list>
      <text:p text:style-name="P162"/>
      <text:h text:style-name="P131" text:outline-level="4">PHASE<text:span text:style-name="T136"> </text:span>2.2:<text:span text:style-name="T122"> </text:span>STEP<text:span text:style-name="T138"> </text:span>2<text:span text:style-name="T136"> </text:span>(JANUARY-JUNE<text:span text:style-name="T37"> </text:span><text:span text:style-name="T1">2025)</text:span></text:h>
      <text:p text:style-name="Standard">In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p>
      <text:p text:style-name="Standard"/>
      <text:p text:style-name="Standard"><text:soft-page-break/>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63"/>
      <text:h text:style-name="Heading_20_3" text:outline-level="3">PHASE<text:span text:style-name="T139"> </text:span>3:<text:span text:style-name="T117"> </text:span>STAKEHOLDER<text:span text:style-name="T117"> </text:span><text:span text:style-name="T1">CONSULTATION</text:span></text:h>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span text:style-name="T7"> Policy Directorates to ensure policy alignment of DigComp 3.0. The Policy Directorates involved are listed in the Acknowledgements.</text:span></text:p>
      <text:p text:style-name="P164"><text:span text:style-name="T106">AIMS, FORMAT AND PARTICIPANTS</text:span></text:p>
      <text:p text:style-name="Standard">An external stakeholder consultation process was carried out in April 2025, aimed at reaching a wide and balanced range of stakeholders (by sector, country, and DigComp experience), and designed to permit efficient and detailed stakeholder feedback to be gathered and synthesised. The consultation process was set up under three streams:</text:p>
      <text:list text:style-name="WWNum17">
        <text:list-item>
          <text:p text:style-name="P165">Two 90-minute online consultation sessions, which took place on April 10 and 11. A short background document with the proposed changes for DigComp 3.0 was sent in advance to registered participants. Each online session had the same format, covering rationale, priorities, and proposed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text:p>
        </text:list-item>
        <text:list-item>
          <text:p text:style-name="P165">An optional online</text:p>
        </text:list-item>
        <text:list-item>
          <text:p text:style-name="P165">An</text:p>
        </text:list-item>
      </text:list>
      <text:p text:style-name="P166"/>
      <text:p text:style-name="Standard">In total, 527 stakeholders registered to take part in the consultation. Of these, approximately 260 attended one of the online stakeholder consultation sessions in April. A total of 174 stakeholders submitted a response to the feedback survey, and 40 completed the in-depth review.</text:p>
      <text:p text:style-name="P132"/>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 part. However, stakeholders in Italy and Spain have already made extensive use of DigComp, so high participation was expected. Also, 63% of registered stakeholders in Belgium represented organisations at international or European levels.</text:p>
      <text:p text:style-name="Standard"/>
      <text:p text:style-name="Standard">About two-fifths of stakeholders represented national perspectives (37%), while 44% were working at European (22%) or international (22%) levels. The remainder were working at regional (11%) or local levels (8%).</text:p>
      <text:p text:style-name="Standard"/>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 Public and private employment services (2%) and skills certification providers (2.5%) were less frequent, and the remaining 7% of respondents classified themselves as ‘other stakeholder type’</text:p>
      <text:p text:style-name="Standard"/>
      <text:p text:style-name="Standard">Most stakeholders (70%) had used DigComp previously, and 15% had participated in the DigComp 2.2 update.</text:p>
      <text:p text:style-name="P140"/>
      <text:p text:style-name="Text_20_body"><text:span text:style-name="T109">FEEDBACK</text:span></text:p>
      <text:p text:style-name="P167"/>
      <text:p text:style-name="Standard">Below 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p>
      <text:p text:style-name="Standard"/>
      <text:p text:style-name="Standard"><text:soft-page-break/>Overall, stakeholder feedback provided strong support for the identified priority themes, the approach to AI competence, the proficiency levels, and the JRC’s plans for publication. There was also strong support for the new learning outcomes – with 90% of stakeholders agreeing that they added value.</text:p>
      <text:p text:style-name="Standard"/>
      <text:p text:style-name="Standard">Priority themes: Stakeholders expressed strong support for the five priority themes. Some other themes consistently emerged: (Below-) Basic skills, ethics, inclusion, and the action-oriented (as opposed to passive) wording. These other themes were further considered Phase 4.</text:p>
      <text:p text:style-name="Standard"/>
      <text:p text:style-name="Standard">AI competence in DigComp 3.0: The integrated, transversal approach to AI competence was, in general, strongly supported. However, a minority suggested that AI competence should be considered as a separate area. Given the importance of maintaining continuity between DigComp 2.2 and DigComp 3.0, having a separate ‘module’ on AI competence was not seen as a practical option. Stakeholders suggested that the presentation and illustration of AI in DigComp</text:p>
      <text:p text:style-name="Standard">3.0 needed to be refined. This issue was considered in detail in Phase 4.</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Supports for implementation: A large majority of stakeholders considered the following supports for implementation as very useful or essential: A PDF version of the framework; a Glossary of terms and definitions; a machine-readable supplement of the tabular content; updates to the DigComp webspace (currently managed by the JRC); framework accessibility; and guidance documentation.</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HASE<text:span text:style-name="T37"> </text:span>4:<text:span text:style-name="T140"> </text:span>FRAMEWORK<text:span text:style-name="T141"> </text:span><text:span text:style-name="T1">VALIDATION</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AIMS, FORMAT AND PARTICIPANTS</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text:soft-page-break/></text:p>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POST-VALIDATION<text:span text:style-name="T34"> </text:span><text:span text:style-name="T1">ACTIVITIES</text:span></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1">.</text:span></text:p>
      <text:h text:style-name="P168" text:outline-level="1">Contact the EU</text:h>
      <text:p text:style-name="Standard">Getting in touch with the EU</text:p>
      <text:p text:style-name="Standard"><text:span text:style-name="T3">In person</text:span></text:p>
      <text:p text:style-name="Standard"><text:span text:style-name="T3">All</text:span><text:span text:style-name="T98"> </text:span><text:span text:style-name="T3">over</text:span><text:span text:style-name="T98"> </text:span><text:span text:style-name="T3">the</text:span><text:span text:style-name="T98"> </text:span><text:span text:style-name="T3">European</text:span><text:span text:style-name="T98"> </text:span><text:span text:style-name="T3">Union</text:span><text:span text:style-name="T98"> </text:span><text:span text:style-name="T3">there</text:span><text:span text:style-name="T98"> </text:span><text:span text:style-name="T3">are</text:span><text:span text:style-name="T98"> </text:span><text:span text:style-name="T3">hundreds</text:span><text:span text:style-name="T98"> </text:span><text:span text:style-name="T3">of</text:span><text:span text:style-name="T98"> </text:span><text:span text:style-name="T3">Europe</text:span><text:span text:style-name="T98"> </text:span><text:span text:style-name="T3">Direct</text:span><text:span text:style-name="T98"> </text:span><text:span text:style-name="T3">centres.</text:span><text:span text:style-name="T98"> </text:span><text:span text:style-name="T3">You</text:span><text:span text:style-name="T98"> </text:span><text:span text:style-name="T3">can</text:span><text:span text:style-name="T98"> </text:span><text:span text:style-name="T3">find</text:span><text:span text:style-name="T98"> </text:span><text:span text:style-name="T3">the</text:span><text:span text:style-name="T98"> </text:span><text:span text:style-name="T3">address</text:span><text:span text:style-name="T98"> </text:span><text:span text:style-name="T3">of</text:span><text:span text:style-name="T98"> </text:span><text:span text:style-name="T3">the</text:span><text:span text:style-name="T98"> </text:span><text:span text:style-name="T3">centre</text:span><text:span text:style-name="T98"> </text:span><text:span text:style-name="T3">nearest</text:span><text:span text:style-name="T98"> </text:span><text:span text:style-name="T3">you</text:span><text:span text:style-name="T98"> </text:span><text:span text:style-name="T3">online</text:span><text:span text:style-name="T98"> </text:span><text:span text:style-name="T3">(</text:span><text:a xlink:type="simple" xlink:href="https://european-union.europa.eu/contact-eu/meet-us_en" text:style-name="ListLabel_20_193" text:visited-style-name="ListLabel_20_193"><text:span text:style-name="T142">european-union.europa.eu/contact-eu/meet-</text:span></text:a><text:span text:style-name="T143"> </text:span><text:a xlink:type="simple" xlink:href="https://european-union.europa.eu/contact-eu/meet-us_en" text:style-name="ListLabel_20_194" text:visited-style-name="ListLabel_20_194"><text:span text:style-name="T144">us_en</text:span></text:a><text:span text:style-name="T62">).</text:span></text:p>
      <text:p text:style-name="Standard"><text:span text:style-name="T3">On the phone or in writing</text:span></text:p>
      <text:p text:style-name="Standard"><text:span text:style-name="T3">Europe Direct is a service that answers your questions about the European Union. You can contact this service:</text:span></text:p>
      <text:p text:style-name="Standard"><text:span text:style-name="T3">by freephone: 00 800 6 7 8 9 10 11 (certain operators may charge for these calls),</text:span></text:p>
      <text:p text:style-name="Standard"><text:span text:style-name="T3">at the following standard number: +32 22999696,</text:span></text:p>
      <text:p text:style-name="Standard"><text:span text:style-name="T3">via</text:span><text:span text:style-name="T145"> </text:span><text:span text:style-name="T3">the</text:span><text:span text:style-name="T96"> </text:span><text:span text:style-name="T3">following</text:span><text:span text:style-name="T96"> </text:span><text:span text:style-name="T3">form:</text:span><text:span text:style-name="T96"> </text:span><text:a xlink:type="simple" xlink:href="https://european-union.europa.eu/contact-eu/write-us_en" text:style-name="ListLabel_20_193" text:visited-style-name="ListLabel_20_193"><text:span text:style-name="T142">european-union.europa.eu/contact-eu/write-us_en</text:span></text:a><text:span text:style-name="T62">.</text:span></text:p>
      <text:p text:style-name="P2" loext:marker-style-name="T3"/>
      <text:p text:style-name="Standard">Finding information about the EU</text:p>
      <text:p text:style-name="Standard"><text:span text:style-name="T62">Online</text:span></text:p>
      <text:p text:style-name="Standard"><text:span text:style-name="T3">Information</text:span><text:span text:style-name="T98"> </text:span><text:span text:style-name="T3">about</text:span><text:span text:style-name="T98"> </text:span><text:span text:style-name="T3">the</text:span><text:span text:style-name="T62"> </text:span><text:span text:style-name="T3">European</text:span><text:span text:style-name="T98"> </text:span><text:span text:style-name="T3">Union</text:span><text:span text:style-name="T62"> </text:span><text:span text:style-name="T3">in</text:span><text:span text:style-name="T98"> </text:span><text:span text:style-name="T3">all</text:span><text:span text:style-name="T98"> </text:span><text:span text:style-name="T3">the</text:span><text:span text:style-name="T62"> </text:span><text:span text:style-name="T3">official</text:span><text:span text:style-name="T98"> </text:span><text:span text:style-name="T3">languages</text:span><text:span text:style-name="T62"> </text:span><text:span text:style-name="T3">of</text:span><text:span text:style-name="T98"> </text:span><text:span text:style-name="T3">the</text:span><text:span text:style-name="T62"> </text:span><text:span text:style-name="T3">EU</text:span><text:span text:style-name="T98"> </text:span><text:span text:style-name="T3">is</text:span><text:span text:style-name="T98"> </text:span><text:span text:style-name="T3">available</text:span><text:span text:style-name="T62"> </text:span><text:span text:style-name="T3">on</text:span><text:span text:style-name="T98"> </text:span><text:span text:style-name="T3">the</text:span><text:span text:style-name="T62"> </text:span><text:span text:style-name="T3">Europa</text:span><text:span text:style-name="T98"> </text:span><text:span text:style-name="T3">website</text:span><text:span text:style-name="T62"> </text:span><text:span text:style-name="T3">(</text:span><text:a xlink:type="simple" xlink:href="https://european-union.europa.eu/index_en" text:style-name="ListLabel_20_193" text:visited-style-name="ListLabel_20_193"><text:span text:style-name="T142">european-union.europa.eu)</text:span></text:a><text:span text:style-name="T62">.</text:span></text:p>
      <text:p text:style-name="Standard"><text:span text:style-name="T3">EU publications</text:span></text:p>
      <text:p text:style-name="Standard"><text:span text:style-name="T3">You</text:span><text:span text:style-name="T98"> </text:span><text:span text:style-name="T3">can</text:span><text:span text:style-name="T98"> </text:span><text:span text:style-name="T3">view</text:span><text:span text:style-name="T98"> </text:span><text:span text:style-name="T3">or</text:span><text:span text:style-name="T98"> </text:span><text:span text:style-name="T3">order</text:span><text:span text:style-name="T98"> </text:span><text:span text:style-name="T3">EU</text:span><text:span text:style-name="T98"> </text:span><text:span text:style-name="T3">publications</text:span><text:span text:style-name="T98"> </text:span><text:span text:style-name="T3">at</text:span><text:span text:style-name="T98"> </text:span><text:a xlink:type="simple" xlink:href="https://op.europa.eu/en/web/general-publications/publications" text:style-name="ListLabel_20_193" text:visited-style-name="ListLabel_20_193"><text:span text:style-name="T142">op.europa.eu/en/publications</text:span></text:a><text:span text:style-name="T3">.</text:span><text:span text:style-name="T98"> </text:span><text:span text:style-name="T3">Multiple</text:span><text:span text:style-name="T98"> </text:span><text:span text:style-name="T3">copies</text:span><text:span text:style-name="T98"> </text:span><text:span text:style-name="T3">of</text:span><text:span text:style-name="T98"> </text:span><text:span text:style-name="T3">free</text:span><text:span text:style-name="T98"> </text:span><text:span text:style-name="T3">publications</text:span><text:span text:style-name="T98"> </text:span><text:span text:style-name="T3">can</text:span><text:span text:style-name="T98"> </text:span><text:span text:style-name="T3">be</text:span><text:span text:style-name="T98"> </text:span><text:span text:style-name="T3">obtained</text:span><text:span text:style-name="T98"> </text:span><text:span text:style-name="T3">by</text:span><text:span text:style-name="T98"> </text:span><text:span text:style-name="T3">contacting</text:span><text:span text:style-name="T98"> </text:span><text:span text:style-name="T3">Europe</text:span><text:span text:style-name="T98"> </text:span><text:span text:style-name="T3">Direct</text:span><text:span text:style-name="T98"> </text:span><text:span text:style-name="T3">or</text:span><text:span text:style-name="T98"> </text:span><text:span text:style-name="T3">your</text:span><text:span text:style-name="T98"> </text:span><text:span text:style-name="T3">local documentation centre (</text:span><text:a xlink:type="simple" xlink:href="https://european-union.europa.eu/contact-eu/meet-us_en" text:style-name="ListLabel_20_193" text:visited-style-name="ListLabel_20_193"><text:span text:style-name="T142">european-union.europa.eu/contact-eu/meet-us_en</text:span></text:a><text:span text:style-name="T3">).</text:span></text:p>
      <text:p text:style-name="Standard"><text:span text:style-name="T3">EU law and related documents</text:span></text:p>
      <text:p text:style-name="Standard"><text:span text:style-name="T3">For</text:span><text:span text:style-name="T98"> </text:span><text:span text:style-name="T3">access</text:span><text:span text:style-name="T62"> </text:span><text:span text:style-name="T3">to</text:span><text:span text:style-name="T62"> </text:span><text:span text:style-name="T3">legal</text:span><text:span text:style-name="T62"> </text:span><text:span text:style-name="T3">information</text:span><text:span text:style-name="T62"> </text:span><text:span text:style-name="T3">from</text:span><text:span text:style-name="T98"> </text:span><text:span text:style-name="T3">the</text:span><text:span text:style-name="T62"> </text:span><text:span text:style-name="T3">EU,</text:span><text:span text:style-name="T62"> </text:span><text:span text:style-name="T3">including</text:span><text:span text:style-name="T62"> </text:span><text:span text:style-name="T3">all</text:span><text:span text:style-name="T62"> </text:span><text:span text:style-name="T3">EU</text:span><text:span text:style-name="T62"> </text:span><text:span text:style-name="T3">law</text:span><text:span text:style-name="T98"> </text:span><text:span text:style-name="T3">since</text:span><text:span text:style-name="T62"> </text:span><text:span text:style-name="T3">1951</text:span><text:span text:style-name="T62"> </text:span><text:span text:style-name="T3">in</text:span><text:span text:style-name="T62"> </text:span><text:span text:style-name="T3">all</text:span><text:span text:style-name="T62"> </text:span><text:span text:style-name="T3">the</text:span><text:span text:style-name="T62"> </text:span><text:span text:style-name="T3">official</text:span><text:span text:style-name="T98"> </text:span><text:span text:style-name="T3">language</text:span><text:span text:style-name="T62"> </text:span><text:span text:style-name="T3">versions,</text:span><text:span text:style-name="T62"> </text:span><text:span text:style-name="T3">go</text:span><text:span text:style-name="T62"> </text:span><text:span text:style-name="T3">to</text:span><text:span text:style-name="T62"> </text:span><text:span text:style-name="T3">EUR-Lex</text:span><text:span text:style-name="T62"> </text:span><text:span text:style-name="T3">(</text:span><text:a xlink:type="simple" xlink:href="https://eur-lex.europa.eu/" text:style-name="ListLabel_20_193" text:visited-style-name="ListLabel_20_193"><text:span text:style-name="T142">eur-lex.europa.eu</text:span></text:a><text:span text:style-name="T62">).</text:span></text:p>
      <text:p text:style-name="Standard"><text:span text:style-name="T3">EU open data</text:span></text:p>
      <text:p text:style-name="Standard"><text:span text:style-name="T3">The</text:span><text:span text:style-name="T98"> </text:span><text:span text:style-name="T3">portal</text:span><text:span text:style-name="T98"> </text:span><text:a xlink:type="simple" xlink:href="https://data.europa.eu/en" text:style-name="ListLabel_20_193" text:visited-style-name="ListLabel_20_193"><text:span text:style-name="T142">data.europa.eu</text:span></text:a><text:span text:style-name="T146"> </text:span><text:span text:style-name="T3">provides</text:span><text:span text:style-name="T98"> </text:span><text:span text:style-name="T3">access</text:span><text:span text:style-name="T98"> </text:span><text:span text:style-name="T3">to</text:span><text:span text:style-name="T98"> </text:span><text:span text:style-name="T3">open</text:span><text:span text:style-name="T98"> </text:span><text:span text:style-name="T3">datasets</text:span><text:span text:style-name="T98"> </text:span><text:span text:style-name="T3">from</text:span><text:span text:style-name="T98"> </text:span><text:span text:style-name="T3">the</text:span><text:span text:style-name="T98"> </text:span><text:span text:style-name="T3">EU</text:span><text:span text:style-name="T98"> </text:span><text:span text:style-name="T3">institutions,</text:span><text:span text:style-name="T98"> </text:span><text:span text:style-name="T3">bodies</text:span><text:span text:style-name="T98"> </text:span><text:span text:style-name="T3">and</text:span><text:span text:style-name="T98"> </text:span><text:span text:style-name="T3">agencies.</text:span><text:span text:style-name="T98"> </text:span><text:span text:style-name="T3">These</text:span><text:span text:style-name="T98"> </text:span><text:span text:style-name="T3">can</text:span><text:span text:style-name="T98"> </text:span><text:span text:style-name="T3">be</text:span><text:span text:style-name="T98"> </text:span><text:span text:style-name="T3">downloaded</text:span><text:span text:style-name="T98"> </text:span><text:span text:style-name="T3">and</text:span><text:span text:style-name="T98"> </text:span><text:span text:style-name="T3">reused</text:span><text:span text:style-name="T98"> </text:span><text:span text:style-name="T3">for</text:span><text:span text:style-name="T98"> </text:span><text:span text:style-name="T3">free,</text:span><text:span text:style-name="T98"> </text:span><text:span text:style-name="T3">for</text:span><text:span text:style-name="T98"> </text:span><text:span text:style-name="T3">both</text:span><text:span text:style-name="T98"> </text:span><text:span text:style-name="T3">commercial and non-commercial purposes. The portal also provides access to a wealth of datasets from European countries.</text:span></text:p>
      <text:p text:style-name="P169"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2"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3</text:page-number></text:span></text:p>
        <text:p text:style-name="Footer"/>
      </style:footer>
    </style:master-page>
    <style:master-page style:name="Converted7" style:page-layout-name="Mpm3" draw:style-name="Mdp1">
      <style:header>
        <text:p text:style-name="MP1"><draw:custom-shape text:anchor-type="char" draw:z-index="23"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4</text:page-number></text:span></text:p>
        <text:p text:style-name="Footer"/>
      </style:footer>
    </style:master-page>
    <style:master-page style:name="Converted8" style:page-layout-name="Mpm4" draw:style-name="Mdp1">
      <style:header>
        <text:p text:style-name="MP1"><draw:custom-shape text:anchor-type="char" draw:z-index="25" draw:name="Textbox 1075"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26" draw:name="Textbox 109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6" draw:style-name="Mdp1">
      <style:header>
        <text:p text:style-name="MP1"><draw:custom-shape text:anchor-type="char" draw:z-index="28"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1" style:page-layout-name="Mpm3" draw:style-name="Mdp1">
      <style:header>
        <text:p text:style-name="MP1"><draw:custom-shape text:anchor-type="char" draw:z-index="29"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2" style:page-layout-name="Mpm4" draw:style-name="Mdp1">
      <style:header>
        <text:p text:style-name="MP1"><draw:custom-shape text:anchor-type="char" draw:z-index="31"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3"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3" style:page-layout-name="Mpm4" draw:style-name="Mdp1">
      <style:header>
        <text:p text:style-name="MP1"><draw:custom-shape text:anchor-type="char" draw:z-index="3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4" style:page-layout-name="Mpm3" draw:style-name="Mdp1">
      <style:header>
        <text:p text:style-name="MP1"><draw:custom-shape text:anchor-type="char" draw:z-index="39"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5"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dc:creator>Gorissen, P.J.B. (Pierre)</dc:creator>
    <meta:editing-cycles>4</meta:editing-cycles>
    <meta:creation-date>2026-01-08T18:17:00</meta:creation-date>
    <dc:date>2026-01-08T21:33:00</dc:date>
    <meta:editing-duration>PT10M</meta:editing-duration>
    <meta:generator>LibreOffice/25.2.3.2$Windows_x86 LibreOffice_project/bbb074479178df812d175f709636b368952c2ce3</meta:generator>
    <meta:document-statistic meta:table-count="10" meta:image-count="1" meta:object-count="0" meta:page-count="39" meta:paragraph-count="596" meta:word-count="15573" meta:character-count="104182" meta:non-whitespace-character-count="89228"/>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